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%time</text:p>
          </table:table-cell>
          <table:table-cell office:value-type="string" calcext:value-type="string">
            <text:p>field.header.seq</text:p>
          </table:table-cell>
          <table:table-cell office:value-type="string" calcext:value-type="string">
            <text:p>field.header.stamp</text:p>
          </table:table-cell>
          <table:table-cell office:value-type="string" calcext:value-type="string">
            <text:p>field.header.frame_id</text:p>
          </table:table-cell>
          <table:table-cell office:value-type="string" calcext:value-type="string">
            <text:p>field.speed</text:p>
          </table:table-cell>
          <table:table-cell table:style-name="Default" office:value-type="string" calcext:value-type="string">
            <text:p>field.vx</text:p>
          </table:table-cell>
          <table:table-cell table:style-name="Default" office:value-type="string" calcext:value-type="string">
            <text:p>field.vy</text:p>
          </table:table-cell>
          <table:table-cell office:value-type="string" calcext:value-type="string">
            <text:p>field.vz</text:p>
          </table:table-cell>
        </table:table-row>
        <table:table-row table:style-name="ro1">
          <table:table-cell/>
          <table:table-cell office:value-type="float" office:value="1.57293030002741E+018" calcext:value-type="float">
            <text:p>1.57293030002741E+018</text:p>
          </table:table-cell>
          <table:table-cell office:value-type="float" office:value="6844" calcext:value-type="float">
            <text:p>6844</text:p>
          </table:table-cell>
          <table:table-cell office:value-type="float" office:value="1.57293029997366E+018" calcext:value-type="float">
            <text:p>1.57293029997366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599999984843" calcext:value-type="float">
            <text:p>-6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0082E+018" calcext:value-type="float">
            <text:p>1.572930300082E+018</text:p>
          </table:table-cell>
          <table:table-cell office:value-type="float" office:value="6845" calcext:value-type="float">
            <text:p>6845</text:p>
          </table:table-cell>
          <table:table-cell office:value-type="float" office:value="1.57293030002765E+018" calcext:value-type="float">
            <text:p>1.5729303000276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013543E+018" calcext:value-type="float">
            <text:p>1.57293030013543E+018</text:p>
          </table:table-cell>
          <table:table-cell office:value-type="float" office:value="6846" calcext:value-type="float">
            <text:p>6846</text:p>
          </table:table-cell>
          <table:table-cell office:value-type="float" office:value="1.57293030008126E+018" calcext:value-type="float">
            <text:p>1.5729303000812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018905E+018" calcext:value-type="float">
            <text:p>1.57293030018905E+018</text:p>
          </table:table-cell>
          <table:table-cell office:value-type="float" office:value="6847" calcext:value-type="float">
            <text:p>6847</text:p>
          </table:table-cell>
          <table:table-cell office:value-type="float" office:value="1.57293030013461E+018" calcext:value-type="float">
            <text:p>1.5729303001346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024153E+018" calcext:value-type="float">
            <text:p>1.57293030024153E+018</text:p>
          </table:table-cell>
          <table:table-cell office:value-type="float" office:value="6848" calcext:value-type="float">
            <text:p>6848</text:p>
          </table:table-cell>
          <table:table-cell office:value-type="float" office:value="1.57293030018831E+018" calcext:value-type="float">
            <text:p>1.5729303001883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029467E+018" calcext:value-type="float">
            <text:p>1.57293030029467E+018</text:p>
          </table:table-cell>
          <table:table-cell office:value-type="float" office:value="6849" calcext:value-type="float">
            <text:p>6849</text:p>
          </table:table-cell>
          <table:table-cell office:value-type="float" office:value="1.5729303002411E+018" calcext:value-type="float">
            <text:p>1.572930300241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039884E+018" calcext:value-type="float">
            <text:p>1.57293030039884E+018</text:p>
          </table:table-cell>
          <table:table-cell office:value-type="float" office:value="6850" calcext:value-type="float">
            <text:p>6850</text:p>
          </table:table-cell>
          <table:table-cell office:value-type="float" office:value="1.57293030029466E+018" calcext:value-type="float">
            <text:p>1.5729303002946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045156E+018" calcext:value-type="float">
            <text:p>1.57293030045156E+018</text:p>
          </table:table-cell>
          <table:table-cell office:value-type="float" office:value="6851" calcext:value-type="float">
            <text:p>6851</text:p>
          </table:table-cell>
          <table:table-cell office:value-type="float" office:value="1.57293030039846E+018" calcext:value-type="float">
            <text:p>1.5729303003984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050456E+018" calcext:value-type="float">
            <text:p>1.57293030050456E+018</text:p>
          </table:table-cell>
          <table:table-cell office:value-type="float" office:value="6852" calcext:value-type="float">
            <text:p>6852</text:p>
          </table:table-cell>
          <table:table-cell office:value-type="float" office:value="1.57293030045104E+018" calcext:value-type="float">
            <text:p>1.5729303004510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055756E+018" calcext:value-type="float">
            <text:p>1.57293030055756E+018</text:p>
          </table:table-cell>
          <table:table-cell office:value-type="float" office:value="6853" calcext:value-type="float">
            <text:p>6853</text:p>
          </table:table-cell>
          <table:table-cell office:value-type="float" office:value="1.57293030050415E+018" calcext:value-type="float">
            <text:p>1.5729303005041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061081E+018" calcext:value-type="float">
            <text:p>1.57293030061081E+018</text:p>
          </table:table-cell>
          <table:table-cell office:value-type="float" office:value="6854" calcext:value-type="float">
            <text:p>6854</text:p>
          </table:table-cell>
          <table:table-cell office:value-type="float" office:value="1.57293030055787E+018" calcext:value-type="float">
            <text:p>1.5729303005578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066486E+018" calcext:value-type="float">
            <text:p>1.57293030066486E+018</text:p>
          </table:table-cell>
          <table:table-cell office:value-type="float" office:value="6855" calcext:value-type="float">
            <text:p>6855</text:p>
          </table:table-cell>
          <table:table-cell office:value-type="float" office:value="1.57293030061035E+018" calcext:value-type="float">
            <text:p>1.5729303006103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071785E+018" calcext:value-type="float">
            <text:p>1.57293030071785E+018</text:p>
          </table:table-cell>
          <table:table-cell office:value-type="float" office:value="6856" calcext:value-type="float">
            <text:p>6856</text:p>
          </table:table-cell>
          <table:table-cell office:value-type="float" office:value="1.57293030066595E+018" calcext:value-type="float">
            <text:p>1.572930300665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076987E+018" calcext:value-type="float">
            <text:p>1.57293030076987E+018</text:p>
          </table:table-cell>
          <table:table-cell office:value-type="float" office:value="6857" calcext:value-type="float">
            <text:p>6857</text:p>
          </table:table-cell>
          <table:table-cell office:value-type="float" office:value="1.57293030071761E+018" calcext:value-type="float">
            <text:p>1.572930300717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082361E+018" calcext:value-type="float">
            <text:p>1.57293030082361E+018</text:p>
          </table:table-cell>
          <table:table-cell office:value-type="float" office:value="6858" calcext:value-type="float">
            <text:p>6858</text:p>
          </table:table-cell>
          <table:table-cell office:value-type="float" office:value="1.57293030076992E+018" calcext:value-type="float">
            <text:p>1.5729303007699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087772E+018" calcext:value-type="float">
            <text:p>1.57293030087772E+018</text:p>
          </table:table-cell>
          <table:table-cell office:value-type="float" office:value="6859" calcext:value-type="float">
            <text:p>6859</text:p>
          </table:table-cell>
          <table:table-cell office:value-type="float" office:value="1.57293030082373E+018" calcext:value-type="float">
            <text:p>1.5729303008237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093227E+018" calcext:value-type="float">
            <text:p>1.57293030093227E+018</text:p>
          </table:table-cell>
          <table:table-cell office:value-type="float" office:value="6860" calcext:value-type="float">
            <text:p>6860</text:p>
          </table:table-cell>
          <table:table-cell office:value-type="float" office:value="1.57293030087784E+018" calcext:value-type="float">
            <text:p>1.5729303008778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098565E+018" calcext:value-type="float">
            <text:p>1.57293030098565E+018</text:p>
          </table:table-cell>
          <table:table-cell office:value-type="float" office:value="6861" calcext:value-type="float">
            <text:p>6861</text:p>
          </table:table-cell>
          <table:table-cell office:value-type="float" office:value="1.57293030093131E+018" calcext:value-type="float">
            <text:p>1.5729303009313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103897E+018" calcext:value-type="float">
            <text:p>1.57293030103897E+018</text:p>
          </table:table-cell>
          <table:table-cell office:value-type="float" office:value="6862" calcext:value-type="float">
            <text:p>6862</text:p>
          </table:table-cell>
          <table:table-cell office:value-type="float" office:value="1.57293030098492E+018" calcext:value-type="float">
            <text:p>1.5729303009849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10926E+018" calcext:value-type="float">
            <text:p>1.5729303010926E+018</text:p>
          </table:table-cell>
          <table:table-cell office:value-type="float" office:value="6863" calcext:value-type="float">
            <text:p>6863</text:p>
          </table:table-cell>
          <table:table-cell office:value-type="float" office:value="1.57293030103864E+018" calcext:value-type="float">
            <text:p>1.5729303010386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119649E+018" calcext:value-type="float">
            <text:p>1.57293030119649E+018</text:p>
          </table:table-cell>
          <table:table-cell office:value-type="float" office:value="6864" calcext:value-type="float">
            <text:p>6864</text:p>
          </table:table-cell>
          <table:table-cell office:value-type="float" office:value="1.57293030109258E+018" calcext:value-type="float">
            <text:p>1.5729303010925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125025E+018" calcext:value-type="float">
            <text:p>1.57293030125025E+018</text:p>
          </table:table-cell>
          <table:table-cell office:value-type="float" office:value="6865" calcext:value-type="float">
            <text:p>6865</text:p>
          </table:table-cell>
          <table:table-cell office:value-type="float" office:value="1.57293030119613E+018" calcext:value-type="float">
            <text:p>1.5729303011961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130469E+018" calcext:value-type="float">
            <text:p>1.57293030130469E+018</text:p>
          </table:table-cell>
          <table:table-cell office:value-type="float" office:value="6866" calcext:value-type="float">
            <text:p>6866</text:p>
          </table:table-cell>
          <table:table-cell office:value-type="float" office:value="1.57293030125024E+018" calcext:value-type="float">
            <text:p>1.5729303012502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135772E+018" calcext:value-type="float">
            <text:p>1.57293030135772E+018</text:p>
          </table:table-cell>
          <table:table-cell office:value-type="float" office:value="6867" calcext:value-type="float">
            <text:p>6867</text:p>
          </table:table-cell>
          <table:table-cell office:value-type="float" office:value="1.57293030130401E+018" calcext:value-type="float">
            <text:p>1.5729303013040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141246E+018" calcext:value-type="float">
            <text:p>1.57293030141246E+018</text:p>
          </table:table-cell>
          <table:table-cell office:value-type="float" office:value="6868" calcext:value-type="float">
            <text:p>6868</text:p>
          </table:table-cell>
          <table:table-cell office:value-type="float" office:value="1.57293030135776E+018" calcext:value-type="float">
            <text:p>1.57293030135776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499999987369" calcext:value-type="float">
            <text:p>5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146695E+018" calcext:value-type="float">
            <text:p>1.57293030146695E+018</text:p>
          </table:table-cell>
          <table:table-cell office:value-type="float" office:value="6869" calcext:value-type="float">
            <text:p>6869</text:p>
          </table:table-cell>
          <table:table-cell office:value-type="float" office:value="1.57293030141261E+018" calcext:value-type="float">
            <text:p>1.5729303014126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152019E+018" calcext:value-type="float">
            <text:p>1.57293030152019E+018</text:p>
          </table:table-cell>
          <table:table-cell office:value-type="float" office:value="6870" calcext:value-type="float">
            <text:p>6870</text:p>
          </table:table-cell>
          <table:table-cell office:value-type="float" office:value="1.57293030146653E+018" calcext:value-type="float">
            <text:p>1.5729303014665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15748E+018" calcext:value-type="float">
            <text:p>1.5729303015748E+018</text:p>
          </table:table-cell>
          <table:table-cell office:value-type="float" office:value="6871" calcext:value-type="float">
            <text:p>6871</text:p>
          </table:table-cell>
          <table:table-cell office:value-type="float" office:value="1.57293030152052E+018" calcext:value-type="float">
            <text:p>1.5729303015205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167966E+018" calcext:value-type="float">
            <text:p>1.57293030167966E+018</text:p>
          </table:table-cell>
          <table:table-cell office:value-type="float" office:value="6872" calcext:value-type="float">
            <text:p>6872</text:p>
          </table:table-cell>
          <table:table-cell office:value-type="float" office:value="1.57293030157459E+018" calcext:value-type="float">
            <text:p>1.5729303015745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173114E+018" calcext:value-type="float">
            <text:p>1.57293030173114E+018</text:p>
          </table:table-cell>
          <table:table-cell office:value-type="float" office:value="6873" calcext:value-type="float">
            <text:p>6873</text:p>
          </table:table-cell>
          <table:table-cell office:value-type="float" office:value="1.57293030167976E+018" calcext:value-type="float">
            <text:p>1.5729303016797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178497E+018" calcext:value-type="float">
            <text:p>1.57293030178497E+018</text:p>
          </table:table-cell>
          <table:table-cell office:value-type="float" office:value="6874" calcext:value-type="float">
            <text:p>6874</text:p>
          </table:table-cell>
          <table:table-cell office:value-type="float" office:value="1.57293030173114E+018" calcext:value-type="float">
            <text:p>1.5729303017311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183869E+018" calcext:value-type="float">
            <text:p>1.57293030183869E+018</text:p>
          </table:table-cell>
          <table:table-cell office:value-type="float" office:value="6875" calcext:value-type="float">
            <text:p>6875</text:p>
          </table:table-cell>
          <table:table-cell office:value-type="float" office:value="1.57293030178495E+018" calcext:value-type="float">
            <text:p>1.572930301784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189325E+018" calcext:value-type="float">
            <text:p>1.57293030189325E+018</text:p>
          </table:table-cell>
          <table:table-cell office:value-type="float" office:value="6876" calcext:value-type="float">
            <text:p>6876</text:p>
          </table:table-cell>
          <table:table-cell office:value-type="float" office:value="1.5729303018387E+018" calcext:value-type="float">
            <text:p>1.572930301838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19462E+018" calcext:value-type="float">
            <text:p>1.5729303019462E+018</text:p>
          </table:table-cell>
          <table:table-cell office:value-type="float" office:value="6877" calcext:value-type="float">
            <text:p>6877</text:p>
          </table:table-cell>
          <table:table-cell office:value-type="float" office:value="1.57293030189263E+018" calcext:value-type="float">
            <text:p>1.5729303018926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200046E+018" calcext:value-type="float">
            <text:p>1.57293030200046E+018</text:p>
          </table:table-cell>
          <table:table-cell office:value-type="float" office:value="6878" calcext:value-type="float">
            <text:p>6878</text:p>
          </table:table-cell>
          <table:table-cell office:value-type="float" office:value="1.57293030194644E+018" calcext:value-type="float">
            <text:p>1.5729303019464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205413E+018" calcext:value-type="float">
            <text:p>1.57293030205413E+018</text:p>
          </table:table-cell>
          <table:table-cell office:value-type="float" office:value="6879" calcext:value-type="float">
            <text:p>6879</text:p>
          </table:table-cell>
          <table:table-cell office:value-type="float" office:value="1.57293030200052E+018" calcext:value-type="float">
            <text:p>1.5729303020005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210856E+018" calcext:value-type="float">
            <text:p>1.57293030210856E+018</text:p>
          </table:table-cell>
          <table:table-cell office:value-type="float" office:value="6880" calcext:value-type="float">
            <text:p>6880</text:p>
          </table:table-cell>
          <table:table-cell office:value-type="float" office:value="1.57293030205428E+018" calcext:value-type="float">
            <text:p>1.5729303020542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221082E+018" calcext:value-type="float">
            <text:p>1.57293030221082E+018</text:p>
          </table:table-cell>
          <table:table-cell office:value-type="float" office:value="6881" calcext:value-type="float">
            <text:p>6881</text:p>
          </table:table-cell>
          <table:table-cell office:value-type="float" office:value="1.57293030210784E+018" calcext:value-type="float">
            <text:p>1.5729303021078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226502E+018" calcext:value-type="float">
            <text:p>1.57293030226502E+018</text:p>
          </table:table-cell>
          <table:table-cell office:value-type="float" office:value="6882" calcext:value-type="float">
            <text:p>6882</text:p>
          </table:table-cell>
          <table:table-cell office:value-type="float" office:value="1.57293030221022E+018" calcext:value-type="float">
            <text:p>1.5729303022102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231843E+018" calcext:value-type="float">
            <text:p>1.57293030231843E+018</text:p>
          </table:table-cell>
          <table:table-cell office:value-type="float" office:value="6883" calcext:value-type="float">
            <text:p>6883</text:p>
          </table:table-cell>
          <table:table-cell office:value-type="float" office:value="1.57293030226438E+018" calcext:value-type="float">
            <text:p>1.5729303022643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237143E+018" calcext:value-type="float">
            <text:p>1.57293030237143E+018</text:p>
          </table:table-cell>
          <table:table-cell office:value-type="float" office:value="6884" calcext:value-type="float">
            <text:p>6884</text:p>
          </table:table-cell>
          <table:table-cell office:value-type="float" office:value="1.57293030231799E+018" calcext:value-type="float">
            <text:p>1.5729303023179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24253E+018" calcext:value-type="float">
            <text:p>1.5729303024253E+018</text:p>
          </table:table-cell>
          <table:table-cell office:value-type="float" office:value="6885" calcext:value-type="float">
            <text:p>6885</text:p>
          </table:table-cell>
          <table:table-cell office:value-type="float" office:value="1.57293030237155E+018" calcext:value-type="float">
            <text:p>1.572930302371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24795E+018" calcext:value-type="float">
            <text:p>1.5729303024795E+018</text:p>
          </table:table-cell>
          <table:table-cell office:value-type="float" office:value="6886" calcext:value-type="float">
            <text:p>6886</text:p>
          </table:table-cell>
          <table:table-cell office:value-type="float" office:value="1.57293030242531E+018" calcext:value-type="float">
            <text:p>1.572930302425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253271E+018" calcext:value-type="float">
            <text:p>1.57293030253271E+018</text:p>
          </table:table-cell>
          <table:table-cell office:value-type="float" office:value="6887" calcext:value-type="float">
            <text:p>6887</text:p>
          </table:table-cell>
          <table:table-cell office:value-type="float" office:value="1.57293030247861E+018" calcext:value-type="float">
            <text:p>1.5729303024786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25881E+018" calcext:value-type="float">
            <text:p>1.5729303025881E+018</text:p>
          </table:table-cell>
          <table:table-cell office:value-type="float" office:value="6888" calcext:value-type="float">
            <text:p>6888</text:p>
          </table:table-cell>
          <table:table-cell office:value-type="float" office:value="1.57293030253229E+018" calcext:value-type="float">
            <text:p>1.5729303025322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264095E+018" calcext:value-type="float">
            <text:p>1.57293030264095E+018</text:p>
          </table:table-cell>
          <table:table-cell office:value-type="float" office:value="6889" calcext:value-type="float">
            <text:p>6889</text:p>
          </table:table-cell>
          <table:table-cell office:value-type="float" office:value="1.57293030258734E+018" calcext:value-type="float">
            <text:p>1.5729303025873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274499E+018" calcext:value-type="float">
            <text:p>1.57293030274499E+018</text:p>
          </table:table-cell>
          <table:table-cell office:value-type="float" office:value="6890" calcext:value-type="float">
            <text:p>6890</text:p>
          </table:table-cell>
          <table:table-cell office:value-type="float" office:value="1.57293030264134E+018" calcext:value-type="float">
            <text:p>1.5729303026413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279846E+018" calcext:value-type="float">
            <text:p>1.57293030279846E+018</text:p>
          </table:table-cell>
          <table:table-cell office:value-type="float" office:value="6891" calcext:value-type="float">
            <text:p>6891</text:p>
          </table:table-cell>
          <table:table-cell office:value-type="float" office:value="1.57293030274516E+018" calcext:value-type="float">
            <text:p>1.5729303027451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285181E+018" calcext:value-type="float">
            <text:p>1.57293030285181E+018</text:p>
          </table:table-cell>
          <table:table-cell office:value-type="float" office:value="6892" calcext:value-type="float">
            <text:p>6892</text:p>
          </table:table-cell>
          <table:table-cell office:value-type="float" office:value="1.57293030279784E+018" calcext:value-type="float">
            <text:p>1.5729303027978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290537E+018" calcext:value-type="float">
            <text:p>1.57293030290537E+018</text:p>
          </table:table-cell>
          <table:table-cell office:value-type="float" office:value="6893" calcext:value-type="float">
            <text:p>6893</text:p>
          </table:table-cell>
          <table:table-cell office:value-type="float" office:value="1.57293030285144E+018" calcext:value-type="float">
            <text:p>1.5729303028514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295932E+018" calcext:value-type="float">
            <text:p>1.57293030295932E+018</text:p>
          </table:table-cell>
          <table:table-cell office:value-type="float" office:value="6894" calcext:value-type="float">
            <text:p>6894</text:p>
          </table:table-cell>
          <table:table-cell office:value-type="float" office:value="1.57293030290551E+018" calcext:value-type="float">
            <text:p>1.5729303029055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301131E+018" calcext:value-type="float">
            <text:p>1.57293030301131E+018</text:p>
          </table:table-cell>
          <table:table-cell office:value-type="float" office:value="6895" calcext:value-type="float">
            <text:p>6895</text:p>
          </table:table-cell>
          <table:table-cell office:value-type="float" office:value="1.57293030295938E+018" calcext:value-type="float">
            <text:p>1.5729303029593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306402E+018" calcext:value-type="float">
            <text:p>1.57293030306402E+018</text:p>
          </table:table-cell>
          <table:table-cell office:value-type="float" office:value="6896" calcext:value-type="float">
            <text:p>6896</text:p>
          </table:table-cell>
          <table:table-cell office:value-type="float" office:value="1.5729303030113E+018" calcext:value-type="float">
            <text:p>1.5729303030113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311686E+018" calcext:value-type="float">
            <text:p>1.57293030311686E+018</text:p>
          </table:table-cell>
          <table:table-cell office:value-type="float" office:value="6897" calcext:value-type="float">
            <text:p>6897</text:p>
          </table:table-cell>
          <table:table-cell office:value-type="float" office:value="1.57293030306375E+018" calcext:value-type="float">
            <text:p>1.5729303030637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317003E+018" calcext:value-type="float">
            <text:p>1.57293030317003E+018</text:p>
          </table:table-cell>
          <table:table-cell office:value-type="float" office:value="6898" calcext:value-type="float">
            <text:p>6898</text:p>
          </table:table-cell>
          <table:table-cell office:value-type="float" office:value="1.57293030311644E+018" calcext:value-type="float">
            <text:p>1.5729303031164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327461E+018" calcext:value-type="float">
            <text:p>1.57293030327461E+018</text:p>
          </table:table-cell>
          <table:table-cell office:value-type="float" office:value="6899" calcext:value-type="float">
            <text:p>6899</text:p>
          </table:table-cell>
          <table:table-cell office:value-type="float" office:value="1.57293030317025E+018" calcext:value-type="float">
            <text:p>1.5729303031702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332863E+018" calcext:value-type="float">
            <text:p>1.57293030332863E+018</text:p>
          </table:table-cell>
          <table:table-cell office:value-type="float" office:value="6900" calcext:value-type="float">
            <text:p>6900</text:p>
          </table:table-cell>
          <table:table-cell office:value-type="float" office:value="1.57293030327442E+018" calcext:value-type="float">
            <text:p>1.5729303032744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338242E+018" calcext:value-type="float">
            <text:p>1.57293030338242E+018</text:p>
          </table:table-cell>
          <table:table-cell office:value-type="float" office:value="6901" calcext:value-type="float">
            <text:p>6901</text:p>
          </table:table-cell>
          <table:table-cell office:value-type="float" office:value="1.57293030332799E+018" calcext:value-type="float">
            <text:p>1.5729303033279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343438E+018" calcext:value-type="float">
            <text:p>1.57293030343438E+018</text:p>
          </table:table-cell>
          <table:table-cell office:value-type="float" office:value="6902" calcext:value-type="float">
            <text:p>6902</text:p>
          </table:table-cell>
          <table:table-cell office:value-type="float" office:value="1.57293030338183E+018" calcext:value-type="float">
            <text:p>1.572930303381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348791E+018" calcext:value-type="float">
            <text:p>1.57293030348791E+018</text:p>
          </table:table-cell>
          <table:table-cell office:value-type="float" office:value="6903" calcext:value-type="float">
            <text:p>6903</text:p>
          </table:table-cell>
          <table:table-cell office:value-type="float" office:value="1.5729303034346E+018" calcext:value-type="float">
            <text:p>1.57293030343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354129E+018" calcext:value-type="float">
            <text:p>1.57293030354129E+018</text:p>
          </table:table-cell>
          <table:table-cell office:value-type="float" office:value="6904" calcext:value-type="float">
            <text:p>6904</text:p>
          </table:table-cell>
          <table:table-cell office:value-type="float" office:value="1.5729303034872E+018" calcext:value-type="float">
            <text:p>1.5729303034872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359337E+018" calcext:value-type="float">
            <text:p>1.57293030359337E+018</text:p>
          </table:table-cell>
          <table:table-cell office:value-type="float" office:value="6905" calcext:value-type="float">
            <text:p>6905</text:p>
          </table:table-cell>
          <table:table-cell office:value-type="float" office:value="1.5729303035407E+018" calcext:value-type="float">
            <text:p>1.572930303540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364637E+018" calcext:value-type="float">
            <text:p>1.57293030364637E+018</text:p>
          </table:table-cell>
          <table:table-cell office:value-type="float" office:value="6906" calcext:value-type="float">
            <text:p>6906</text:p>
          </table:table-cell>
          <table:table-cell office:value-type="float" office:value="1.57293030359339E+018" calcext:value-type="float">
            <text:p>1.5729303035933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370001E+018" calcext:value-type="float">
            <text:p>1.57293030370001E+018</text:p>
          </table:table-cell>
          <table:table-cell office:value-type="float" office:value="6907" calcext:value-type="float">
            <text:p>6907</text:p>
          </table:table-cell>
          <table:table-cell office:value-type="float" office:value="1.57293030364595E+018" calcext:value-type="float">
            <text:p>1.572930303645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375505E+018" calcext:value-type="float">
            <text:p>1.57293030375505E+018</text:p>
          </table:table-cell>
          <table:table-cell office:value-type="float" office:value="6908" calcext:value-type="float">
            <text:p>6908</text:p>
          </table:table-cell>
          <table:table-cell office:value-type="float" office:value="1.57293030369923E+018" calcext:value-type="float">
            <text:p>1.5729303036992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380782E+018" calcext:value-type="float">
            <text:p>1.57293030380782E+018</text:p>
          </table:table-cell>
          <table:table-cell office:value-type="float" office:value="6909" calcext:value-type="float">
            <text:p>6909</text:p>
          </table:table-cell>
          <table:table-cell office:value-type="float" office:value="1.57293030375468E+018" calcext:value-type="float">
            <text:p>1.5729303037546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386037E+018" calcext:value-type="float">
            <text:p>1.57293030386037E+018</text:p>
          </table:table-cell>
          <table:table-cell office:value-type="float" office:value="6910" calcext:value-type="float">
            <text:p>6910</text:p>
          </table:table-cell>
          <table:table-cell office:value-type="float" office:value="1.57293030380778E+018" calcext:value-type="float">
            <text:p>1.5729303038077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391477E+018" calcext:value-type="float">
            <text:p>1.57293030391477E+018</text:p>
          </table:table-cell>
          <table:table-cell office:value-type="float" office:value="6911" calcext:value-type="float">
            <text:p>6911</text:p>
          </table:table-cell>
          <table:table-cell office:value-type="float" office:value="1.57293030386051E+018" calcext:value-type="float">
            <text:p>1.5729303038605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402019E+018" calcext:value-type="float">
            <text:p>1.57293030402019E+018</text:p>
          </table:table-cell>
          <table:table-cell office:value-type="float" office:value="6912" calcext:value-type="float">
            <text:p>6912</text:p>
          </table:table-cell>
          <table:table-cell office:value-type="float" office:value="1.57293030391413E+018" calcext:value-type="float">
            <text:p>1.5729303039141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407305E+018" calcext:value-type="float">
            <text:p>1.57293030407305E+018</text:p>
          </table:table-cell>
          <table:table-cell office:value-type="float" office:value="6913" calcext:value-type="float">
            <text:p>6913</text:p>
          </table:table-cell>
          <table:table-cell office:value-type="float" office:value="1.57293030401947E+018" calcext:value-type="float">
            <text:p>1.5729303040194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412755E+018" calcext:value-type="float">
            <text:p>1.57293030412755E+018</text:p>
          </table:table-cell>
          <table:table-cell office:value-type="float" office:value="6914" calcext:value-type="float">
            <text:p>6914</text:p>
          </table:table-cell>
          <table:table-cell office:value-type="float" office:value="1.57293030407317E+018" calcext:value-type="float">
            <text:p>1.5729303040731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418326E+018" calcext:value-type="float">
            <text:p>1.57293030418326E+018</text:p>
          </table:table-cell>
          <table:table-cell office:value-type="float" office:value="6915" calcext:value-type="float">
            <text:p>6915</text:p>
          </table:table-cell>
          <table:table-cell office:value-type="float" office:value="1.57293030412738E+018" calcext:value-type="float">
            <text:p>1.5729303041273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423533E+018" calcext:value-type="float">
            <text:p>1.57293030423533E+018</text:p>
          </table:table-cell>
          <table:table-cell office:value-type="float" office:value="6916" calcext:value-type="float">
            <text:p>6916</text:p>
          </table:table-cell>
          <table:table-cell office:value-type="float" office:value="1.57293030418214E+018" calcext:value-type="float">
            <text:p>1.5729303041821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428783E+018" calcext:value-type="float">
            <text:p>1.57293030428783E+018</text:p>
          </table:table-cell>
          <table:table-cell office:value-type="float" office:value="6917" calcext:value-type="float">
            <text:p>6917</text:p>
          </table:table-cell>
          <table:table-cell office:value-type="float" office:value="1.57293030423476E+018" calcext:value-type="float">
            <text:p>1.5729303042347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434171E+018" calcext:value-type="float">
            <text:p>1.57293030434171E+018</text:p>
          </table:table-cell>
          <table:table-cell office:value-type="float" office:value="6918" calcext:value-type="float">
            <text:p>6918</text:p>
          </table:table-cell>
          <table:table-cell office:value-type="float" office:value="1.572930304288E+018" calcext:value-type="float">
            <text:p>1.57293030428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439603E+018" calcext:value-type="float">
            <text:p>1.57293030439603E+018</text:p>
          </table:table-cell>
          <table:table-cell office:value-type="float" office:value="6919" calcext:value-type="float">
            <text:p>6919</text:p>
          </table:table-cell>
          <table:table-cell office:value-type="float" office:value="1.57293030434187E+018" calcext:value-type="float">
            <text:p>1.5729303043418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444977E+018" calcext:value-type="float">
            <text:p>1.57293030444977E+018</text:p>
          </table:table-cell>
          <table:table-cell office:value-type="float" office:value="6920" calcext:value-type="float">
            <text:p>6920</text:p>
          </table:table-cell>
          <table:table-cell office:value-type="float" office:value="1.57293030439605E+018" calcext:value-type="float">
            <text:p>1.5729303043960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450397E+018" calcext:value-type="float">
            <text:p>1.57293030450397E+018</text:p>
          </table:table-cell>
          <table:table-cell office:value-type="float" office:value="6921" calcext:value-type="float">
            <text:p>6921</text:p>
          </table:table-cell>
          <table:table-cell office:value-type="float" office:value="1.57293030445005E+018" calcext:value-type="float">
            <text:p>1.5729303044500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455655E+018" calcext:value-type="float">
            <text:p>1.57293030455655E+018</text:p>
          </table:table-cell>
          <table:table-cell office:value-type="float" office:value="6922" calcext:value-type="float">
            <text:p>6922</text:p>
          </table:table-cell>
          <table:table-cell office:value-type="float" office:value="1.57293030450402E+018" calcext:value-type="float">
            <text:p>1.5729303045040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460991E+018" calcext:value-type="float">
            <text:p>1.57293030460991E+018</text:p>
          </table:table-cell>
          <table:table-cell office:value-type="float" office:value="6923" calcext:value-type="float">
            <text:p>6923</text:p>
          </table:table-cell>
          <table:table-cell office:value-type="float" office:value="1.57293030455595E+018" calcext:value-type="float">
            <text:p>1.572930304555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/>
          <table:table-cell office:value-type="float" office:value="1.57293030466392E+018" calcext:value-type="float">
            <text:p>1.57293030466392E+018</text:p>
          </table:table-cell>
          <table:table-cell office:value-type="float" office:value="6924" calcext:value-type="float">
            <text:p>6924</text:p>
          </table:table-cell>
          <table:table-cell office:value-type="float" office:value="1.57293030460936E+018" calcext:value-type="float">
            <text:p>1.5729303046093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471858E+018" calcext:value-type="float">
            <text:p>1.57293030471858E+018</text:p>
          </table:table-cell>
          <table:table-cell office:value-type="float" office:value="6925" calcext:value-type="float">
            <text:p>6925</text:p>
          </table:table-cell>
          <table:table-cell office:value-type="float" office:value="1.57293030466294E+018" calcext:value-type="float">
            <text:p>1.5729303046629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477029E+018" calcext:value-type="float">
            <text:p>1.57293030477029E+018</text:p>
          </table:table-cell>
          <table:table-cell office:value-type="float" office:value="6926" calcext:value-type="float">
            <text:p>6926</text:p>
          </table:table-cell>
          <table:table-cell office:value-type="float" office:value="1.57293030471771E+018" calcext:value-type="float">
            <text:p>1.5729303047177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48226E+018" calcext:value-type="float">
            <text:p>1.5729303048226E+018</text:p>
          </table:table-cell>
          <table:table-cell office:value-type="float" office:value="6927" calcext:value-type="float">
            <text:p>6927</text:p>
          </table:table-cell>
          <table:table-cell office:value-type="float" office:value="1.57293030476987E+018" calcext:value-type="float">
            <text:p>1.5729303047698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487591E+018" calcext:value-type="float">
            <text:p>1.57293030487591E+018</text:p>
          </table:table-cell>
          <table:table-cell office:value-type="float" office:value="6928" calcext:value-type="float">
            <text:p>6928</text:p>
          </table:table-cell>
          <table:table-cell office:value-type="float" office:value="1.57293030482208E+018" calcext:value-type="float">
            <text:p>1.5729303048220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299999992421" calcext:value-type="float">
            <text:p>-3.00E-05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497994E+018" calcext:value-type="float">
            <text:p>1.57293030497994E+018</text:p>
          </table:table-cell>
          <table:table-cell office:value-type="float" office:value="6929" calcext:value-type="float">
            <text:p>6929</text:p>
          </table:table-cell>
          <table:table-cell office:value-type="float" office:value="1.57293030487583E+018" calcext:value-type="float">
            <text:p>1.572930304875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508455E+018" calcext:value-type="float">
            <text:p>1.57293030508455E+018</text:p>
          </table:table-cell>
          <table:table-cell office:value-type="float" office:value="6930" calcext:value-type="float">
            <text:p>6930</text:p>
          </table:table-cell>
          <table:table-cell office:value-type="float" office:value="1.57293030498006E+018" calcext:value-type="float">
            <text:p>1.5729303049800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513725E+018" calcext:value-type="float">
            <text:p>1.57293030513725E+018</text:p>
          </table:table-cell>
          <table:table-cell office:value-type="float" office:value="6931" calcext:value-type="float">
            <text:p>6931</text:p>
          </table:table-cell>
          <table:table-cell office:value-type="float" office:value="1.57293030508379E+018" calcext:value-type="float">
            <text:p>1.5729303050837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519099E+018" calcext:value-type="float">
            <text:p>1.57293030519099E+018</text:p>
          </table:table-cell>
          <table:table-cell office:value-type="float" office:value="6932" calcext:value-type="float">
            <text:p>6932</text:p>
          </table:table-cell>
          <table:table-cell office:value-type="float" office:value="1.57293030513659E+018" calcext:value-type="float">
            <text:p>1.5729303051365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24222E+018" calcext:value-type="float">
            <text:p>1.57293030524222E+018</text:p>
          </table:table-cell>
          <table:table-cell office:value-type="float" office:value="6933" calcext:value-type="float">
            <text:p>6933</text:p>
          </table:table-cell>
          <table:table-cell office:value-type="float" office:value="1.57293030519022E+018" calcext:value-type="float">
            <text:p>1.5729303051902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29696E+018" calcext:value-type="float">
            <text:p>1.57293030529696E+018</text:p>
          </table:table-cell>
          <table:table-cell office:value-type="float" office:value="6934" calcext:value-type="float">
            <text:p>6934</text:p>
          </table:table-cell>
          <table:table-cell office:value-type="float" office:value="1.57293030524231E+018" calcext:value-type="float">
            <text:p>1.572930305242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34945E+018" calcext:value-type="float">
            <text:p>1.57293030534945E+018</text:p>
          </table:table-cell>
          <table:table-cell office:value-type="float" office:value="6935" calcext:value-type="float">
            <text:p>6935</text:p>
          </table:table-cell>
          <table:table-cell office:value-type="float" office:value="1.57293030529706E+018" calcext:value-type="float">
            <text:p>1.5729303052970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40354E+018" calcext:value-type="float">
            <text:p>1.57293030540354E+018</text:p>
          </table:table-cell>
          <table:table-cell office:value-type="float" office:value="6936" calcext:value-type="float">
            <text:p>6936</text:p>
          </table:table-cell>
          <table:table-cell office:value-type="float" office:value="1.57293030534905E+018" calcext:value-type="float">
            <text:p>1.5729303053490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45546E+018" calcext:value-type="float">
            <text:p>1.57293030545546E+018</text:p>
          </table:table-cell>
          <table:table-cell office:value-type="float" office:value="6937" calcext:value-type="float">
            <text:p>6937</text:p>
          </table:table-cell>
          <table:table-cell office:value-type="float" office:value="1.57293030540272E+018" calcext:value-type="float">
            <text:p>1.5729303054027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50899E+018" calcext:value-type="float">
            <text:p>1.57293030550899E+018</text:p>
          </table:table-cell>
          <table:table-cell office:value-type="float" office:value="6938" calcext:value-type="float">
            <text:p>6938</text:p>
          </table:table-cell>
          <table:table-cell office:value-type="float" office:value="1.57293030545558E+018" calcext:value-type="float">
            <text:p>1.57293030545558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499999987369" calcext:value-type="float">
            <text:p>5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556427E+018" calcext:value-type="float">
            <text:p>1.57293030556427E+018</text:p>
          </table:table-cell>
          <table:table-cell office:value-type="float" office:value="6939" calcext:value-type="float">
            <text:p>6939</text:p>
          </table:table-cell>
          <table:table-cell office:value-type="float" office:value="1.57293030550917E+018" calcext:value-type="float">
            <text:p>1.57293030550917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61789E+018" calcext:value-type="float">
            <text:p>1.57293030561789E+018</text:p>
          </table:table-cell>
          <table:table-cell office:value-type="float" office:value="6940" calcext:value-type="float">
            <text:p>6940</text:p>
          </table:table-cell>
          <table:table-cell office:value-type="float" office:value="1.57293030556396E+018" calcext:value-type="float">
            <text:p>1.5729303055639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056722E+018" calcext:value-type="float">
            <text:p>1.5729303056722E+018</text:p>
          </table:table-cell>
          <table:table-cell office:value-type="float" office:value="6941" calcext:value-type="float">
            <text:p>6941</text:p>
          </table:table-cell>
          <table:table-cell office:value-type="float" office:value="1.57293030561812E+018" calcext:value-type="float">
            <text:p>1.5729303056181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572632E+018" calcext:value-type="float">
            <text:p>1.57293030572632E+018</text:p>
          </table:table-cell>
          <table:table-cell office:value-type="float" office:value="6942" calcext:value-type="float">
            <text:p>6942</text:p>
          </table:table-cell>
          <table:table-cell office:value-type="float" office:value="1.57293030567182E+018" calcext:value-type="float">
            <text:p>1.5729303056718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582825E+018" calcext:value-type="float">
            <text:p>1.57293030582825E+018</text:p>
          </table:table-cell>
          <table:table-cell office:value-type="float" office:value="6943" calcext:value-type="float">
            <text:p>6943</text:p>
          </table:table-cell>
          <table:table-cell office:value-type="float" office:value="1.57293030572555E+018" calcext:value-type="float">
            <text:p>1.5729303057255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588232E+018" calcext:value-type="float">
            <text:p>1.57293030588232E+018</text:p>
          </table:table-cell>
          <table:table-cell office:value-type="float" office:value="6944" calcext:value-type="float">
            <text:p>6944</text:p>
          </table:table-cell>
          <table:table-cell office:value-type="float" office:value="1.57293030582826E+018" calcext:value-type="float">
            <text:p>1.572930305828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593521E+018" calcext:value-type="float">
            <text:p>1.57293030593521E+018</text:p>
          </table:table-cell>
          <table:table-cell office:value-type="float" office:value="6945" calcext:value-type="float">
            <text:p>6945</text:p>
          </table:table-cell>
          <table:table-cell office:value-type="float" office:value="1.57293030588175E+018" calcext:value-type="float">
            <text:p>1.5729303058817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598887E+018" calcext:value-type="float">
            <text:p>1.57293030598887E+018</text:p>
          </table:table-cell>
          <table:table-cell office:value-type="float" office:value="6946" calcext:value-type="float">
            <text:p>6946</text:p>
          </table:table-cell>
          <table:table-cell office:value-type="float" office:value="1.57293030593551E+018" calcext:value-type="float">
            <text:p>1.5729303059355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604278E+018" calcext:value-type="float">
            <text:p>1.57293030604278E+018</text:p>
          </table:table-cell>
          <table:table-cell office:value-type="float" office:value="6947" calcext:value-type="float">
            <text:p>6947</text:p>
          </table:table-cell>
          <table:table-cell office:value-type="float" office:value="1.57293030598883E+018" calcext:value-type="float">
            <text:p>1.572930305988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609599E+018" calcext:value-type="float">
            <text:p>1.57293030609599E+018</text:p>
          </table:table-cell>
          <table:table-cell office:value-type="float" office:value="6948" calcext:value-type="float">
            <text:p>6948</text:p>
          </table:table-cell>
          <table:table-cell office:value-type="float" office:value="1.57293030604194E+018" calcext:value-type="float">
            <text:p>1.5729303060419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614902E+018" calcext:value-type="float">
            <text:p>1.57293030614902E+018</text:p>
          </table:table-cell>
          <table:table-cell office:value-type="float" office:value="6949" calcext:value-type="float">
            <text:p>6949</text:p>
          </table:table-cell>
          <table:table-cell office:value-type="float" office:value="1.57293030609517E+018" calcext:value-type="float">
            <text:p>1.5729303060951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620131E+018" calcext:value-type="float">
            <text:p>1.57293030620131E+018</text:p>
          </table:table-cell>
          <table:table-cell office:value-type="float" office:value="6950" calcext:value-type="float">
            <text:p>6950</text:p>
          </table:table-cell>
          <table:table-cell office:value-type="float" office:value="1.57293030614911E+018" calcext:value-type="float">
            <text:p>1.5729303061491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0630412E+018" calcext:value-type="float">
            <text:p>1.57293030630412E+018</text:p>
          </table:table-cell>
          <table:table-cell office:value-type="float" office:value="6951" calcext:value-type="float">
            <text:p>6951</text:p>
          </table:table-cell>
          <table:table-cell office:value-type="float" office:value="1.57293030620109E+018" calcext:value-type="float">
            <text:p>1.5729303062010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0635782E+018" calcext:value-type="float">
            <text:p>1.57293030635782E+018</text:p>
          </table:table-cell>
          <table:table-cell office:value-type="float" office:value="6952" calcext:value-type="float">
            <text:p>6952</text:p>
          </table:table-cell>
          <table:table-cell office:value-type="float" office:value="1.57293030630434E+018" calcext:value-type="float">
            <text:p>1.57293030630434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64123E+018" calcext:value-type="float">
            <text:p>1.5729303064123E+018</text:p>
          </table:table-cell>
          <table:table-cell office:value-type="float" office:value="6953" calcext:value-type="float">
            <text:p>6953</text:p>
          </table:table-cell>
          <table:table-cell office:value-type="float" office:value="1.57293030635777E+018" calcext:value-type="float">
            <text:p>1.5729303063577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64654E+018" calcext:value-type="float">
            <text:p>1.5729303064654E+018</text:p>
          </table:table-cell>
          <table:table-cell office:value-type="float" office:value="6954" calcext:value-type="float">
            <text:p>6954</text:p>
          </table:table-cell>
          <table:table-cell office:value-type="float" office:value="1.5729303064115E+018" calcext:value-type="float">
            <text:p>1.572930306411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651929E+018" calcext:value-type="float">
            <text:p>1.57293030651929E+018</text:p>
          </table:table-cell>
          <table:table-cell office:value-type="float" office:value="6955" calcext:value-type="float">
            <text:p>6955</text:p>
          </table:table-cell>
          <table:table-cell office:value-type="float" office:value="1.57293030646554E+018" calcext:value-type="float">
            <text:p>1.5729303064655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0657327E+018" calcext:value-type="float">
            <text:p>1.57293030657327E+018</text:p>
          </table:table-cell>
          <table:table-cell office:value-type="float" office:value="6956" calcext:value-type="float">
            <text:p>6956</text:p>
          </table:table-cell>
          <table:table-cell office:value-type="float" office:value="1.57293030651926E+018" calcext:value-type="float">
            <text:p>1.57293030651926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299999992421" calcext:value-type="float">
            <text:p>-3.00E-05</text:p>
          </table:table-cell>
          <table:table-cell table:style-name="ce1" office:value-type="float" office:value="-0.0000299999992421" calcext:value-type="float">
            <text:p>-3.00E-05</text:p>
          </table:table-cell>
        </table:table-row>
        <table:table-row table:style-name="ro1">
          <table:table-cell/>
          <table:table-cell office:value-type="float" office:value="1.57293030692723E+018" calcext:value-type="float">
            <text:p>1.57293030692723E+018</text:p>
          </table:table-cell>
          <table:table-cell office:value-type="float" office:value="6957" calcext:value-type="float">
            <text:p>6957</text:p>
          </table:table-cell>
          <table:table-cell office:value-type="float" office:value="1.57293030657326E+018" calcext:value-type="float">
            <text:p>1.572930306573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399999989895" calcext:value-type="float">
            <text:p>-4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0698226E+018" calcext:value-type="float">
            <text:p>1.57293030698226E+018</text:p>
          </table:table-cell>
          <table:table-cell office:value-type="float" office:value="6958" calcext:value-type="float">
            <text:p>6958</text:p>
          </table:table-cell>
          <table:table-cell office:value-type="float" office:value="1.5729303069268E+018" calcext:value-type="float">
            <text:p>1.572930306926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0703602E+018" calcext:value-type="float">
            <text:p>1.57293030703602E+018</text:p>
          </table:table-cell>
          <table:table-cell office:value-type="float" office:value="6959" calcext:value-type="float">
            <text:p>6959</text:p>
          </table:table-cell>
          <table:table-cell office:value-type="float" office:value="1.57293030698167E+018" calcext:value-type="float">
            <text:p>1.57293030698167E+018</text:p>
          </table:table-cell>
          <table:table-cell/>
          <table:table-cell office:value-type="float" office:value="0.000199999994948" calcext:value-type="float">
            <text:p>0.0002</text:p>
          </table:table-cell>
          <table:table-cell table:style-name="Default" office:value-type="float" office:value="0.000140000003739" calcext:value-type="float">
            <text:p>0.00014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0.000079999997979" calcext:value-type="float">
            <text:p>8.00E-05</text:p>
          </table:table-cell>
        </table:table-row>
        <table:table-row table:style-name="ro1">
          <table:table-cell/>
          <table:table-cell office:value-type="float" office:value="1.57293030709064E+018" calcext:value-type="float">
            <text:p>1.57293030709064E+018</text:p>
          </table:table-cell>
          <table:table-cell office:value-type="float" office:value="6960" calcext:value-type="float">
            <text:p>6960</text:p>
          </table:table-cell>
          <table:table-cell office:value-type="float" office:value="1.57293030703532E+018" calcext:value-type="float">
            <text:p>1.57293030703532E+018</text:p>
          </table:table-cell>
          <table:table-cell/>
          <table:table-cell office:value-type="float" office:value="0.000699999975041" calcext:value-type="float">
            <text:p>0.0007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639999983832" calcext:value-type="float">
            <text:p>0.00064</text:p>
          </table:table-cell>
        </table:table-row>
        <table:table-row table:style-name="ro1">
          <table:table-cell/>
          <table:table-cell office:value-type="float" office:value="1.57293030714582E+018" calcext:value-type="float">
            <text:p>1.57293030714582E+018</text:p>
          </table:table-cell>
          <table:table-cell office:value-type="float" office:value="6961" calcext:value-type="float">
            <text:p>6961</text:p>
          </table:table-cell>
          <table:table-cell office:value-type="float" office:value="1.57293030709076E+018" calcext:value-type="float">
            <text:p>1.57293030709076E+018</text:p>
          </table:table-cell>
          <table:table-cell/>
          <table:table-cell office:value-type="float" office:value="0.00130000000354" calcext:value-type="float">
            <text:p>0.0013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132999999914" calcext:value-type="float">
            <text:p>0.00133</text:p>
          </table:table-cell>
        </table:table-row>
        <table:table-row table:style-name="ro1">
          <table:table-cell/>
          <table:table-cell office:value-type="float" office:value="1.57293030719731E+018" calcext:value-type="float">
            <text:p>1.57293030719731E+018</text:p>
          </table:table-cell>
          <table:table-cell office:value-type="float" office:value="6962" calcext:value-type="float">
            <text:p>6962</text:p>
          </table:table-cell>
          <table:table-cell office:value-type="float" office:value="1.57293030714531E+018" calcext:value-type="float">
            <text:p>1.57293030714531E+018</text:p>
          </table:table-cell>
          <table:table-cell/>
          <table:table-cell office:value-type="float" office:value="0.00209999992512" calcext:value-type="float">
            <text:p>0.0020999999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209000008181" calcext:value-type="float">
            <text:p>0.0020900001</text:p>
          </table:table-cell>
        </table:table-row>
        <table:table-row table:style-name="ro1">
          <table:table-cell/>
          <table:table-cell office:value-type="float" office:value="1.57293030725326E+018" calcext:value-type="float">
            <text:p>1.57293030725326E+018</text:p>
          </table:table-cell>
          <table:table-cell office:value-type="float" office:value="6963" calcext:value-type="float">
            <text:p>6963</text:p>
          </table:table-cell>
          <table:table-cell office:value-type="float" office:value="1.57293030719752E+018" calcext:value-type="float">
            <text:p>1.57293030719752E+018</text:p>
          </table:table-cell>
          <table:table-cell/>
          <table:table-cell office:value-type="float" office:value="0.00270000007004" calcext:value-type="float">
            <text:p>0.0027000001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268999999389" calcext:value-type="float">
            <text:p>0.00269</text:p>
          </table:table-cell>
        </table:table-row>
        <table:table-row table:style-name="ro1">
          <table:table-cell/>
          <table:table-cell office:value-type="float" office:value="1.57293030730626E+018" calcext:value-type="float">
            <text:p>1.57293030730626E+018</text:p>
          </table:table-cell>
          <table:table-cell office:value-type="float" office:value="6964" calcext:value-type="float">
            <text:p>6964</text:p>
          </table:table-cell>
          <table:table-cell office:value-type="float" office:value="1.57293030725245E+018" calcext:value-type="float">
            <text:p>1.57293030725245E+018</text:p>
          </table:table-cell>
          <table:table-cell/>
          <table:table-cell office:value-type="float" office:value="0.00340000004508" calcext:value-type="float">
            <text:p>0.0034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337999989279" calcext:value-type="float">
            <text:p>0.0033799999</text:p>
          </table:table-cell>
        </table:table-row>
        <table:table-row table:style-name="ro1">
          <table:table-cell/>
          <table:table-cell office:value-type="float" office:value="1.57293030736073E+018" calcext:value-type="float">
            <text:p>1.57293030736073E+018</text:p>
          </table:table-cell>
          <table:table-cell office:value-type="float" office:value="6965" calcext:value-type="float">
            <text:p>6965</text:p>
          </table:table-cell>
          <table:table-cell office:value-type="float" office:value="1.57293030730649E+018" calcext:value-type="float">
            <text:p>1.57293030730649E+018</text:p>
          </table:table-cell>
          <table:table-cell/>
          <table:table-cell office:value-type="float" office:value="0.00400000018999" calcext:value-type="float">
            <text:p>0.0040000002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402999995276" calcext:value-type="float">
            <text:p>0.00403</text:p>
          </table:table-cell>
        </table:table-row>
        <table:table-row table:style-name="ro1">
          <table:table-cell/>
          <table:table-cell office:value-type="float" office:value="1.57293030741392E+018" calcext:value-type="float">
            <text:p>1.57293030741392E+018</text:p>
          </table:table-cell>
          <table:table-cell office:value-type="float" office:value="6966" calcext:value-type="float">
            <text:p>6966</text:p>
          </table:table-cell>
          <table:table-cell office:value-type="float" office:value="1.57293030736003E+018" calcext:value-type="float">
            <text:p>1.57293030736003E+018</text:p>
          </table:table-cell>
          <table:table-cell/>
          <table:table-cell office:value-type="float" office:value="0.0046999999322" calcext:value-type="float">
            <text:p>0.0046999999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467000016943" calcext:value-type="float">
            <text:p>0.0046700002</text:p>
          </table:table-cell>
        </table:table-row>
        <table:table-row table:style-name="ro1">
          <table:table-cell/>
          <table:table-cell office:value-type="float" office:value="1.57293030746688E+018" calcext:value-type="float">
            <text:p>1.57293030746688E+018</text:p>
          </table:table-cell>
          <table:table-cell office:value-type="float" office:value="6967" calcext:value-type="float">
            <text:p>6967</text:p>
          </table:table-cell>
          <table:table-cell office:value-type="float" office:value="1.57293030741393E+018" calcext:value-type="float">
            <text:p>1.57293030741393E+018</text:p>
          </table:table-cell>
          <table:table-cell/>
          <table:table-cell office:value-type="float" office:value="0.00529999984428" calcext:value-type="float">
            <text:p>0.0052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531999999657" calcext:value-type="float">
            <text:p>0.00532</text:p>
          </table:table-cell>
        </table:table-row>
        <table:table-row table:style-name="ro1">
          <table:table-cell/>
          <table:table-cell office:value-type="float" office:value="1.57293030752007E+018" calcext:value-type="float">
            <text:p>1.57293030752007E+018</text:p>
          </table:table-cell>
          <table:table-cell office:value-type="float" office:value="6968" calcext:value-type="float">
            <text:p>6968</text:p>
          </table:table-cell>
          <table:table-cell office:value-type="float" office:value="1.57293030746623E+018" calcext:value-type="float">
            <text:p>1.57293030746623E+018</text:p>
          </table:table-cell>
          <table:table-cell/>
          <table:table-cell office:value-type="float" office:value="0.00920000020415" calcext:value-type="float">
            <text:p>0.0092000002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922999996692" calcext:value-type="float">
            <text:p>0.00923</text:p>
          </table:table-cell>
        </table:table-row>
        <table:table-row table:style-name="ro1">
          <table:table-cell/>
          <table:table-cell office:value-type="float" office:value="1.57293030757547E+018" calcext:value-type="float">
            <text:p>1.57293030757547E+018</text:p>
          </table:table-cell>
          <table:table-cell office:value-type="float" office:value="6969" calcext:value-type="float">
            <text:p>6969</text:p>
          </table:table-cell>
          <table:table-cell office:value-type="float" office:value="1.57293030752E+018" calcext:value-type="float">
            <text:p>1.5729303075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-0.000130000000354" calcext:value-type="float">
            <text:p>-0.00013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07629E+018" calcext:value-type="float">
            <text:p>1.572930307629E+018</text:p>
          </table:table-cell>
          <table:table-cell office:value-type="float" office:value="6970" calcext:value-type="float">
            <text:p>6970</text:p>
          </table:table-cell>
          <table:table-cell office:value-type="float" office:value="1.57293030757475E+018" calcext:value-type="float">
            <text:p>1.5729303075747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0768294E+018" calcext:value-type="float">
            <text:p>1.57293030768294E+018</text:p>
          </table:table-cell>
          <table:table-cell office:value-type="float" office:value="6971" calcext:value-type="float">
            <text:p>6971</text:p>
          </table:table-cell>
          <table:table-cell office:value-type="float" office:value="1.57293030762918E+018" calcext:value-type="float">
            <text:p>1.5729303076291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0773705E+018" calcext:value-type="float">
            <text:p>1.57293030773705E+018</text:p>
          </table:table-cell>
          <table:table-cell office:value-type="float" office:value="6972" calcext:value-type="float">
            <text:p>6972</text:p>
          </table:table-cell>
          <table:table-cell office:value-type="float" office:value="1.57293030768286E+018" calcext:value-type="float">
            <text:p>1.572930307682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077898E+018" calcext:value-type="float">
            <text:p>1.5729303077898E+018</text:p>
          </table:table-cell>
          <table:table-cell office:value-type="float" office:value="6973" calcext:value-type="float">
            <text:p>6973</text:p>
          </table:table-cell>
          <table:table-cell office:value-type="float" office:value="1.57293030773674E+018" calcext:value-type="float">
            <text:p>1.572930307736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0784314E+018" calcext:value-type="float">
            <text:p>1.57293030784314E+018</text:p>
          </table:table-cell>
          <table:table-cell office:value-type="float" office:value="6974" calcext:value-type="float">
            <text:p>6974</text:p>
          </table:table-cell>
          <table:table-cell office:value-type="float" office:value="1.57293030778986E+018" calcext:value-type="float">
            <text:p>1.57293030778986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700000018696" calcext:value-type="float">
            <text:p>7.00E-05</text:p>
          </table:table-cell>
          <table:table-cell table:style-name="Default" office:value-type="float" office:value="0.000130000000354" calcext:value-type="float">
            <text:p>0.00013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0789573E+018" calcext:value-type="float">
            <text:p>1.57293030789573E+018</text:p>
          </table:table-cell>
          <table:table-cell office:value-type="float" office:value="6975" calcext:value-type="float">
            <text:p>6975</text:p>
          </table:table-cell>
          <table:table-cell office:value-type="float" office:value="1.57293030784261E+018" calcext:value-type="float">
            <text:p>1.5729303078426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table:style-name="Default" office:value-type="float" office:value="0.000180000002729" calcext:value-type="float">
            <text:p>0.00018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0794961E+018" calcext:value-type="float">
            <text:p>1.57293030794961E+018</text:p>
          </table:table-cell>
          <table:table-cell office:value-type="float" office:value="6976" calcext:value-type="float">
            <text:p>6976</text:p>
          </table:table-cell>
          <table:table-cell office:value-type="float" office:value="1.57293030789528E+018" calcext:value-type="float">
            <text:p>1.5729303078952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900000013644" calcext:value-type="float">
            <text:p>9.00E-05</text:p>
          </table:table-cell>
          <table:table-cell table:style-name="Default" office:value-type="float" office:value="0.000180000002729" calcext:value-type="float">
            <text:p>0.00018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800292E+018" calcext:value-type="float">
            <text:p>1.57293030800292E+018</text:p>
          </table:table-cell>
          <table:table-cell office:value-type="float" office:value="6977" calcext:value-type="float">
            <text:p>6977</text:p>
          </table:table-cell>
          <table:table-cell office:value-type="float" office:value="1.57293030794906E+018" calcext:value-type="float">
            <text:p>1.57293030794906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999999974738" calcext:value-type="float">
            <text:p>1.00E-04</text:p>
          </table:table-cell>
          <table:table-cell table:style-name="Default" office:value-type="float" office:value="0.000150000007125" calcext:value-type="float">
            <text:p>0.00015</text:p>
          </table:table-cell>
          <table:table-cell office:value-type="float" office:value="0.00989999994636" calcext:value-type="float">
            <text:p>0.0098999999</text:p>
          </table:table-cell>
        </table:table-row>
        <table:table-row table:style-name="ro1">
          <table:table-cell/>
          <table:table-cell office:value-type="float" office:value="1.57293030805674E+018" calcext:value-type="float">
            <text:p>1.57293030805674E+018</text:p>
          </table:table-cell>
          <table:table-cell office:value-type="float" office:value="6978" calcext:value-type="float">
            <text:p>6978</text:p>
          </table:table-cell>
          <table:table-cell office:value-type="float" office:value="1.57293030800318E+018" calcext:value-type="float">
            <text:p>1.57293030800318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table:style-name="Default" office:value-type="float" office:value="0.000119999996969" calcext:value-type="float">
            <text:p>0.00012</text:p>
          </table:table-cell>
          <table:table-cell table:style-name="Default" office:value-type="float" office:value="0.000150000007125" calcext:value-type="float">
            <text:p>0.00015</text:p>
          </table:table-cell>
          <table:table-cell office:value-type="float" office:value="0.00992000009865" calcext:value-type="float">
            <text:p>0.0099200001</text:p>
          </table:table-cell>
        </table:table-row>
        <table:table-row table:style-name="ro1">
          <table:table-cell/>
          <table:table-cell office:value-type="float" office:value="1.57293030811196E+018" calcext:value-type="float">
            <text:p>1.57293030811196E+018</text:p>
          </table:table-cell>
          <table:table-cell office:value-type="float" office:value="6979" calcext:value-type="float">
            <text:p>6979</text:p>
          </table:table-cell>
          <table:table-cell office:value-type="float" office:value="1.57293030805696E+018" calcext:value-type="float">
            <text:p>1.57293030805696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900000013644" calcext:value-type="float">
            <text:p>9.00E-05</text:p>
          </table:table-cell>
          <table:table-cell table:style-name="Default" office:value-type="float" office:value="0.000190000006114" calcext:value-type="float">
            <text:p>0.00019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0816512E+018" calcext:value-type="float">
            <text:p>1.57293030816512E+018</text:p>
          </table:table-cell>
          <table:table-cell office:value-type="float" office:value="6980" calcext:value-type="float">
            <text:p>6980</text:p>
          </table:table-cell>
          <table:table-cell office:value-type="float" office:value="1.57293030811183E+018" calcext:value-type="float">
            <text:p>1.5729303081118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table:style-name="Default" office:value-type="float" office:value="0.000119999996969" calcext:value-type="float">
            <text:p>0.00012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0821897E+018" calcext:value-type="float">
            <text:p>1.57293030821897E+018</text:p>
          </table:table-cell>
          <table:table-cell office:value-type="float" office:value="6981" calcext:value-type="float">
            <text:p>6981</text:p>
          </table:table-cell>
          <table:table-cell office:value-type="float" office:value="1.57293030816486E+018" calcext:value-type="float">
            <text:p>1.572930308164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900000013644" calcext:value-type="float">
            <text:p>9.00E-05</text:p>
          </table:table-cell>
          <table:table-cell table:style-name="Default" office:value-type="float" office:value="0.000119999996969" calcext:value-type="float">
            <text:p>0.00012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0827221E+018" calcext:value-type="float">
            <text:p>1.57293030827221E+018</text:p>
          </table:table-cell>
          <table:table-cell office:value-type="float" office:value="6982" calcext:value-type="float">
            <text:p>6982</text:p>
          </table:table-cell>
          <table:table-cell office:value-type="float" office:value="1.57293030821842E+018" calcext:value-type="float">
            <text:p>1.5729303082184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0832624E+018" calcext:value-type="float">
            <text:p>1.57293030832624E+018</text:p>
          </table:table-cell>
          <table:table-cell office:value-type="float" office:value="6983" calcext:value-type="float">
            <text:p>6983</text:p>
          </table:table-cell>
          <table:table-cell office:value-type="float" office:value="1.57293030827213E+018" calcext:value-type="float">
            <text:p>1.5729303082721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837945E+018" calcext:value-type="float">
            <text:p>1.57293030837945E+018</text:p>
          </table:table-cell>
          <table:table-cell office:value-type="float" office:value="6984" calcext:value-type="float">
            <text:p>6984</text:p>
          </table:table-cell>
          <table:table-cell office:value-type="float" office:value="1.57293030832545E+018" calcext:value-type="float">
            <text:p>1.572930308325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0843326E+018" calcext:value-type="float">
            <text:p>1.57293030843326E+018</text:p>
          </table:table-cell>
          <table:table-cell office:value-type="float" office:value="6985" calcext:value-type="float">
            <text:p>6985</text:p>
          </table:table-cell>
          <table:table-cell office:value-type="float" office:value="1.57293030837915E+018" calcext:value-type="float">
            <text:p>1.57293030837915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0848653E+018" calcext:value-type="float">
            <text:p>1.57293030848653E+018</text:p>
          </table:table-cell>
          <table:table-cell office:value-type="float" office:value="6986" calcext:value-type="float">
            <text:p>6986</text:p>
          </table:table-cell>
          <table:table-cell office:value-type="float" office:value="1.57293030843282E+018" calcext:value-type="float">
            <text:p>1.5729303084328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599999984843" calcext:value-type="float">
            <text:p>6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992000009865" calcext:value-type="float">
            <text:p>0.0099200001</text:p>
          </table:table-cell>
        </table:table-row>
        <table:table-row table:style-name="ro1">
          <table:table-cell/>
          <table:table-cell office:value-type="float" office:value="1.57293030854091E+018" calcext:value-type="float">
            <text:p>1.57293030854091E+018</text:p>
          </table:table-cell>
          <table:table-cell office:value-type="float" office:value="6987" calcext:value-type="float">
            <text:p>6987</text:p>
          </table:table-cell>
          <table:table-cell office:value-type="float" office:value="1.57293030848661E+018" calcext:value-type="float">
            <text:p>1.5729303084866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86446E+018" calcext:value-type="float">
            <text:p>1.5729303086446E+018</text:p>
          </table:table-cell>
          <table:table-cell office:value-type="float" office:value="6988" calcext:value-type="float">
            <text:p>6988</text:p>
          </table:table-cell>
          <table:table-cell office:value-type="float" office:value="1.57293030854016E+018" calcext:value-type="float">
            <text:p>1.5729303085401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0869778E+018" calcext:value-type="float">
            <text:p>1.57293030869778E+018</text:p>
          </table:table-cell>
          <table:table-cell office:value-type="float" office:value="6989" calcext:value-type="float">
            <text:p>6989</text:p>
          </table:table-cell>
          <table:table-cell office:value-type="float" office:value="1.57293030864337E+018" calcext:value-type="float">
            <text:p>1.5729303086433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0875305E+018" calcext:value-type="float">
            <text:p>1.57293030875305E+018</text:p>
          </table:table-cell>
          <table:table-cell office:value-type="float" office:value="6990" calcext:value-type="float">
            <text:p>6990</text:p>
          </table:table-cell>
          <table:table-cell office:value-type="float" office:value="1.57293030869792E+018" calcext:value-type="float">
            <text:p>1.5729303086979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0880746E+018" calcext:value-type="float">
            <text:p>1.57293030880746E+018</text:p>
          </table:table-cell>
          <table:table-cell office:value-type="float" office:value="6991" calcext:value-type="float">
            <text:p>6991</text:p>
          </table:table-cell>
          <table:table-cell office:value-type="float" office:value="1.5729303087532E+018" calcext:value-type="float">
            <text:p>1.572930308753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2000009865" calcext:value-type="float">
            <text:p>0.0099200001</text:p>
          </table:table-cell>
        </table:table-row>
        <table:table-row table:style-name="ro1">
          <table:table-cell/>
          <table:table-cell office:value-type="float" office:value="1.57293030886147E+018" calcext:value-type="float">
            <text:p>1.57293030886147E+018</text:p>
          </table:table-cell>
          <table:table-cell office:value-type="float" office:value="6992" calcext:value-type="float">
            <text:p>6992</text:p>
          </table:table-cell>
          <table:table-cell office:value-type="float" office:value="1.57293030880689E+018" calcext:value-type="float">
            <text:p>1.5729303088068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0891515E+018" calcext:value-type="float">
            <text:p>1.57293030891515E+018</text:p>
          </table:table-cell>
          <table:table-cell office:value-type="float" office:value="6993" calcext:value-type="float">
            <text:p>6993</text:p>
          </table:table-cell>
          <table:table-cell office:value-type="float" office:value="1.5729303088615E+018" calcext:value-type="float">
            <text:p>1.5729303088615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0896911E+018" calcext:value-type="float">
            <text:p>1.57293030896911E+018</text:p>
          </table:table-cell>
          <table:table-cell office:value-type="float" office:value="6994" calcext:value-type="float">
            <text:p>6994</text:p>
          </table:table-cell>
          <table:table-cell office:value-type="float" office:value="1.57293030891539E+018" calcext:value-type="float">
            <text:p>1.5729303089153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0902269E+018" calcext:value-type="float">
            <text:p>1.57293030902269E+018</text:p>
          </table:table-cell>
          <table:table-cell office:value-type="float" office:value="6995" calcext:value-type="float">
            <text:p>6995</text:p>
          </table:table-cell>
          <table:table-cell office:value-type="float" office:value="1.57293030896925E+018" calcext:value-type="float">
            <text:p>1.5729303089692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0907512E+018" calcext:value-type="float">
            <text:p>1.57293030907512E+018</text:p>
          </table:table-cell>
          <table:table-cell office:value-type="float" office:value="6996" calcext:value-type="float">
            <text:p>6996</text:p>
          </table:table-cell>
          <table:table-cell office:value-type="float" office:value="1.57293030902219E+018" calcext:value-type="float">
            <text:p>1.5729303090221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0912934E+018" calcext:value-type="float">
            <text:p>1.57293030912934E+018</text:p>
          </table:table-cell>
          <table:table-cell office:value-type="float" office:value="6997" calcext:value-type="float">
            <text:p>6997</text:p>
          </table:table-cell>
          <table:table-cell office:value-type="float" office:value="1.57293030907483E+018" calcext:value-type="float">
            <text:p>1.57293030907483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0918254E+018" calcext:value-type="float">
            <text:p>1.57293030918254E+018</text:p>
          </table:table-cell>
          <table:table-cell office:value-type="float" office:value="6998" calcext:value-type="float">
            <text:p>6998</text:p>
          </table:table-cell>
          <table:table-cell office:value-type="float" office:value="1.57293030912859E+018" calcext:value-type="float">
            <text:p>1.5729303091285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399999989895" calcext:value-type="float">
            <text:p>4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0923699E+018" calcext:value-type="float">
            <text:p>1.57293030923699E+018</text:p>
          </table:table-cell>
          <table:table-cell office:value-type="float" office:value="6999" calcext:value-type="float">
            <text:p>6999</text:p>
          </table:table-cell>
          <table:table-cell office:value-type="float" office:value="1.57293030918261E+018" calcext:value-type="float">
            <text:p>1.57293030918261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87999979407" calcext:value-type="float">
            <text:p>0.0098799998</text:p>
          </table:table-cell>
        </table:table-row>
        <table:table-row table:style-name="ro1">
          <table:table-cell/>
          <table:table-cell office:value-type="float" office:value="1.57293030928989E+018" calcext:value-type="float">
            <text:p>1.57293030928989E+018</text:p>
          </table:table-cell>
          <table:table-cell office:value-type="float" office:value="7000" calcext:value-type="float">
            <text:p>7000</text:p>
          </table:table-cell>
          <table:table-cell office:value-type="float" office:value="1.57293030923632E+018" calcext:value-type="float">
            <text:p>1.5729303092363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89000033587" calcext:value-type="float">
            <text:p>0.0098900003</text:p>
          </table:table-cell>
        </table:table-row>
        <table:table-row table:style-name="ro1">
          <table:table-cell/>
          <table:table-cell office:value-type="float" office:value="1.57293030939322E+018" calcext:value-type="float">
            <text:p>1.57293030939322E+018</text:p>
          </table:table-cell>
          <table:table-cell office:value-type="float" office:value="7001" calcext:value-type="float">
            <text:p>7001</text:p>
          </table:table-cell>
          <table:table-cell office:value-type="float" office:value="1.5729303092901E+018" calcext:value-type="float">
            <text:p>1.572930309290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944601E+018" calcext:value-type="float">
            <text:p>1.57293030944601E+018</text:p>
          </table:table-cell>
          <table:table-cell office:value-type="float" office:value="7002" calcext:value-type="float">
            <text:p>7002</text:p>
          </table:table-cell>
          <table:table-cell office:value-type="float" office:value="1.57293030939314E+018" calcext:value-type="float">
            <text:p>1.5729303093931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949869E+018" calcext:value-type="float">
            <text:p>1.57293030949869E+018</text:p>
          </table:table-cell>
          <table:table-cell office:value-type="float" office:value="7003" calcext:value-type="float">
            <text:p>7003</text:p>
          </table:table-cell>
          <table:table-cell office:value-type="float" office:value="1.57293030944597E+018" calcext:value-type="float">
            <text:p>1.5729303094459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0955295E+018" calcext:value-type="float">
            <text:p>1.57293030955295E+018</text:p>
          </table:table-cell>
          <table:table-cell office:value-type="float" office:value="7004" calcext:value-type="float">
            <text:p>7004</text:p>
          </table:table-cell>
          <table:table-cell office:value-type="float" office:value="1.57293030949873E+018" calcext:value-type="float">
            <text:p>1.5729303094987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0960688E+018" calcext:value-type="float">
            <text:p>1.57293030960688E+018</text:p>
          </table:table-cell>
          <table:table-cell office:value-type="float" office:value="7005" calcext:value-type="float">
            <text:p>7005</text:p>
          </table:table-cell>
          <table:table-cell office:value-type="float" office:value="1.5729303095525E+018" calcext:value-type="float">
            <text:p>1.5729303095525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0971176E+018" calcext:value-type="float">
            <text:p>1.57293030971176E+018</text:p>
          </table:table-cell>
          <table:table-cell office:value-type="float" office:value="7006" calcext:value-type="float">
            <text:p>7006</text:p>
          </table:table-cell>
          <table:table-cell office:value-type="float" office:value="1.57293030960628E+018" calcext:value-type="float">
            <text:p>1.57293030960628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2000009865" calcext:value-type="float">
            <text:p>0.0099200001</text:p>
          </table:table-cell>
        </table:table-row>
        <table:table-row table:style-name="ro1">
          <table:table-cell/>
          <table:table-cell office:value-type="float" office:value="1.57293030976556E+018" calcext:value-type="float">
            <text:p>1.57293030976556E+018</text:p>
          </table:table-cell>
          <table:table-cell office:value-type="float" office:value="7007" calcext:value-type="float">
            <text:p>7007</text:p>
          </table:table-cell>
          <table:table-cell office:value-type="float" office:value="1.57293030971176E+018" calcext:value-type="float">
            <text:p>1.5729303097117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098202E+018" calcext:value-type="float">
            <text:p>1.5729303098202E+018</text:p>
          </table:table-cell>
          <table:table-cell office:value-type="float" office:value="7008" calcext:value-type="float">
            <text:p>7008</text:p>
          </table:table-cell>
          <table:table-cell office:value-type="float" office:value="1.57293030976575E+018" calcext:value-type="float">
            <text:p>1.5729303097657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0987312E+018" calcext:value-type="float">
            <text:p>1.57293030987312E+018</text:p>
          </table:table-cell>
          <table:table-cell office:value-type="float" office:value="7009" calcext:value-type="float">
            <text:p>7009</text:p>
          </table:table-cell>
          <table:table-cell office:value-type="float" office:value="1.57293030981981E+018" calcext:value-type="float">
            <text:p>1.5729303098198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0992679E+018" calcext:value-type="float">
            <text:p>1.57293030992679E+018</text:p>
          </table:table-cell>
          <table:table-cell office:value-type="float" office:value="7010" calcext:value-type="float">
            <text:p>7010</text:p>
          </table:table-cell>
          <table:table-cell office:value-type="float" office:value="1.57293030987255E+018" calcext:value-type="float">
            <text:p>1.5729303098725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0997975E+018" calcext:value-type="float">
            <text:p>1.57293030997975E+018</text:p>
          </table:table-cell>
          <table:table-cell office:value-type="float" office:value="7011" calcext:value-type="float">
            <text:p>7011</text:p>
          </table:table-cell>
          <table:table-cell office:value-type="float" office:value="1.57293030992584E+018" calcext:value-type="float">
            <text:p>1.5729303099258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003351E+018" calcext:value-type="float">
            <text:p>1.57293031003351E+018</text:p>
          </table:table-cell>
          <table:table-cell office:value-type="float" office:value="7012" calcext:value-type="float">
            <text:p>7012</text:p>
          </table:table-cell>
          <table:table-cell office:value-type="float" office:value="1.5729303099799E+018" calcext:value-type="float">
            <text:p>1.572930309979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1008568E+018" calcext:value-type="float">
            <text:p>1.57293031008568E+018</text:p>
          </table:table-cell>
          <table:table-cell office:value-type="float" office:value="7013" calcext:value-type="float">
            <text:p>7013</text:p>
          </table:table-cell>
          <table:table-cell office:value-type="float" office:value="1.57293031003332E+018" calcext:value-type="float">
            <text:p>1.5729303100333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1013964E+018" calcext:value-type="float">
            <text:p>1.57293031013964E+018</text:p>
          </table:table-cell>
          <table:table-cell office:value-type="float" office:value="7014" calcext:value-type="float">
            <text:p>7014</text:p>
          </table:table-cell>
          <table:table-cell office:value-type="float" office:value="1.57293031008552E+018" calcext:value-type="float">
            <text:p>1.5729303100855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024409E+018" calcext:value-type="float">
            <text:p>1.57293031024409E+018</text:p>
          </table:table-cell>
          <table:table-cell office:value-type="float" office:value="7015" calcext:value-type="float">
            <text:p>7015</text:p>
          </table:table-cell>
          <table:table-cell office:value-type="float" office:value="1.57293031013973E+018" calcext:value-type="float">
            <text:p>1.5729303101397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02956E+018" calcext:value-type="float">
            <text:p>1.5729303102956E+018</text:p>
          </table:table-cell>
          <table:table-cell office:value-type="float" office:value="7016" calcext:value-type="float">
            <text:p>7016</text:p>
          </table:table-cell>
          <table:table-cell office:value-type="float" office:value="1.57293031024342E+018" calcext:value-type="float">
            <text:p>1.5729303102434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103484E+018" calcext:value-type="float">
            <text:p>1.5729303103484E+018</text:p>
          </table:table-cell>
          <table:table-cell office:value-type="float" office:value="7017" calcext:value-type="float">
            <text:p>7017</text:p>
          </table:table-cell>
          <table:table-cell office:value-type="float" office:value="1.57293031029571E+018" calcext:value-type="float">
            <text:p>1.5729303102957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040086E+018" calcext:value-type="float">
            <text:p>1.57293031040086E+018</text:p>
          </table:table-cell>
          <table:table-cell office:value-type="float" office:value="7018" calcext:value-type="float">
            <text:p>7018</text:p>
          </table:table-cell>
          <table:table-cell office:value-type="float" office:value="1.5729303103484E+018" calcext:value-type="float">
            <text:p>1.572930310348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045558E+018" calcext:value-type="float">
            <text:p>1.57293031045558E+018</text:p>
          </table:table-cell>
          <table:table-cell office:value-type="float" office:value="7019" calcext:value-type="float">
            <text:p>7019</text:p>
          </table:table-cell>
          <table:table-cell office:value-type="float" office:value="1.57293031040101E+018" calcext:value-type="float">
            <text:p>1.57293031040101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1050836E+018" calcext:value-type="float">
            <text:p>1.57293031050836E+018</text:p>
          </table:table-cell>
          <table:table-cell office:value-type="float" office:value="7020" calcext:value-type="float">
            <text:p>7020</text:p>
          </table:table-cell>
          <table:table-cell office:value-type="float" office:value="1.57293031045459E+018" calcext:value-type="float">
            <text:p>1.5729303104545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4999986142" calcext:value-type="float">
            <text:p>0.0099499999</text:p>
          </table:table-cell>
        </table:table-row>
        <table:table-row table:style-name="ro1">
          <table:table-cell/>
          <table:table-cell office:value-type="float" office:value="1.5729303105616E+018" calcext:value-type="float">
            <text:p>1.5729303105616E+018</text:p>
          </table:table-cell>
          <table:table-cell office:value-type="float" office:value="7021" calcext:value-type="float">
            <text:p>7021</text:p>
          </table:table-cell>
          <table:table-cell office:value-type="float" office:value="1.57293031050841E+018" calcext:value-type="float">
            <text:p>1.5729303105084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061441E+018" calcext:value-type="float">
            <text:p>1.57293031061441E+018</text:p>
          </table:table-cell>
          <table:table-cell office:value-type="float" office:value="7022" calcext:value-type="float">
            <text:p>7022</text:p>
          </table:table-cell>
          <table:table-cell office:value-type="float" office:value="1.57293031056096E+018" calcext:value-type="float">
            <text:p>1.5729303105609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06692E+018" calcext:value-type="float">
            <text:p>1.5729303106692E+018</text:p>
          </table:table-cell>
          <table:table-cell office:value-type="float" office:value="7023" calcext:value-type="float">
            <text:p>7023</text:p>
          </table:table-cell>
          <table:table-cell office:value-type="float" office:value="1.57293031061464E+018" calcext:value-type="float">
            <text:p>1.5729303106146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0.0000299999992421" calcext:value-type="float">
            <text:p>3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072176E+018" calcext:value-type="float">
            <text:p>1.57293031072176E+018</text:p>
          </table:table-cell>
          <table:table-cell office:value-type="float" office:value="7024" calcext:value-type="float">
            <text:p>7024</text:p>
          </table:table-cell>
          <table:table-cell office:value-type="float" office:value="1.57293031066848E+018" calcext:value-type="float">
            <text:p>1.5729303106684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077492E+018" calcext:value-type="float">
            <text:p>1.57293031077492E+018</text:p>
          </table:table-cell>
          <table:table-cell office:value-type="float" office:value="7025" calcext:value-type="float">
            <text:p>7025</text:p>
          </table:table-cell>
          <table:table-cell office:value-type="float" office:value="1.57293031072139E+018" calcext:value-type="float">
            <text:p>1.5729303107213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0999955684" calcext:value-type="float">
            <text:p>0.0099099996</text:p>
          </table:table-cell>
        </table:table-row>
        <table:table-row table:style-name="ro1">
          <table:table-cell/>
          <table:table-cell office:value-type="float" office:value="1.57293031082867E+018" calcext:value-type="float">
            <text:p>1.57293031082867E+018</text:p>
          </table:table-cell>
          <table:table-cell office:value-type="float" office:value="7026" calcext:value-type="float">
            <text:p>7026</text:p>
          </table:table-cell>
          <table:table-cell office:value-type="float" office:value="1.57293031077489E+018" calcext:value-type="float">
            <text:p>1.5729303107748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088107E+018" calcext:value-type="float">
            <text:p>1.57293031088107E+018</text:p>
          </table:table-cell>
          <table:table-cell office:value-type="float" office:value="7027" calcext:value-type="float">
            <text:p>7027</text:p>
          </table:table-cell>
          <table:table-cell office:value-type="float" office:value="1.57293031082887E+018" calcext:value-type="float">
            <text:p>1.57293031082887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4000025094" calcext:value-type="float">
            <text:p>0.0099400003</text:p>
          </table:table-cell>
        </table:table-row>
        <table:table-row table:style-name="ro1">
          <table:table-cell/>
          <table:table-cell office:value-type="float" office:value="1.57293031098513E+018" calcext:value-type="float">
            <text:p>1.57293031098513E+018</text:p>
          </table:table-cell>
          <table:table-cell office:value-type="float" office:value="7028" calcext:value-type="float">
            <text:p>7028</text:p>
          </table:table-cell>
          <table:table-cell office:value-type="float" office:value="1.57293031088103E+018" calcext:value-type="float">
            <text:p>1.5729303108810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103849E+018" calcext:value-type="float">
            <text:p>1.57293031103849E+018</text:p>
          </table:table-cell>
          <table:table-cell office:value-type="float" office:value="7029" calcext:value-type="float">
            <text:p>7029</text:p>
          </table:table-cell>
          <table:table-cell office:value-type="float" office:value="1.57293031098476E+018" calcext:value-type="float">
            <text:p>1.5729303109847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109116E+018" calcext:value-type="float">
            <text:p>1.57293031109116E+018</text:p>
          </table:table-cell>
          <table:table-cell office:value-type="float" office:value="7030" calcext:value-type="float">
            <text:p>7030</text:p>
          </table:table-cell>
          <table:table-cell office:value-type="float" office:value="1.57293031103853E+018" calcext:value-type="float">
            <text:p>1.5729303110385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114534E+018" calcext:value-type="float">
            <text:p>1.57293031114534E+018</text:p>
          </table:table-cell>
          <table:table-cell office:value-type="float" office:value="7031" calcext:value-type="float">
            <text:p>7031</text:p>
          </table:table-cell>
          <table:table-cell office:value-type="float" office:value="1.57293031109158E+018" calcext:value-type="float">
            <text:p>1.5729303110915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1119811E+018" calcext:value-type="float">
            <text:p>1.57293031119811E+018</text:p>
          </table:table-cell>
          <table:table-cell office:value-type="float" office:value="7032" calcext:value-type="float">
            <text:p>7032</text:p>
          </table:table-cell>
          <table:table-cell office:value-type="float" office:value="1.57293031114505E+018" calcext:value-type="float">
            <text:p>1.5729303111450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125387E+018" calcext:value-type="float">
            <text:p>1.57293031125387E+018</text:p>
          </table:table-cell>
          <table:table-cell office:value-type="float" office:value="7033" calcext:value-type="float">
            <text:p>7033</text:p>
          </table:table-cell>
          <table:table-cell office:value-type="float" office:value="1.57293031119805E+018" calcext:value-type="float">
            <text:p>1.5729303111980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1130783E+018" calcext:value-type="float">
            <text:p>1.57293031130783E+018</text:p>
          </table:table-cell>
          <table:table-cell office:value-type="float" office:value="7034" calcext:value-type="float">
            <text:p>7034</text:p>
          </table:table-cell>
          <table:table-cell office:value-type="float" office:value="1.57293031125318E+018" calcext:value-type="float">
            <text:p>1.57293031125318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1136102E+018" calcext:value-type="float">
            <text:p>1.57293031136102E+018</text:p>
          </table:table-cell>
          <table:table-cell office:value-type="float" office:value="7035" calcext:value-type="float">
            <text:p>7035</text:p>
          </table:table-cell>
          <table:table-cell office:value-type="float" office:value="1.57293031130692E+018" calcext:value-type="float">
            <text:p>1.5729303113069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141472E+018" calcext:value-type="float">
            <text:p>1.57293031141472E+018</text:p>
          </table:table-cell>
          <table:table-cell office:value-type="float" office:value="7036" calcext:value-type="float">
            <text:p>7036</text:p>
          </table:table-cell>
          <table:table-cell office:value-type="float" office:value="1.57293031136103E+018" calcext:value-type="float">
            <text:p>1.5729303113610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151858E+018" calcext:value-type="float">
            <text:p>1.57293031151858E+018</text:p>
          </table:table-cell>
          <table:table-cell office:value-type="float" office:value="7037" calcext:value-type="float">
            <text:p>7037</text:p>
          </table:table-cell>
          <table:table-cell office:value-type="float" office:value="1.57293031141465E+018" calcext:value-type="float">
            <text:p>1.5729303114146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0.0000199999994948" calcext:value-type="float">
            <text:p>2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157164E+018" calcext:value-type="float">
            <text:p>1.57293031157164E+018</text:p>
          </table:table-cell>
          <table:table-cell office:value-type="float" office:value="7038" calcext:value-type="float">
            <text:p>7038</text:p>
          </table:table-cell>
          <table:table-cell office:value-type="float" office:value="1.57293031151822E+018" calcext:value-type="float">
            <text:p>1.5729303115182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162477E+018" calcext:value-type="float">
            <text:p>1.57293031162477E+018</text:p>
          </table:table-cell>
          <table:table-cell office:value-type="float" office:value="7039" calcext:value-type="float">
            <text:p>7039</text:p>
          </table:table-cell>
          <table:table-cell office:value-type="float" office:value="1.57293031157117E+018" calcext:value-type="float">
            <text:p>1.5729303115711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167808E+018" calcext:value-type="float">
            <text:p>1.57293031167808E+018</text:p>
          </table:table-cell>
          <table:table-cell office:value-type="float" office:value="7040" calcext:value-type="float">
            <text:p>7040</text:p>
          </table:table-cell>
          <table:table-cell office:value-type="float" office:value="1.57293031162486E+018" calcext:value-type="float">
            <text:p>1.57293031162486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1173158E+018" calcext:value-type="float">
            <text:p>1.57293031173158E+018</text:p>
          </table:table-cell>
          <table:table-cell office:value-type="float" office:value="7041" calcext:value-type="float">
            <text:p>7041</text:p>
          </table:table-cell>
          <table:table-cell office:value-type="float" office:value="1.57293031167778E+018" calcext:value-type="float">
            <text:p>1.5729303116777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17856E+018" calcext:value-type="float">
            <text:p>1.5729303117856E+018</text:p>
          </table:table-cell>
          <table:table-cell office:value-type="float" office:value="7042" calcext:value-type="float">
            <text:p>7042</text:p>
          </table:table-cell>
          <table:table-cell office:value-type="float" office:value="1.5729303117318E+018" calcext:value-type="float">
            <text:p>1.5729303117318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994000025094" calcext:value-type="float">
            <text:p>0.0099400003</text:p>
          </table:table-cell>
        </table:table-row>
        <table:table-row table:style-name="ro1">
          <table:table-cell/>
          <table:table-cell office:value-type="float" office:value="1.57293031183762E+018" calcext:value-type="float">
            <text:p>1.57293031183762E+018</text:p>
          </table:table-cell>
          <table:table-cell office:value-type="float" office:value="7043" calcext:value-type="float">
            <text:p>7043</text:p>
          </table:table-cell>
          <table:table-cell office:value-type="float" office:value="1.57293031178523E+018" calcext:value-type="float">
            <text:p>1.5729303117852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189153E+018" calcext:value-type="float">
            <text:p>1.57293031189153E+018</text:p>
          </table:table-cell>
          <table:table-cell office:value-type="float" office:value="7044" calcext:value-type="float">
            <text:p>7044</text:p>
          </table:table-cell>
          <table:table-cell office:value-type="float" office:value="1.57293031183723E+018" calcext:value-type="float">
            <text:p>1.5729303118372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194445E+018" calcext:value-type="float">
            <text:p>1.57293031194445E+018</text:p>
          </table:table-cell>
          <table:table-cell office:value-type="float" office:value="7045" calcext:value-type="float">
            <text:p>7045</text:p>
          </table:table-cell>
          <table:table-cell office:value-type="float" office:value="1.57293031189086E+018" calcext:value-type="float">
            <text:p>1.572930311890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1998E+018" calcext:value-type="float">
            <text:p>1.572930311998E+018</text:p>
          </table:table-cell>
          <table:table-cell office:value-type="float" office:value="7046" calcext:value-type="float">
            <text:p>7046</text:p>
          </table:table-cell>
          <table:table-cell office:value-type="float" office:value="1.57293031194397E+018" calcext:value-type="float">
            <text:p>1.5729303119439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205039E+018" calcext:value-type="float">
            <text:p>1.57293031205039E+018</text:p>
          </table:table-cell>
          <table:table-cell office:value-type="float" office:value="7047" calcext:value-type="float">
            <text:p>7047</text:p>
          </table:table-cell>
          <table:table-cell office:value-type="float" office:value="1.5729303119979E+018" calcext:value-type="float">
            <text:p>1.572930311997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2999970913" calcext:value-type="float">
            <text:p>0.0099299997</text:p>
          </table:table-cell>
        </table:table-row>
        <table:table-row table:style-name="ro1">
          <table:table-cell/>
          <table:table-cell office:value-type="float" office:value="1.57293031210414E+018" calcext:value-type="float">
            <text:p>1.57293031210414E+018</text:p>
          </table:table-cell>
          <table:table-cell office:value-type="float" office:value="7048" calcext:value-type="float">
            <text:p>7048</text:p>
          </table:table-cell>
          <table:table-cell office:value-type="float" office:value="1.57293031205005E+018" calcext:value-type="float">
            <text:p>1.5729303120500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215571E+018" calcext:value-type="float">
            <text:p>1.57293031215571E+018</text:p>
          </table:table-cell>
          <table:table-cell office:value-type="float" office:value="7049" calcext:value-type="float">
            <text:p>7049</text:p>
          </table:table-cell>
          <table:table-cell office:value-type="float" office:value="1.57293031210354E+018" calcext:value-type="float">
            <text:p>1.5729303121035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220998E+018" calcext:value-type="float">
            <text:p>1.57293031220998E+018</text:p>
          </table:table-cell>
          <table:table-cell office:value-type="float" office:value="7050" calcext:value-type="float">
            <text:p>7050</text:p>
          </table:table-cell>
          <table:table-cell office:value-type="float" office:value="1.57293031215567E+018" calcext:value-type="float">
            <text:p>1.5729303121556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226173E+018" calcext:value-type="float">
            <text:p>1.57293031226173E+018</text:p>
          </table:table-cell>
          <table:table-cell office:value-type="float" office:value="7051" calcext:value-type="float">
            <text:p>7051</text:p>
          </table:table-cell>
          <table:table-cell office:value-type="float" office:value="1.57293031220933E+018" calcext:value-type="float">
            <text:p>1.5729303122093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2316E+018" calcext:value-type="float">
            <text:p>1.572930312316E+018</text:p>
          </table:table-cell>
          <table:table-cell office:value-type="float" office:value="7052" calcext:value-type="float">
            <text:p>7052</text:p>
          </table:table-cell>
          <table:table-cell office:value-type="float" office:value="1.57293031226136E+018" calcext:value-type="float">
            <text:p>1.5729303122613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23683E+018" calcext:value-type="float">
            <text:p>1.5729303123683E+018</text:p>
          </table:table-cell>
          <table:table-cell office:value-type="float" office:value="7053" calcext:value-type="float">
            <text:p>7053</text:p>
          </table:table-cell>
          <table:table-cell office:value-type="float" office:value="1.57293031231539E+018" calcext:value-type="float">
            <text:p>1.5729303123153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89000033587" calcext:value-type="float">
            <text:p>0.0098900003</text:p>
          </table:table-cell>
        </table:table-row>
        <table:table-row table:style-name="ro1">
          <table:table-cell/>
          <table:table-cell office:value-type="float" office:value="1.57293031242074E+018" calcext:value-type="float">
            <text:p>1.57293031242074E+018</text:p>
          </table:table-cell>
          <table:table-cell office:value-type="float" office:value="7054" calcext:value-type="float">
            <text:p>7054</text:p>
          </table:table-cell>
          <table:table-cell office:value-type="float" office:value="1.57293031236805E+018" calcext:value-type="float">
            <text:p>1.5729303123680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247303E+018" calcext:value-type="float">
            <text:p>1.57293031247303E+018</text:p>
          </table:table-cell>
          <table:table-cell office:value-type="float" office:value="7055" calcext:value-type="float">
            <text:p>7055</text:p>
          </table:table-cell>
          <table:table-cell office:value-type="float" office:value="1.57293031242042E+018" calcext:value-type="float">
            <text:p>1.5729303124204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252712E+018" calcext:value-type="float">
            <text:p>1.57293031252712E+018</text:p>
          </table:table-cell>
          <table:table-cell office:value-type="float" office:value="7056" calcext:value-type="float">
            <text:p>7056</text:p>
          </table:table-cell>
          <table:table-cell office:value-type="float" office:value="1.57293031247283E+018" calcext:value-type="float">
            <text:p>1.5729303124728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258072E+018" calcext:value-type="float">
            <text:p>1.57293031258072E+018</text:p>
          </table:table-cell>
          <table:table-cell office:value-type="float" office:value="7057" calcext:value-type="float">
            <text:p>7057</text:p>
          </table:table-cell>
          <table:table-cell office:value-type="float" office:value="1.57293031252647E+018" calcext:value-type="float">
            <text:p>1.5729303125264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26338E+018" calcext:value-type="float">
            <text:p>1.5729303126338E+018</text:p>
          </table:table-cell>
          <table:table-cell office:value-type="float" office:value="7058" calcext:value-type="float">
            <text:p>7058</text:p>
          </table:table-cell>
          <table:table-cell office:value-type="float" office:value="1.57293031258012E+018" calcext:value-type="float">
            <text:p>1.5729303125801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268595E+018" calcext:value-type="float">
            <text:p>1.57293031268595E+018</text:p>
          </table:table-cell>
          <table:table-cell office:value-type="float" office:value="7059" calcext:value-type="float">
            <text:p>7059</text:p>
          </table:table-cell>
          <table:table-cell office:value-type="float" office:value="1.57293031263323E+018" calcext:value-type="float">
            <text:p>1.5729303126332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273974E+018" calcext:value-type="float">
            <text:p>1.57293031273974E+018</text:p>
          </table:table-cell>
          <table:table-cell office:value-type="float" office:value="7060" calcext:value-type="float">
            <text:p>7060</text:p>
          </table:table-cell>
          <table:table-cell office:value-type="float" office:value="1.57293031268616E+018" calcext:value-type="float">
            <text:p>1.5729303126861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279391E+018" calcext:value-type="float">
            <text:p>1.57293031279391E+018</text:p>
          </table:table-cell>
          <table:table-cell office:value-type="float" office:value="7061" calcext:value-type="float">
            <text:p>7061</text:p>
          </table:table-cell>
          <table:table-cell office:value-type="float" office:value="1.57293031274003E+018" calcext:value-type="float">
            <text:p>1.5729303127400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284819E+018" calcext:value-type="float">
            <text:p>1.57293031284819E+018</text:p>
          </table:table-cell>
          <table:table-cell office:value-type="float" office:value="7062" calcext:value-type="float">
            <text:p>7062</text:p>
          </table:table-cell>
          <table:table-cell office:value-type="float" office:value="1.57293031279362E+018" calcext:value-type="float">
            <text:p>1.5729303127936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290317E+018" calcext:value-type="float">
            <text:p>1.57293031290317E+018</text:p>
          </table:table-cell>
          <table:table-cell office:value-type="float" office:value="7063" calcext:value-type="float">
            <text:p>7063</text:p>
          </table:table-cell>
          <table:table-cell office:value-type="float" office:value="1.57293031284872E+018" calcext:value-type="float">
            <text:p>1.5729303128487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295671E+018" calcext:value-type="float">
            <text:p>1.57293031295671E+018</text:p>
          </table:table-cell>
          <table:table-cell office:value-type="float" office:value="7064" calcext:value-type="float">
            <text:p>7064</text:p>
          </table:table-cell>
          <table:table-cell office:value-type="float" office:value="1.57293031290255E+018" calcext:value-type="float">
            <text:p>1.5729303129025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301252E+018" calcext:value-type="float">
            <text:p>1.57293031301252E+018</text:p>
          </table:table-cell>
          <table:table-cell office:value-type="float" office:value="7065" calcext:value-type="float">
            <text:p>7065</text:p>
          </table:table-cell>
          <table:table-cell office:value-type="float" office:value="1.57293031295672E+018" calcext:value-type="float">
            <text:p>1.5729303129567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306678E+018" calcext:value-type="float">
            <text:p>1.57293031306678E+018</text:p>
          </table:table-cell>
          <table:table-cell office:value-type="float" office:value="7066" calcext:value-type="float">
            <text:p>7066</text:p>
          </table:table-cell>
          <table:table-cell office:value-type="float" office:value="1.57293031301239E+018" calcext:value-type="float">
            <text:p>1.572930313012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311984E+018" calcext:value-type="float">
            <text:p>1.57293031311984E+018</text:p>
          </table:table-cell>
          <table:table-cell office:value-type="float" office:value="7067" calcext:value-type="float">
            <text:p>7067</text:p>
          </table:table-cell>
          <table:table-cell office:value-type="float" office:value="1.57293031306593E+018" calcext:value-type="float">
            <text:p>1.5729303130659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317385E+018" calcext:value-type="float">
            <text:p>1.57293031317385E+018</text:p>
          </table:table-cell>
          <table:table-cell office:value-type="float" office:value="7068" calcext:value-type="float">
            <text:p>7068</text:p>
          </table:table-cell>
          <table:table-cell office:value-type="float" office:value="1.57293031311987E+018" calcext:value-type="float">
            <text:p>1.5729303131198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322748E+018" calcext:value-type="float">
            <text:p>1.57293031322748E+018</text:p>
          </table:table-cell>
          <table:table-cell office:value-type="float" office:value="7069" calcext:value-type="float">
            <text:p>7069</text:p>
          </table:table-cell>
          <table:table-cell office:value-type="float" office:value="1.57293031317389E+018" calcext:value-type="float">
            <text:p>1.5729303131738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328144E+018" calcext:value-type="float">
            <text:p>1.57293031328144E+018</text:p>
          </table:table-cell>
          <table:table-cell office:value-type="float" office:value="7070" calcext:value-type="float">
            <text:p>7070</text:p>
          </table:table-cell>
          <table:table-cell office:value-type="float" office:value="1.57293031322678E+018" calcext:value-type="float">
            <text:p>1.5729303132267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333725E+018" calcext:value-type="float">
            <text:p>1.57293031333725E+018</text:p>
          </table:table-cell>
          <table:table-cell office:value-type="float" office:value="7071" calcext:value-type="float">
            <text:p>7071</text:p>
          </table:table-cell>
          <table:table-cell office:value-type="float" office:value="1.57293031328098E+018" calcext:value-type="float">
            <text:p>1.5729303132809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339074E+018" calcext:value-type="float">
            <text:p>1.57293031339074E+018</text:p>
          </table:table-cell>
          <table:table-cell office:value-type="float" office:value="7072" calcext:value-type="float">
            <text:p>7072</text:p>
          </table:table-cell>
          <table:table-cell office:value-type="float" office:value="1.57293031333733E+018" calcext:value-type="float">
            <text:p>1.5729303133373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344506E+018" calcext:value-type="float">
            <text:p>1.57293031344506E+018</text:p>
          </table:table-cell>
          <table:table-cell office:value-type="float" office:value="7073" calcext:value-type="float">
            <text:p>7073</text:p>
          </table:table-cell>
          <table:table-cell office:value-type="float" office:value="1.57293031339088E+018" calcext:value-type="float">
            <text:p>1.57293031339088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350055E+018" calcext:value-type="float">
            <text:p>1.57293031350055E+018</text:p>
          </table:table-cell>
          <table:table-cell office:value-type="float" office:value="7074" calcext:value-type="float">
            <text:p>7074</text:p>
          </table:table-cell>
          <table:table-cell office:value-type="float" office:value="1.57293031344467E+018" calcext:value-type="float">
            <text:p>1.5729303134446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100800003856" calcext:value-type="float">
            <text:p>0.0100800004</text:p>
          </table:table-cell>
        </table:table-row>
        <table:table-row table:style-name="ro1">
          <table:table-cell/>
          <table:table-cell office:value-type="float" office:value="1.57293031355366E+018" calcext:value-type="float">
            <text:p>1.57293031355366E+018</text:p>
          </table:table-cell>
          <table:table-cell office:value-type="float" office:value="7075" calcext:value-type="float">
            <text:p>7075</text:p>
          </table:table-cell>
          <table:table-cell office:value-type="float" office:value="1.57293031349971E+018" calcext:value-type="float">
            <text:p>1.5729303134997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360615E+018" calcext:value-type="float">
            <text:p>1.57293031360615E+018</text:p>
          </table:table-cell>
          <table:table-cell office:value-type="float" office:value="7076" calcext:value-type="float">
            <text:p>7076</text:p>
          </table:table-cell>
          <table:table-cell office:value-type="float" office:value="1.57293031355342E+018" calcext:value-type="float">
            <text:p>1.5729303135534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366046E+018" calcext:value-type="float">
            <text:p>1.57293031366046E+018</text:p>
          </table:table-cell>
          <table:table-cell office:value-type="float" office:value="7077" calcext:value-type="float">
            <text:p>7077</text:p>
          </table:table-cell>
          <table:table-cell office:value-type="float" office:value="1.57293031360626E+018" calcext:value-type="float">
            <text:p>1.5729303136062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371551E+018" calcext:value-type="float">
            <text:p>1.57293031371551E+018</text:p>
          </table:table-cell>
          <table:table-cell office:value-type="float" office:value="7078" calcext:value-type="float">
            <text:p>7078</text:p>
          </table:table-cell>
          <table:table-cell office:value-type="float" office:value="1.57293031365988E+018" calcext:value-type="float">
            <text:p>1.5729303136598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37671E+018" calcext:value-type="float">
            <text:p>1.5729303137671E+018</text:p>
          </table:table-cell>
          <table:table-cell office:value-type="float" office:value="7079" calcext:value-type="float">
            <text:p>7079</text:p>
          </table:table-cell>
          <table:table-cell office:value-type="float" office:value="1.57293031371462E+018" calcext:value-type="float">
            <text:p>1.5729303137146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381872E+018" calcext:value-type="float">
            <text:p>1.57293031381872E+018</text:p>
          </table:table-cell>
          <table:table-cell office:value-type="float" office:value="7080" calcext:value-type="float">
            <text:p>7080</text:p>
          </table:table-cell>
          <table:table-cell office:value-type="float" office:value="1.57293031376664E+018" calcext:value-type="float">
            <text:p>1.5729303137666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387124E+018" calcext:value-type="float">
            <text:p>1.57293031387124E+018</text:p>
          </table:table-cell>
          <table:table-cell office:value-type="float" office:value="7081" calcext:value-type="float">
            <text:p>7081</text:p>
          </table:table-cell>
          <table:table-cell office:value-type="float" office:value="1.57293031381875E+018" calcext:value-type="float">
            <text:p>1.5729303138187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392495E+018" calcext:value-type="float">
            <text:p>1.57293031392495E+018</text:p>
          </table:table-cell>
          <table:table-cell office:value-type="float" office:value="7082" calcext:value-type="float">
            <text:p>7082</text:p>
          </table:table-cell>
          <table:table-cell office:value-type="float" office:value="1.5729303138709E+018" calcext:value-type="float">
            <text:p>1.572930313870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397752E+018" calcext:value-type="float">
            <text:p>1.57293031397752E+018</text:p>
          </table:table-cell>
          <table:table-cell office:value-type="float" office:value="7083" calcext:value-type="float">
            <text:p>7083</text:p>
          </table:table-cell>
          <table:table-cell office:value-type="float" office:value="1.57293031392476E+018" calcext:value-type="float">
            <text:p>1.5729303139247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7000001371" calcext:value-type="float">
            <text:p>0.00997</text:p>
          </table:table-cell>
        </table:table-row>
        <table:table-row table:style-name="ro1">
          <table:table-cell/>
          <table:table-cell office:value-type="float" office:value="1.57293031403073E+018" calcext:value-type="float">
            <text:p>1.57293031403073E+018</text:p>
          </table:table-cell>
          <table:table-cell office:value-type="float" office:value="7084" calcext:value-type="float">
            <text:p>7084</text:p>
          </table:table-cell>
          <table:table-cell office:value-type="float" office:value="1.57293031397713E+018" calcext:value-type="float">
            <text:p>1.5729303139771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6000040323" calcext:value-type="float">
            <text:p>0.0099600004</text:p>
          </table:table-cell>
        </table:table-row>
        <table:table-row table:style-name="ro1">
          <table:table-cell/>
          <table:table-cell office:value-type="float" office:value="1.57293031413325E+018" calcext:value-type="float">
            <text:p>1.57293031413325E+018</text:p>
          </table:table-cell>
          <table:table-cell office:value-type="float" office:value="7085" calcext:value-type="float">
            <text:p>7085</text:p>
          </table:table-cell>
          <table:table-cell office:value-type="float" office:value="1.57293031403051E+018" calcext:value-type="float">
            <text:p>1.5729303140305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418729E+018" calcext:value-type="float">
            <text:p>1.57293031418729E+018</text:p>
          </table:table-cell>
          <table:table-cell office:value-type="float" office:value="7086" calcext:value-type="float">
            <text:p>7086</text:p>
          </table:table-cell>
          <table:table-cell office:value-type="float" office:value="1.57293031413347E+018" calcext:value-type="float">
            <text:p>1.5729303141334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424202E+018" calcext:value-type="float">
            <text:p>1.57293031424202E+018</text:p>
          </table:table-cell>
          <table:table-cell office:value-type="float" office:value="7087" calcext:value-type="float">
            <text:p>7087</text:p>
          </table:table-cell>
          <table:table-cell office:value-type="float" office:value="1.57293031418745E+018" calcext:value-type="float">
            <text:p>1.572930314187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434522E+018" calcext:value-type="float">
            <text:p>1.57293031434522E+018</text:p>
          </table:table-cell>
          <table:table-cell office:value-type="float" office:value="7088" calcext:value-type="float">
            <text:p>7088</text:p>
          </table:table-cell>
          <table:table-cell office:value-type="float" office:value="1.57293031424146E+018" calcext:value-type="float">
            <text:p>1.5729303142414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440096E+018" calcext:value-type="float">
            <text:p>1.57293031440096E+018</text:p>
          </table:table-cell>
          <table:table-cell office:value-type="float" office:value="7089" calcext:value-type="float">
            <text:p>7089</text:p>
          </table:table-cell>
          <table:table-cell office:value-type="float" office:value="1.57293031434538E+018" calcext:value-type="float">
            <text:p>1.5729303143453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445361E+018" calcext:value-type="float">
            <text:p>1.57293031445361E+018</text:p>
          </table:table-cell>
          <table:table-cell office:value-type="float" office:value="7090" calcext:value-type="float">
            <text:p>7090</text:p>
          </table:table-cell>
          <table:table-cell office:value-type="float" office:value="1.57293031440028E+018" calcext:value-type="float">
            <text:p>1.5729303144002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450759E+018" calcext:value-type="float">
            <text:p>1.57293031450759E+018</text:p>
          </table:table-cell>
          <table:table-cell office:value-type="float" office:value="7091" calcext:value-type="float">
            <text:p>7091</text:p>
          </table:table-cell>
          <table:table-cell office:value-type="float" office:value="1.57293031445309E+018" calcext:value-type="float">
            <text:p>1.5729303144530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455976E+018" calcext:value-type="float">
            <text:p>1.57293031455976E+018</text:p>
          </table:table-cell>
          <table:table-cell office:value-type="float" office:value="7092" calcext:value-type="float">
            <text:p>7092</text:p>
          </table:table-cell>
          <table:table-cell office:value-type="float" office:value="1.5729303145069E+018" calcext:value-type="float">
            <text:p>1.572930314506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461423E+018" calcext:value-type="float">
            <text:p>1.57293031461423E+018</text:p>
          </table:table-cell>
          <table:table-cell office:value-type="float" office:value="7093" calcext:value-type="float">
            <text:p>7093</text:p>
          </table:table-cell>
          <table:table-cell office:value-type="float" office:value="1.57293031455972E+018" calcext:value-type="float">
            <text:p>1.5729303145597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466762E+018" calcext:value-type="float">
            <text:p>1.57293031466762E+018</text:p>
          </table:table-cell>
          <table:table-cell office:value-type="float" office:value="7094" calcext:value-type="float">
            <text:p>7094</text:p>
          </table:table-cell>
          <table:table-cell office:value-type="float" office:value="1.57293031461471E+018" calcext:value-type="float">
            <text:p>1.5729303146147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899999961" calcext:value-type="float">
            <text:p>0.01009</text:p>
          </table:table-cell>
        </table:table-row>
        <table:table-row table:style-name="ro1">
          <table:table-cell/>
          <table:table-cell office:value-type="float" office:value="1.57293031472066E+018" calcext:value-type="float">
            <text:p>1.57293031472066E+018</text:p>
          </table:table-cell>
          <table:table-cell office:value-type="float" office:value="7095" calcext:value-type="float">
            <text:p>7095</text:p>
          </table:table-cell>
          <table:table-cell office:value-type="float" office:value="1.57293031466758E+018" calcext:value-type="float">
            <text:p>1.5729303146675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477657E+018" calcext:value-type="float">
            <text:p>1.57293031477657E+018</text:p>
          </table:table-cell>
          <table:table-cell office:value-type="float" office:value="7096" calcext:value-type="float">
            <text:p>7096</text:p>
          </table:table-cell>
          <table:table-cell office:value-type="float" office:value="1.57293031472021E+018" calcext:value-type="float">
            <text:p>1.5729303147202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483147E+018" calcext:value-type="float">
            <text:p>1.57293031483147E+018</text:p>
          </table:table-cell>
          <table:table-cell office:value-type="float" office:value="7097" calcext:value-type="float">
            <text:p>7097</text:p>
          </table:table-cell>
          <table:table-cell office:value-type="float" office:value="1.57293031477565E+018" calcext:value-type="float">
            <text:p>1.5729303147756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-0.0000199999994948" calcext:value-type="float">
            <text:p>-2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488423E+018" calcext:value-type="float">
            <text:p>1.57293031488423E+018</text:p>
          </table:table-cell>
          <table:table-cell office:value-type="float" office:value="7098" calcext:value-type="float">
            <text:p>7098</text:p>
          </table:table-cell>
          <table:table-cell office:value-type="float" office:value="1.57293031483048E+018" calcext:value-type="float">
            <text:p>1.57293031483048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493693E+018" calcext:value-type="float">
            <text:p>1.57293031493693E+018</text:p>
          </table:table-cell>
          <table:table-cell office:value-type="float" office:value="7099" calcext:value-type="float">
            <text:p>7099</text:p>
          </table:table-cell>
          <table:table-cell office:value-type="float" office:value="1.57293031488383E+018" calcext:value-type="float">
            <text:p>1.5729303148838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100899999961" calcext:value-type="float">
            <text:p>0.01009</text:p>
          </table:table-cell>
        </table:table-row>
        <table:table-row table:style-name="ro1">
          <table:table-cell/>
          <table:table-cell office:value-type="float" office:value="1.57293031499009E+018" calcext:value-type="float">
            <text:p>1.57293031499009E+018</text:p>
          </table:table-cell>
          <table:table-cell office:value-type="float" office:value="7100" calcext:value-type="float">
            <text:p>7100</text:p>
          </table:table-cell>
          <table:table-cell office:value-type="float" office:value="1.57293031493662E+018" calcext:value-type="float">
            <text:p>1.5729303149366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-0.0000399999989895" calcext:value-type="float">
            <text:p>-4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504393E+018" calcext:value-type="float">
            <text:p>1.57293031504393E+018</text:p>
          </table:table-cell>
          <table:table-cell office:value-type="float" office:value="7101" calcext:value-type="float">
            <text:p>7101</text:p>
          </table:table-cell>
          <table:table-cell office:value-type="float" office:value="1.57293031499032E+018" calcext:value-type="float">
            <text:p>1.5729303149903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509763E+018" calcext:value-type="float">
            <text:p>1.57293031509763E+018</text:p>
          </table:table-cell>
          <table:table-cell office:value-type="float" office:value="7102" calcext:value-type="float">
            <text:p>7102</text:p>
          </table:table-cell>
          <table:table-cell office:value-type="float" office:value="1.57293031504399E+018" calcext:value-type="float">
            <text:p>1.57293031504399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514976E+018" calcext:value-type="float">
            <text:p>1.57293031514976E+018</text:p>
          </table:table-cell>
          <table:table-cell office:value-type="float" office:value="7103" calcext:value-type="float">
            <text:p>7103</text:p>
          </table:table-cell>
          <table:table-cell office:value-type="float" office:value="1.57293031509696E+018" calcext:value-type="float">
            <text:p>1.5729303150969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520462E+018" calcext:value-type="float">
            <text:p>1.57293031520462E+018</text:p>
          </table:table-cell>
          <table:table-cell office:value-type="float" office:value="7104" calcext:value-type="float">
            <text:p>7104</text:p>
          </table:table-cell>
          <table:table-cell office:value-type="float" office:value="1.57293031514997E+018" calcext:value-type="float">
            <text:p>1.5729303151499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525632E+018" calcext:value-type="float">
            <text:p>1.57293031525632E+018</text:p>
          </table:table-cell>
          <table:table-cell office:value-type="float" office:value="7105" calcext:value-type="float">
            <text:p>7105</text:p>
          </table:table-cell>
          <table:table-cell office:value-type="float" office:value="1.5729303152038E+018" calcext:value-type="float">
            <text:p>1.572930315203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530972E+018" calcext:value-type="float">
            <text:p>1.57293031530972E+018</text:p>
          </table:table-cell>
          <table:table-cell office:value-type="float" office:value="7106" calcext:value-type="float">
            <text:p>7106</text:p>
          </table:table-cell>
          <table:table-cell office:value-type="float" office:value="1.57293031525601E+018" calcext:value-type="float">
            <text:p>1.5729303152560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536283E+018" calcext:value-type="float">
            <text:p>1.57293031536283E+018</text:p>
          </table:table-cell>
          <table:table-cell office:value-type="float" office:value="7107" calcext:value-type="float">
            <text:p>7107</text:p>
          </table:table-cell>
          <table:table-cell office:value-type="float" office:value="1.57293031530922E+018" calcext:value-type="float">
            <text:p>1.5729303153092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546576E+018" calcext:value-type="float">
            <text:p>1.57293031546576E+018</text:p>
          </table:table-cell>
          <table:table-cell office:value-type="float" office:value="7108" calcext:value-type="float">
            <text:p>7108</text:p>
          </table:table-cell>
          <table:table-cell office:value-type="float" office:value="1.57293031536229E+018" calcext:value-type="float">
            <text:p>1.5729303153622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552077E+018" calcext:value-type="float">
            <text:p>1.57293031552077E+018</text:p>
          </table:table-cell>
          <table:table-cell office:value-type="float" office:value="7109" calcext:value-type="float">
            <text:p>7109</text:p>
          </table:table-cell>
          <table:table-cell office:value-type="float" office:value="1.57293031546633E+018" calcext:value-type="float">
            <text:p>1.5729303154663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557283E+018" calcext:value-type="float">
            <text:p>1.57293031557283E+018</text:p>
          </table:table-cell>
          <table:table-cell office:value-type="float" office:value="7110" calcext:value-type="float">
            <text:p>7110</text:p>
          </table:table-cell>
          <table:table-cell office:value-type="float" office:value="1.57293031552019E+018" calcext:value-type="float">
            <text:p>1.5729303155201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499996915" calcext:value-type="float">
            <text:p>0.0100499997</text:p>
          </table:table-cell>
        </table:table-row>
        <table:table-row table:style-name="ro1">
          <table:table-cell/>
          <table:table-cell office:value-type="float" office:value="1.57293031567668E+018" calcext:value-type="float">
            <text:p>1.57293031567668E+018</text:p>
          </table:table-cell>
          <table:table-cell office:value-type="float" office:value="7111" calcext:value-type="float">
            <text:p>7111</text:p>
          </table:table-cell>
          <table:table-cell office:value-type="float" office:value="1.57293031557245E+018" calcext:value-type="float">
            <text:p>1.572930315572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999999977648" calcext:value-type="float">
            <text:p>0.0099999998</text:p>
          </table:table-cell>
        </table:table-row>
        <table:table-row table:style-name="ro1">
          <table:table-cell/>
          <table:table-cell office:value-type="float" office:value="1.5729303157291E+018" calcext:value-type="float">
            <text:p>1.5729303157291E+018</text:p>
          </table:table-cell>
          <table:table-cell office:value-type="float" office:value="7112" calcext:value-type="float">
            <text:p>7112</text:p>
          </table:table-cell>
          <table:table-cell office:value-type="float" office:value="1.57293031567612E+018" calcext:value-type="float">
            <text:p>1.5729303156761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578259E+018" calcext:value-type="float">
            <text:p>1.57293031578259E+018</text:p>
          </table:table-cell>
          <table:table-cell office:value-type="float" office:value="7113" calcext:value-type="float">
            <text:p>7113</text:p>
          </table:table-cell>
          <table:table-cell office:value-type="float" office:value="1.57293031572922E+018" calcext:value-type="float">
            <text:p>1.5729303157292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100003183" calcext:value-type="float">
            <text:p>0.0100100003</text:p>
          </table:table-cell>
        </table:table-row>
        <table:table-row table:style-name="ro1">
          <table:table-cell/>
          <table:table-cell office:value-type="float" office:value="1.57293031583654E+018" calcext:value-type="float">
            <text:p>1.57293031583654E+018</text:p>
          </table:table-cell>
          <table:table-cell office:value-type="float" office:value="7114" calcext:value-type="float">
            <text:p>7114</text:p>
          </table:table-cell>
          <table:table-cell office:value-type="float" office:value="1.57293031578288E+018" calcext:value-type="float">
            <text:p>1.57293031578288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-0.000110000000859" calcext:value-type="float">
            <text:p>-0.00011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899999961" calcext:value-type="float">
            <text:p>0.01009</text:p>
          </table:table-cell>
        </table:table-row>
        <table:table-row table:style-name="ro1">
          <table:table-cell/>
          <table:table-cell office:value-type="float" office:value="1.57293031589037E+018" calcext:value-type="float">
            <text:p>1.57293031589037E+018</text:p>
          </table:table-cell>
          <table:table-cell office:value-type="float" office:value="7115" calcext:value-type="float">
            <text:p>7115</text:p>
          </table:table-cell>
          <table:table-cell office:value-type="float" office:value="1.5729303158366E+018" calcext:value-type="float">
            <text:p>1.5729303158366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594598E+018" calcext:value-type="float">
            <text:p>1.57293031594598E+018</text:p>
          </table:table-cell>
          <table:table-cell office:value-type="float" office:value="7116" calcext:value-type="float">
            <text:p>7116</text:p>
          </table:table-cell>
          <table:table-cell office:value-type="float" office:value="1.57293031589056E+018" calcext:value-type="float">
            <text:p>1.57293031589056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00899999961" calcext:value-type="float">
            <text:p>0.01009</text:p>
          </table:table-cell>
        </table:table-row>
        <table:table-row table:style-name="ro1">
          <table:table-cell/>
          <table:table-cell office:value-type="float" office:value="1.57293031600058E+018" calcext:value-type="float">
            <text:p>1.57293031600058E+018</text:p>
          </table:table-cell>
          <table:table-cell office:value-type="float" office:value="7117" calcext:value-type="float">
            <text:p>7117</text:p>
          </table:table-cell>
          <table:table-cell office:value-type="float" office:value="1.57293031594533E+018" calcext:value-type="float">
            <text:p>1.5729303159453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800003856" calcext:value-type="float">
            <text:p>0.0100800004</text:p>
          </table:table-cell>
        </table:table-row>
        <table:table-row table:style-name="ro1">
          <table:table-cell/>
          <table:table-cell office:value-type="float" office:value="1.57293031605485E+018" calcext:value-type="float">
            <text:p>1.57293031605485E+018</text:p>
          </table:table-cell>
          <table:table-cell office:value-type="float" office:value="7118" calcext:value-type="float">
            <text:p>7118</text:p>
          </table:table-cell>
          <table:table-cell office:value-type="float" office:value="1.57293031600067E+018" calcext:value-type="float">
            <text:p>1.5729303160006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number-columns-repeated="2" office:value-type="float" office:value="-0.0000299999992421" calcext:value-type="float">
            <text:p>-3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1091E+018" calcext:value-type="float">
            <text:p>1.5729303161091E+018</text:p>
          </table:table-cell>
          <table:table-cell office:value-type="float" office:value="7119" calcext:value-type="float">
            <text:p>7119</text:p>
          </table:table-cell>
          <table:table-cell office:value-type="float" office:value="1.57293031605443E+018" calcext:value-type="float">
            <text:p>1.5729303160544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21369E+018" calcext:value-type="float">
            <text:p>1.57293031621369E+018</text:p>
          </table:table-cell>
          <table:table-cell office:value-type="float" office:value="7120" calcext:value-type="float">
            <text:p>7120</text:p>
          </table:table-cell>
          <table:table-cell office:value-type="float" office:value="1.5729303161084E+018" calcext:value-type="float">
            <text:p>1.5729303161084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626786E+018" calcext:value-type="float">
            <text:p>1.57293031626786E+018</text:p>
          </table:table-cell>
          <table:table-cell office:value-type="float" office:value="7121" calcext:value-type="float">
            <text:p>7121</text:p>
          </table:table-cell>
          <table:table-cell office:value-type="float" office:value="1.57293031621247E+018" calcext:value-type="float">
            <text:p>1.5729303162124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32123E+018" calcext:value-type="float">
            <text:p>1.57293031632123E+018</text:p>
          </table:table-cell>
          <table:table-cell office:value-type="float" office:value="7122" calcext:value-type="float">
            <text:p>7122</text:p>
          </table:table-cell>
          <table:table-cell office:value-type="float" office:value="1.57293031626699E+018" calcext:value-type="float">
            <text:p>1.57293031626699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900000013644" calcext:value-type="float">
            <text:p>-9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37542E+018" calcext:value-type="float">
            <text:p>1.57293031637542E+018</text:p>
          </table:table-cell>
          <table:table-cell office:value-type="float" office:value="7123" calcext:value-type="float">
            <text:p>7123</text:p>
          </table:table-cell>
          <table:table-cell office:value-type="float" office:value="1.57293031632044E+018" calcext:value-type="float">
            <text:p>1.57293031632044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100800003856" calcext:value-type="float">
            <text:p>0.0100800004</text:p>
          </table:table-cell>
        </table:table-row>
        <table:table-row table:style-name="ro1">
          <table:table-cell/>
          <table:table-cell office:value-type="float" office:value="1.5729303164282E+018" calcext:value-type="float">
            <text:p>1.5729303164282E+018</text:p>
          </table:table-cell>
          <table:table-cell office:value-type="float" office:value="7124" calcext:value-type="float">
            <text:p>7124</text:p>
          </table:table-cell>
          <table:table-cell office:value-type="float" office:value="1.57293031637439E+018" calcext:value-type="float">
            <text:p>1.572930316374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9990000166" calcext:value-type="float">
            <text:p>0.0099900002</text:p>
          </table:table-cell>
        </table:table-row>
        <table:table-row table:style-name="ro1">
          <table:table-cell/>
          <table:table-cell office:value-type="float" office:value="1.57293031648138E+018" calcext:value-type="float">
            <text:p>1.57293031648138E+018</text:p>
          </table:table-cell>
          <table:table-cell office:value-type="float" office:value="7125" calcext:value-type="float">
            <text:p>7125</text:p>
          </table:table-cell>
          <table:table-cell office:value-type="float" office:value="1.57293031642822E+018" calcext:value-type="float">
            <text:p>1.5729303164282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800003856" calcext:value-type="float">
            <text:p>0.0100800004</text:p>
          </table:table-cell>
        </table:table-row>
        <table:table-row table:style-name="ro1">
          <table:table-cell/>
          <table:table-cell office:value-type="float" office:value="1.57293031653457E+018" calcext:value-type="float">
            <text:p>1.57293031653457E+018</text:p>
          </table:table-cell>
          <table:table-cell office:value-type="float" office:value="7126" calcext:value-type="float">
            <text:p>7126</text:p>
          </table:table-cell>
          <table:table-cell office:value-type="float" office:value="1.57293031648092E+018" calcext:value-type="float">
            <text:p>1.5729303164809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100199999288" calcext:value-type="float">
            <text:p>0.0100199999</text:p>
          </table:table-cell>
        </table:table-row>
        <table:table-row table:style-name="ro1">
          <table:table-cell/>
          <table:table-cell office:value-type="float" office:value="1.57293031658909E+018" calcext:value-type="float">
            <text:p>1.57293031658909E+018</text:p>
          </table:table-cell>
          <table:table-cell office:value-type="float" office:value="7127" calcext:value-type="float">
            <text:p>7127</text:p>
          </table:table-cell>
          <table:table-cell office:value-type="float" office:value="1.57293031653461E+018" calcext:value-type="float">
            <text:p>1.5729303165346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100299995393" calcext:value-type="float">
            <text:p>0.0100299995</text:p>
          </table:table-cell>
        </table:table-row>
        <table:table-row table:style-name="ro1">
          <table:table-cell/>
          <table:table-cell office:value-type="float" office:value="1.57293031669336E+018" calcext:value-type="float">
            <text:p>1.57293031669336E+018</text:p>
          </table:table-cell>
          <table:table-cell office:value-type="float" office:value="7128" calcext:value-type="float">
            <text:p>7128</text:p>
          </table:table-cell>
          <table:table-cell office:value-type="float" office:value="1.57293031658909E+018" calcext:value-type="float">
            <text:p>1.57293031658909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100699998438" calcext:value-type="float">
            <text:p>0.0100699998</text:p>
          </table:table-cell>
        </table:table-row>
        <table:table-row table:style-name="ro1">
          <table:table-cell/>
          <table:table-cell office:value-type="float" office:value="1.57293031674647E+018" calcext:value-type="float">
            <text:p>1.57293031674647E+018</text:p>
          </table:table-cell>
          <table:table-cell office:value-type="float" office:value="7129" calcext:value-type="float">
            <text:p>7129</text:p>
          </table:table-cell>
          <table:table-cell office:value-type="float" office:value="1.57293031669325E+018" calcext:value-type="float">
            <text:p>1.5729303166932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80033E+018" calcext:value-type="float">
            <text:p>1.57293031680033E+018</text:p>
          </table:table-cell>
          <table:table-cell office:value-type="float" office:value="7130" calcext:value-type="float">
            <text:p>7130</text:p>
          </table:table-cell>
          <table:table-cell office:value-type="float" office:value="1.57293031674682E+018" calcext:value-type="float">
            <text:p>1.5729303167468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600002334" calcext:value-type="float">
            <text:p>0.0100600002</text:p>
          </table:table-cell>
        </table:table-row>
        <table:table-row table:style-name="ro1">
          <table:table-cell/>
          <table:table-cell office:value-type="float" office:value="1.57293031685557E+018" calcext:value-type="float">
            <text:p>1.57293031685557E+018</text:p>
          </table:table-cell>
          <table:table-cell office:value-type="float" office:value="7131" calcext:value-type="float">
            <text:p>7131</text:p>
          </table:table-cell>
          <table:table-cell office:value-type="float" office:value="1.57293031679993E+018" calcext:value-type="float">
            <text:p>1.5729303167999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100800003856" calcext:value-type="float">
            <text:p>0.0100800004</text:p>
          </table:table-cell>
        </table:table-row>
        <table:table-row table:style-name="ro1">
          <table:table-cell/>
          <table:table-cell office:value-type="float" office:value="1.57293031691006E+018" calcext:value-type="float">
            <text:p>1.57293031691006E+018</text:p>
          </table:table-cell>
          <table:table-cell office:value-type="float" office:value="7132" calcext:value-type="float">
            <text:p>7132</text:p>
          </table:table-cell>
          <table:table-cell office:value-type="float" office:value="1.57293031685539E+018" calcext:value-type="float">
            <text:p>1.572930316855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997999962419" calcext:value-type="float">
            <text:p>0.0099799996</text:p>
          </table:table-cell>
        </table:table-row>
        <table:table-row table:style-name="ro1">
          <table:table-cell/>
          <table:table-cell office:value-type="float" office:value="1.57293031701483E+018" calcext:value-type="float">
            <text:p>1.57293031701483E+018</text:p>
          </table:table-cell>
          <table:table-cell office:value-type="float" office:value="7133" calcext:value-type="float">
            <text:p>7133</text:p>
          </table:table-cell>
          <table:table-cell office:value-type="float" office:value="1.57293031691016E+018" calcext:value-type="float">
            <text:p>1.5729303169101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100400000811" calcext:value-type="float">
            <text:p>0.0100400001</text:p>
          </table:table-cell>
        </table:table-row>
        <table:table-row table:style-name="ro1">
          <table:table-cell/>
          <table:table-cell office:value-type="float" office:value="1.57293031706786E+018" calcext:value-type="float">
            <text:p>1.57293031706786E+018</text:p>
          </table:table-cell>
          <table:table-cell office:value-type="float" office:value="7134" calcext:value-type="float">
            <text:p>7134</text:p>
          </table:table-cell>
          <table:table-cell office:value-type="float" office:value="1.57293031701416E+018" calcext:value-type="float">
            <text:p>1.57293031701416E+018</text:p>
          </table:table-cell>
          <table:table-cell/>
          <table:table-cell office:value-type="float" office:value="0.00920000020415" calcext:value-type="float">
            <text:p>0.0092000002</text:p>
          </table:table-cell>
          <table:table-cell table:style-name="Default" office:value-type="float" office:value="-0.00034999998752" calcext:value-type="float">
            <text:p>-0.00035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915000028908" calcext:value-type="float">
            <text:p>0.0091500003</text:p>
          </table:table-cell>
        </table:table-row>
        <table:table-row table:style-name="ro1">
          <table:table-cell/>
          <table:table-cell office:value-type="float" office:value="1.57293031712157E+018" calcext:value-type="float">
            <text:p>1.57293031712157E+018</text:p>
          </table:table-cell>
          <table:table-cell office:value-type="float" office:value="7135" calcext:value-type="float">
            <text:p>7135</text:p>
          </table:table-cell>
          <table:table-cell office:value-type="float" office:value="1.57293031706745E+018" calcext:value-type="float">
            <text:p>1.57293031706745E+018</text:p>
          </table:table-cell>
          <table:table-cell/>
          <table:table-cell office:value-type="float" office:value="0.00669999979436" calcext:value-type="float">
            <text:p>0.0066999998</text:p>
          </table:table-cell>
          <table:table-cell table:style-name="Default" office:value-type="float" office:value="-0.000199999994948" calcext:value-type="float">
            <text:p>-0.0002</text:p>
          </table:table-cell>
          <table:table-cell table:style-name="Default" office:value-type="float" office:value="-0.000169999999343" calcext:value-type="float">
            <text:p>-0.00017</text:p>
          </table:table-cell>
          <table:table-cell office:value-type="float" office:value="0.00665999995545" calcext:value-type="float">
            <text:p>0.00666</text:p>
          </table:table-cell>
        </table:table-row>
        <table:table-row table:style-name="ro1">
          <table:table-cell/>
          <table:table-cell office:value-type="float" office:value="1.57293031717492E+018" calcext:value-type="float">
            <text:p>1.57293031717492E+018</text:p>
          </table:table-cell>
          <table:table-cell office:value-type="float" office:value="7136" calcext:value-type="float">
            <text:p>7136</text:p>
          </table:table-cell>
          <table:table-cell office:value-type="float" office:value="1.57293031712109E+018" calcext:value-type="float">
            <text:p>1.57293031712109E+018</text:p>
          </table:table-cell>
          <table:table-cell/>
          <table:table-cell office:value-type="float" office:value="0.00419999985024" calcext:value-type="float">
            <text:p>0.0041999999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418000016361" calcext:value-type="float">
            <text:p>0.0041800002</text:p>
          </table:table-cell>
        </table:table-row>
        <table:table-row table:style-name="ro1">
          <table:table-cell/>
          <table:table-cell office:value-type="float" office:value="1.57293031722879E+018" calcext:value-type="float">
            <text:p>1.57293031722879E+018</text:p>
          </table:table-cell>
          <table:table-cell office:value-type="float" office:value="7137" calcext:value-type="float">
            <text:p>7137</text:p>
          </table:table-cell>
          <table:table-cell office:value-type="float" office:value="1.57293031717497E+018" calcext:value-type="float">
            <text:p>1.57293031717497E+018</text:p>
          </table:table-cell>
          <table:table-cell/>
          <table:table-cell office:value-type="float" office:value="0.00159999995958" calcext:value-type="float">
            <text:p>0.0016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156999996398" calcext:value-type="float">
            <text:p>0.00157</text:p>
          </table:table-cell>
        </table:table-row>
        <table:table-row table:style-name="ro1">
          <table:table-cell/>
          <table:table-cell office:value-type="float" office:value="1.57293031728229E+018" calcext:value-type="float">
            <text:p>1.57293031728229E+018</text:p>
          </table:table-cell>
          <table:table-cell office:value-type="float" office:value="7138" calcext:value-type="float">
            <text:p>7138</text:p>
          </table:table-cell>
          <table:table-cell office:value-type="float" office:value="1.57293031722883E+018" calcext:value-type="float">
            <text:p>1.57293031722883E+018</text:p>
          </table:table-cell>
          <table:table-cell/>
          <table:table-cell office:value-type="float" office:value="0.0010000000475" calcext:value-type="float">
            <text:p>0.001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0.00101000000723" calcext:value-type="float">
            <text:p>-0.00101</text:p>
          </table:table-cell>
        </table:table-row>
        <table:table-row table:style-name="ro1">
          <table:table-cell/>
          <table:table-cell office:value-type="float" office:value="1.57293031733608E+018" calcext:value-type="float">
            <text:p>1.57293031733608E+018</text:p>
          </table:table-cell>
          <table:table-cell office:value-type="float" office:value="7139" calcext:value-type="float">
            <text:p>7139</text:p>
          </table:table-cell>
          <table:table-cell office:value-type="float" office:value="1.57293031728185E+018" calcext:value-type="float">
            <text:p>1.57293031728185E+018</text:p>
          </table:table-cell>
          <table:table-cell/>
          <table:table-cell office:value-type="float" office:value="0.0046999999322" calcext:value-type="float">
            <text:p>0.0046999999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 office:value-type="float" office:value="0.000130000000354" calcext:value-type="float">
            <text:p>0.00013</text:p>
          </table:table-cell>
          <table:table-cell office:value-type="float" office:value="-0.00473000016063" calcext:value-type="float">
            <text:p>-0.0047300002</text:p>
          </table:table-cell>
        </table:table-row>
        <table:table-row table:style-name="ro1">
          <table:table-cell/>
          <table:table-cell office:value-type="float" office:value="1.57293031738945E+018" calcext:value-type="float">
            <text:p>1.57293031738945E+018</text:p>
          </table:table-cell>
          <table:table-cell office:value-type="float" office:value="7140" calcext:value-type="float">
            <text:p>7140</text:p>
          </table:table-cell>
          <table:table-cell office:value-type="float" office:value="1.57293031733548E+018" calcext:value-type="float">
            <text:p>1.57293031733548E+018</text:p>
          </table:table-cell>
          <table:table-cell/>
          <table:table-cell office:value-type="float" office:value="0.00710000004619" calcext:value-type="float">
            <text:p>0.0071</text:p>
          </table:table-cell>
          <table:table-cell office:value-type="float" office:value="0.0000700000018696" calcext:value-type="float">
            <text:p>7.00E-05</text:p>
          </table:table-cell>
          <table:table-cell table:style-name="Default" office:value-type="float" office:value="0.000190000006114" calcext:value-type="float">
            <text:p>0.00019</text:p>
          </table:table-cell>
          <table:table-cell office:value-type="float" office:value="-0.00712999980897" calcext:value-type="float">
            <text:p>-0.0071299998</text:p>
          </table:table-cell>
        </table:table-row>
        <table:table-row table:style-name="ro1">
          <table:table-cell/>
          <table:table-cell office:value-type="float" office:value="1.57293031744263E+018" calcext:value-type="float">
            <text:p>1.57293031744263E+018</text:p>
          </table:table-cell>
          <table:table-cell office:value-type="float" office:value="7141" calcext:value-type="float">
            <text:p>7141</text:p>
          </table:table-cell>
          <table:table-cell office:value-type="float" office:value="1.57293031738937E+018" calcext:value-type="float">
            <text:p>1.57293031738937E+018</text:p>
          </table:table-cell>
          <table:table-cell/>
          <table:table-cell office:value-type="float" office:value="0.00899999961257" calcext:value-type="float">
            <text:p>0.0089999996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.000199999994948" calcext:value-type="float">
            <text:p>0.0002</text:p>
          </table:table-cell>
          <table:table-cell office:value-type="float" office:value="-0.00899000000209" calcext:value-type="float">
            <text:p>-0.00899</text:p>
          </table:table-cell>
        </table:table-row>
        <table:table-row table:style-name="ro1">
          <table:table-cell/>
          <table:table-cell office:value-type="float" office:value="1.57293031749482E+018" calcext:value-type="float">
            <text:p>1.57293031749482E+018</text:p>
          </table:table-cell>
          <table:table-cell office:value-type="float" office:value="7142" calcext:value-type="float">
            <text:p>7142</text:p>
          </table:table-cell>
          <table:table-cell office:value-type="float" office:value="1.57293031744184E+018" calcext:value-type="float">
            <text:p>1.57293031744184E+018</text:p>
          </table:table-cell>
          <table:table-cell/>
          <table:table-cell office:value-type="float" office:value="0.0108000002801" calcext:value-type="float">
            <text:p>0.0108000003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0.000159999995958" calcext:value-type="float">
            <text:p>0.00016</text:p>
          </table:table-cell>
          <table:table-cell office:value-type="float" office:value="-0.0108500001952" calcext:value-type="float">
            <text:p>-0.0108500002</text:p>
          </table:table-cell>
        </table:table-row>
        <table:table-row table:style-name="ro1">
          <table:table-cell/>
          <table:table-cell office:value-type="float" office:value="1.57293031754923E+018" calcext:value-type="float">
            <text:p>1.57293031754923E+018</text:p>
          </table:table-cell>
          <table:table-cell office:value-type="float" office:value="7143" calcext:value-type="float">
            <text:p>7143</text:p>
          </table:table-cell>
          <table:table-cell office:value-type="float" office:value="1.57293031749469E+018" calcext:value-type="float">
            <text:p>1.57293031749469E+018</text:p>
          </table:table-cell>
          <table:table-cell/>
          <table:table-cell office:value-type="float" office:value="0.0126999998465" calcext:value-type="float">
            <text:p>0.0126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-0.0127499997616" calcext:value-type="float">
            <text:p>-0.0127499998</text:p>
          </table:table-cell>
        </table:table-row>
        <table:table-row table:style-name="ro1">
          <table:table-cell/>
          <table:table-cell office:value-type="float" office:value="1.57293031760256E+018" calcext:value-type="float">
            <text:p>1.57293031760256E+018</text:p>
          </table:table-cell>
          <table:table-cell office:value-type="float" office:value="7144" calcext:value-type="float">
            <text:p>7144</text:p>
          </table:table-cell>
          <table:table-cell office:value-type="float" office:value="1.57293031754826E+018" calcext:value-type="float">
            <text:p>1.57293031754826E+018</text:p>
          </table:table-cell>
          <table:table-cell/>
          <table:table-cell office:value-type="float" office:value="0.0159000009298" calcext:value-type="float">
            <text:p>0.0159000009</text:p>
          </table:table-cell>
          <table:table-cell table:style-name="Default" office:value-type="float" office:value="0.00044999999227" calcext:value-type="float">
            <text:p>0.00045</text:p>
          </table:table-cell>
          <table:table-cell table:style-name="Default" office:value-type="float" office:value="0.000159999995958" calcext:value-type="float">
            <text:p>0.00016</text:p>
          </table:table-cell>
          <table:table-cell office:value-type="float" office:value="-0.0158699993044" calcext:value-type="float">
            <text:p>-0.0158699993</text:p>
          </table:table-cell>
        </table:table-row>
        <table:table-row table:style-name="ro1">
          <table:table-cell/>
          <table:table-cell office:value-type="float" office:value="1.57293031765647E+018" calcext:value-type="float">
            <text:p>1.57293031765647E+018</text:p>
          </table:table-cell>
          <table:table-cell office:value-type="float" office:value="7145" calcext:value-type="float">
            <text:p>7145</text:p>
          </table:table-cell>
          <table:table-cell office:value-type="float" office:value="1.57293031760213E+018" calcext:value-type="float">
            <text:p>1.57293031760213E+018</text:p>
          </table:table-cell>
          <table:table-cell/>
          <table:table-cell office:value-type="float" office:value="0.0149999996647" calcext:value-type="float">
            <text:p>0.0149999997</text:p>
          </table:table-cell>
          <table:table-cell table:style-name="Default" office:value-type="float" office:value="0.000289999996312" calcext:value-type="float">
            <text:p>0.00029</text:p>
          </table:table-cell>
          <table:table-cell table:style-name="Default" office:value-type="float" office:value="0.000230000005104" calcext:value-type="float">
            <text:p>0.00023</text:p>
          </table:table-cell>
          <table:table-cell office:value-type="float" office:value="-0.0149499997497" calcext:value-type="float">
            <text:p>-0.0149499997</text:p>
          </table:table-cell>
        </table:table-row>
        <table:table-row table:style-name="ro1">
          <table:table-cell/>
          <table:table-cell office:value-type="float" office:value="1.57293031775923E+018" calcext:value-type="float">
            <text:p>1.57293031775923E+018</text:p>
          </table:table-cell>
          <table:table-cell office:value-type="float" office:value="7146" calcext:value-type="float">
            <text:p>7146</text:p>
          </table:table-cell>
          <table:table-cell office:value-type="float" office:value="1.57293031765648E+018" calcext:value-type="float">
            <text:p>1.57293031765648E+018</text:p>
          </table:table-cell>
          <table:table-cell/>
          <table:table-cell office:value-type="float" office:value="0.0138999996707" calcext:value-type="float">
            <text:p>0.0138999997</text:p>
          </table:table-cell>
          <table:table-cell table:style-name="Default" office:value-type="float" office:value="0.000119999996969" calcext:value-type="float">
            <text:p>0.00012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139499995857" calcext:value-type="float">
            <text:p>-0.0139499996</text:p>
          </table:table-cell>
        </table:table-row>
        <table:table-row table:style-name="ro1">
          <table:table-cell/>
          <table:table-cell office:value-type="float" office:value="1.57293031781296E+018" calcext:value-type="float">
            <text:p>1.57293031781296E+018</text:p>
          </table:table-cell>
          <table:table-cell office:value-type="float" office:value="7147" calcext:value-type="float">
            <text:p>7147</text:p>
          </table:table-cell>
          <table:table-cell office:value-type="float" office:value="1.57293031775935E+018" calcext:value-type="float">
            <text:p>1.57293031775935E+018</text:p>
          </table:table-cell>
          <table:table-cell/>
          <table:table-cell office:value-type="float" office:value="0.0125000001863" calcext:value-type="float">
            <text:p>0.0125000002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25000001863" calcext:value-type="float">
            <text:p>-0.0125000002</text:p>
          </table:table-cell>
        </table:table-row>
        <table:table-row table:style-name="ro1">
          <table:table-cell/>
          <table:table-cell office:value-type="float" office:value="1.57293031786726E+018" calcext:value-type="float">
            <text:p>1.57293031786726E+018</text:p>
          </table:table-cell>
          <table:table-cell office:value-type="float" office:value="7148" calcext:value-type="float">
            <text:p>7148</text:p>
          </table:table-cell>
          <table:table-cell office:value-type="float" office:value="1.57293031781311E+018" calcext:value-type="float">
            <text:p>1.57293031781311E+018</text:p>
          </table:table-cell>
          <table:table-cell/>
          <table:table-cell office:value-type="float" office:value="0.0115999998525" calcext:value-type="float">
            <text:p>0.0115999999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.000110000000859" calcext:value-type="float">
            <text:p>-0.00011</text:p>
          </table:table-cell>
          <table:table-cell office:value-type="float" office:value="-0.0116299996153" calcext:value-type="float">
            <text:p>-0.0116299996</text:p>
          </table:table-cell>
        </table:table-row>
        <table:table-row table:style-name="ro1">
          <table:table-cell/>
          <table:table-cell office:value-type="float" office:value="1.57293031792042E+018" calcext:value-type="float">
            <text:p>1.57293031792042E+018</text:p>
          </table:table-cell>
          <table:table-cell office:value-type="float" office:value="7149" calcext:value-type="float">
            <text:p>7149</text:p>
          </table:table-cell>
          <table:table-cell office:value-type="float" office:value="1.5729303178673E+018" calcext:value-type="float">
            <text:p>1.5729303178673E+018</text:p>
          </table:table-cell>
          <table:table-cell/>
          <table:table-cell office:value-type="float" office:value="0.01070000045" calcext:value-type="float">
            <text:p>0.0107000005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.000169999999343" calcext:value-type="float">
            <text:p>-0.00017</text:p>
          </table:table-cell>
          <table:table-cell office:value-type="float" office:value="-0.0107100000605" calcext:value-type="float">
            <text:p>-0.0107100001</text:p>
          </table:table-cell>
        </table:table-row>
        <table:table-row table:style-name="ro1">
          <table:table-cell/>
          <table:table-cell office:value-type="float" office:value="1.57293031797268E+018" calcext:value-type="float">
            <text:p>1.57293031797268E+018</text:p>
          </table:table-cell>
          <table:table-cell office:value-type="float" office:value="7150" calcext:value-type="float">
            <text:p>7150</text:p>
          </table:table-cell>
          <table:table-cell office:value-type="float" office:value="1.57293031792005E+018" calcext:value-type="float">
            <text:p>1.5729303179200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-0.000190000006114" calcext:value-type="float">
            <text:p>-0.00019</text:p>
          </table:table-cell>
          <table:table-cell office:value-type="float" office:value="-0.0101300003007" calcext:value-type="float">
            <text:p>-0.0101300003</text:p>
          </table:table-cell>
        </table:table-row>
        <table:table-row table:style-name="ro1">
          <table:table-cell/>
          <table:table-cell office:value-type="float" office:value="1.57293031802683E+018" calcext:value-type="float">
            <text:p>1.57293031802683E+018</text:p>
          </table:table-cell>
          <table:table-cell office:value-type="float" office:value="7151" calcext:value-type="float">
            <text:p>7151</text:p>
          </table:table-cell>
          <table:table-cell office:value-type="float" office:value="1.57293031797279E+018" calcext:value-type="float">
            <text:p>1.57293031797279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399999989895" calcext:value-type="float">
            <text:p>4.00E-05</text:p>
          </table:table-cell>
          <table:table-cell table:style-name="Default" office:value-type="float" office:value="-0.000199999994948" calcext:value-type="float">
            <text:p>-0.0002</text:p>
          </table:table-cell>
          <table:table-cell office:value-type="float" office:value="-0.0100699998438" calcext:value-type="float">
            <text:p>-0.0100699998</text:p>
          </table:table-cell>
        </table:table-row>
        <table:table-row table:style-name="ro1">
          <table:table-cell/>
          <table:table-cell office:value-type="float" office:value="1.57293031808096E+018" calcext:value-type="float">
            <text:p>1.57293031808096E+018</text:p>
          </table:table-cell>
          <table:table-cell office:value-type="float" office:value="7152" calcext:value-type="float">
            <text:p>7152</text:p>
          </table:table-cell>
          <table:table-cell office:value-type="float" office:value="1.57293031802671E+018" calcext:value-type="float">
            <text:p>1.5729303180267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499999987369" calcext:value-type="float">
            <text:p>5.00E-05</text:p>
          </table:table-cell>
          <table:table-cell table:style-name="Default" office:value-type="float" office:value="-0.000159999995958" calcext:value-type="float">
            <text:p>-0.00016</text:p>
          </table:table-cell>
          <table:table-cell office:value-type="float" office:value="-0.0100600002334" calcext:value-type="float">
            <text:p>-0.0100600002</text:p>
          </table:table-cell>
        </table:table-row>
        <table:table-row table:style-name="ro1">
          <table:table-cell/>
          <table:table-cell office:value-type="float" office:value="1.57293031813448E+018" calcext:value-type="float">
            <text:p>1.57293031813448E+018</text:p>
          </table:table-cell>
          <table:table-cell office:value-type="float" office:value="7153" calcext:value-type="float">
            <text:p>7153</text:p>
          </table:table-cell>
          <table:table-cell office:value-type="float" office:value="1.57293031808063E+018" calcext:value-type="float">
            <text:p>1.57293031808063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0.0100600002334" calcext:value-type="float">
            <text:p>-0.0100600002</text:p>
          </table:table-cell>
        </table:table-row>
        <table:table-row table:style-name="ro1">
          <table:table-cell/>
          <table:table-cell office:value-type="float" office:value="1.57293031818868E+018" calcext:value-type="float">
            <text:p>1.57293031818868E+018</text:p>
          </table:table-cell>
          <table:table-cell office:value-type="float" office:value="7154" calcext:value-type="float">
            <text:p>7154</text:p>
          </table:table-cell>
          <table:table-cell office:value-type="float" office:value="1.57293031813445E+018" calcext:value-type="float">
            <text:p>1.572930318134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-0.0000599999984843" calcext:value-type="float">
            <text:p>-6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824189E+018" calcext:value-type="float">
            <text:p>1.57293031824189E+018</text:p>
          </table:table-cell>
          <table:table-cell office:value-type="float" office:value="7155" calcext:value-type="float">
            <text:p>7155</text:p>
          </table:table-cell>
          <table:table-cell office:value-type="float" office:value="1.57293031818807E+018" calcext:value-type="float">
            <text:p>1.5729303181880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1829614E+018" calcext:value-type="float">
            <text:p>1.57293031829614E+018</text:p>
          </table:table-cell>
          <table:table-cell office:value-type="float" office:value="7156" calcext:value-type="float">
            <text:p>7156</text:p>
          </table:table-cell>
          <table:table-cell office:value-type="float" office:value="1.5729303182419E+018" calcext:value-type="float">
            <text:p>1.572930318241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1835027E+018" calcext:value-type="float">
            <text:p>1.57293031835027E+018</text:p>
          </table:table-cell>
          <table:table-cell office:value-type="float" office:value="7157" calcext:value-type="float">
            <text:p>7157</text:p>
          </table:table-cell>
          <table:table-cell office:value-type="float" office:value="1.57293031829628E+018" calcext:value-type="float">
            <text:p>1.57293031829628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100800003856" calcext:value-type="float">
            <text:p>-0.0100800004</text:p>
          </table:table-cell>
        </table:table-row>
        <table:table-row table:style-name="ro1">
          <table:table-cell/>
          <table:table-cell office:value-type="float" office:value="1.57293031840402E+018" calcext:value-type="float">
            <text:p>1.57293031840402E+018</text:p>
          </table:table-cell>
          <table:table-cell office:value-type="float" office:value="7158" calcext:value-type="float">
            <text:p>7158</text:p>
          </table:table-cell>
          <table:table-cell office:value-type="float" office:value="1.57293031834994E+018" calcext:value-type="float">
            <text:p>1.57293031834994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1845665E+018" calcext:value-type="float">
            <text:p>1.57293031845665E+018</text:p>
          </table:table-cell>
          <table:table-cell office:value-type="float" office:value="7159" calcext:value-type="float">
            <text:p>7159</text:p>
          </table:table-cell>
          <table:table-cell office:value-type="float" office:value="1.57293031840415E+018" calcext:value-type="float">
            <text:p>1.5729303184041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1851169E+018" calcext:value-type="float">
            <text:p>1.57293031851169E+018</text:p>
          </table:table-cell>
          <table:table-cell office:value-type="float" office:value="7160" calcext:value-type="float">
            <text:p>7160</text:p>
          </table:table-cell>
          <table:table-cell office:value-type="float" office:value="1.57293031845632E+018" calcext:value-type="float">
            <text:p>1.5729303184563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186156E+018" calcext:value-type="float">
            <text:p>1.5729303186156E+018</text:p>
          </table:table-cell>
          <table:table-cell office:value-type="float" office:value="7161" calcext:value-type="float">
            <text:p>7161</text:p>
          </table:table-cell>
          <table:table-cell office:value-type="float" office:value="1.57293031851189E+018" calcext:value-type="float">
            <text:p>1.5729303185118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1867024E+018" calcext:value-type="float">
            <text:p>1.57293031867024E+018</text:p>
          </table:table-cell>
          <table:table-cell office:value-type="float" office:value="7162" calcext:value-type="float">
            <text:p>7162</text:p>
          </table:table-cell>
          <table:table-cell office:value-type="float" office:value="1.57293031861567E+018" calcext:value-type="float">
            <text:p>1.5729303186156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872221E+018" calcext:value-type="float">
            <text:p>1.57293031872221E+018</text:p>
          </table:table-cell>
          <table:table-cell office:value-type="float" office:value="7163" calcext:value-type="float">
            <text:p>7163</text:p>
          </table:table-cell>
          <table:table-cell office:value-type="float" office:value="1.57293031866939E+018" calcext:value-type="float">
            <text:p>1.572930318669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877581E+018" calcext:value-type="float">
            <text:p>1.57293031877581E+018</text:p>
          </table:table-cell>
          <table:table-cell office:value-type="float" office:value="7164" calcext:value-type="float">
            <text:p>7164</text:p>
          </table:table-cell>
          <table:table-cell office:value-type="float" office:value="1.57293031872196E+018" calcext:value-type="float">
            <text:p>1.5729303187219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88782E+018" calcext:value-type="float">
            <text:p>1.5729303188782E+018</text:p>
          </table:table-cell>
          <table:table-cell office:value-type="float" office:value="7165" calcext:value-type="float">
            <text:p>7165</text:p>
          </table:table-cell>
          <table:table-cell office:value-type="float" office:value="1.57293031877566E+018" calcext:value-type="float">
            <text:p>1.5729303187756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599999984843" calcext:value-type="float">
            <text:p>6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189325E+018" calcext:value-type="float">
            <text:p>1.5729303189325E+018</text:p>
          </table:table-cell>
          <table:table-cell office:value-type="float" office:value="7166" calcext:value-type="float">
            <text:p>7166</text:p>
          </table:table-cell>
          <table:table-cell office:value-type="float" office:value="1.5729303188783E+018" calcext:value-type="float">
            <text:p>1.572930318878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898631E+018" calcext:value-type="float">
            <text:p>1.57293031898631E+018</text:p>
          </table:table-cell>
          <table:table-cell office:value-type="float" office:value="7167" calcext:value-type="float">
            <text:p>7167</text:p>
          </table:table-cell>
          <table:table-cell office:value-type="float" office:value="1.57293031893185E+018" calcext:value-type="float">
            <text:p>1.5729303189318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904013E+018" calcext:value-type="float">
            <text:p>1.57293031904013E+018</text:p>
          </table:table-cell>
          <table:table-cell office:value-type="float" office:value="7168" calcext:value-type="float">
            <text:p>7168</text:p>
          </table:table-cell>
          <table:table-cell office:value-type="float" office:value="1.5729303189856E+018" calcext:value-type="float">
            <text:p>1.572930318985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1909576E+018" calcext:value-type="float">
            <text:p>1.57293031909576E+018</text:p>
          </table:table-cell>
          <table:table-cell office:value-type="float" office:value="7169" calcext:value-type="float">
            <text:p>7169</text:p>
          </table:table-cell>
          <table:table-cell office:value-type="float" office:value="1.5729303190397E+018" calcext:value-type="float">
            <text:p>1.572930319039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914938E+018" calcext:value-type="float">
            <text:p>1.57293031914938E+018</text:p>
          </table:table-cell>
          <table:table-cell office:value-type="float" office:value="7170" calcext:value-type="float">
            <text:p>7170</text:p>
          </table:table-cell>
          <table:table-cell office:value-type="float" office:value="1.57293031909474E+018" calcext:value-type="float">
            <text:p>1.572930319094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920255E+018" calcext:value-type="float">
            <text:p>1.57293031920255E+018</text:p>
          </table:table-cell>
          <table:table-cell office:value-type="float" office:value="7171" calcext:value-type="float">
            <text:p>7171</text:p>
          </table:table-cell>
          <table:table-cell office:value-type="float" office:value="1.57293031914853E+018" calcext:value-type="float">
            <text:p>1.5729303191485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1925602E+018" calcext:value-type="float">
            <text:p>1.57293031925602E+018</text:p>
          </table:table-cell>
          <table:table-cell office:value-type="float" office:value="7172" calcext:value-type="float">
            <text:p>7172</text:p>
          </table:table-cell>
          <table:table-cell office:value-type="float" office:value="1.57293031920235E+018" calcext:value-type="float">
            <text:p>1.5729303192023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1931103E+018" calcext:value-type="float">
            <text:p>1.57293031931103E+018</text:p>
          </table:table-cell>
          <table:table-cell office:value-type="float" office:value="7173" calcext:value-type="float">
            <text:p>7173</text:p>
          </table:table-cell>
          <table:table-cell office:value-type="float" office:value="1.5729303192563E+018" calcext:value-type="float">
            <text:p>1.572930319256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1936288E+018" calcext:value-type="float">
            <text:p>1.57293031936288E+018</text:p>
          </table:table-cell>
          <table:table-cell office:value-type="float" office:value="7174" calcext:value-type="float">
            <text:p>7174</text:p>
          </table:table-cell>
          <table:table-cell office:value-type="float" office:value="1.57293031931013E+018" calcext:value-type="float">
            <text:p>1.5729303193101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1941653E+018" calcext:value-type="float">
            <text:p>1.57293031941653E+018</text:p>
          </table:table-cell>
          <table:table-cell office:value-type="float" office:value="7175" calcext:value-type="float">
            <text:p>7175</text:p>
          </table:table-cell>
          <table:table-cell office:value-type="float" office:value="1.57293031936259E+018" calcext:value-type="float">
            <text:p>1.5729303193625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1947045E+018" calcext:value-type="float">
            <text:p>1.57293031947045E+018</text:p>
          </table:table-cell>
          <table:table-cell office:value-type="float" office:value="7176" calcext:value-type="float">
            <text:p>7176</text:p>
          </table:table-cell>
          <table:table-cell office:value-type="float" office:value="1.57293031941639E+018" calcext:value-type="float">
            <text:p>1.572930319416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195249E+018" calcext:value-type="float">
            <text:p>1.5729303195249E+018</text:p>
          </table:table-cell>
          <table:table-cell office:value-type="float" office:value="7177" calcext:value-type="float">
            <text:p>7177</text:p>
          </table:table-cell>
          <table:table-cell office:value-type="float" office:value="1.57293031947071E+018" calcext:value-type="float">
            <text:p>1.5729303194707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600002334" calcext:value-type="float">
            <text:p>-0.0100600002</text:p>
          </table:table-cell>
        </table:table-row>
        <table:table-row table:style-name="ro1">
          <table:table-cell/>
          <table:table-cell office:value-type="float" office:value="1.57293031957915E+018" calcext:value-type="float">
            <text:p>1.57293031957915E+018</text:p>
          </table:table-cell>
          <table:table-cell office:value-type="float" office:value="7178" calcext:value-type="float">
            <text:p>7178</text:p>
          </table:table-cell>
          <table:table-cell office:value-type="float" office:value="1.57293031952455E+018" calcext:value-type="float">
            <text:p>1.57293031952455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100699998438" calcext:value-type="float">
            <text:p>-0.0100699998</text:p>
          </table:table-cell>
        </table:table-row>
        <table:table-row table:style-name="ro1">
          <table:table-cell/>
          <table:table-cell office:value-type="float" office:value="1.57293031963263E+018" calcext:value-type="float">
            <text:p>1.57293031963263E+018</text:p>
          </table:table-cell>
          <table:table-cell office:value-type="float" office:value="7179" calcext:value-type="float">
            <text:p>7179</text:p>
          </table:table-cell>
          <table:table-cell office:value-type="float" office:value="1.57293031957867E+018" calcext:value-type="float">
            <text:p>1.5729303195786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968692E+018" calcext:value-type="float">
            <text:p>1.57293031968692E+018</text:p>
          </table:table-cell>
          <table:table-cell office:value-type="float" office:value="7180" calcext:value-type="float">
            <text:p>7180</text:p>
          </table:table-cell>
          <table:table-cell office:value-type="float" office:value="1.57293031963266E+018" calcext:value-type="float">
            <text:p>1.5729303196326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974099E+018" calcext:value-type="float">
            <text:p>1.57293031974099E+018</text:p>
          </table:table-cell>
          <table:table-cell office:value-type="float" office:value="7181" calcext:value-type="float">
            <text:p>7181</text:p>
          </table:table-cell>
          <table:table-cell office:value-type="float" office:value="1.57293031968644E+018" calcext:value-type="float">
            <text:p>1.5729303196864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1979458E+018" calcext:value-type="float">
            <text:p>1.57293031979458E+018</text:p>
          </table:table-cell>
          <table:table-cell office:value-type="float" office:value="7182" calcext:value-type="float">
            <text:p>7182</text:p>
          </table:table-cell>
          <table:table-cell office:value-type="float" office:value="1.57293031974037E+018" calcext:value-type="float">
            <text:p>1.5729303197403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1990068E+018" calcext:value-type="float">
            <text:p>1.57293031990068E+018</text:p>
          </table:table-cell>
          <table:table-cell office:value-type="float" office:value="7183" calcext:value-type="float">
            <text:p>7183</text:p>
          </table:table-cell>
          <table:table-cell office:value-type="float" office:value="1.57293031979473E+018" calcext:value-type="float">
            <text:p>1.5729303197947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1995427E+018" calcext:value-type="float">
            <text:p>1.57293031995427E+018</text:p>
          </table:table-cell>
          <table:table-cell office:value-type="float" office:value="7184" calcext:value-type="float">
            <text:p>7184</text:p>
          </table:table-cell>
          <table:table-cell office:value-type="float" office:value="1.57293031990007E+018" calcext:value-type="float">
            <text:p>1.5729303199000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000873E+018" calcext:value-type="float">
            <text:p>1.57293032000873E+018</text:p>
          </table:table-cell>
          <table:table-cell office:value-type="float" office:value="7185" calcext:value-type="float">
            <text:p>7185</text:p>
          </table:table-cell>
          <table:table-cell office:value-type="float" office:value="1.57293031995386E+018" calcext:value-type="float">
            <text:p>1.57293031995386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200609E+018" calcext:value-type="float">
            <text:p>1.5729303200609E+018</text:p>
          </table:table-cell>
          <table:table-cell office:value-type="float" office:value="7186" calcext:value-type="float">
            <text:p>7186</text:p>
          </table:table-cell>
          <table:table-cell office:value-type="float" office:value="1.5729303200081E+018" calcext:value-type="float">
            <text:p>1.572930320008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011466E+018" calcext:value-type="float">
            <text:p>1.57293032011466E+018</text:p>
          </table:table-cell>
          <table:table-cell office:value-type="float" office:value="7187" calcext:value-type="float">
            <text:p>7187</text:p>
          </table:table-cell>
          <table:table-cell office:value-type="float" office:value="1.57293032006091E+018" calcext:value-type="float">
            <text:p>1.5729303200609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2016939E+018" calcext:value-type="float">
            <text:p>1.57293032016939E+018</text:p>
          </table:table-cell>
          <table:table-cell office:value-type="float" office:value="7188" calcext:value-type="float">
            <text:p>7188</text:p>
          </table:table-cell>
          <table:table-cell office:value-type="float" office:value="1.57293032011477E+018" calcext:value-type="float">
            <text:p>1.57293032011477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022212E+018" calcext:value-type="float">
            <text:p>1.57293032022212E+018</text:p>
          </table:table-cell>
          <table:table-cell office:value-type="float" office:value="7189" calcext:value-type="float">
            <text:p>7189</text:p>
          </table:table-cell>
          <table:table-cell office:value-type="float" office:value="1.57293032016862E+018" calcext:value-type="float">
            <text:p>1.5729303201686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027521E+018" calcext:value-type="float">
            <text:p>1.57293032027521E+018</text:p>
          </table:table-cell>
          <table:table-cell office:value-type="float" office:value="7190" calcext:value-type="float">
            <text:p>7190</text:p>
          </table:table-cell>
          <table:table-cell office:value-type="float" office:value="1.57293032022155E+018" calcext:value-type="float">
            <text:p>1.5729303202215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100400000811" calcext:value-type="float">
            <text:p>-0.0100400001</text:p>
          </table:table-cell>
        </table:table-row>
        <table:table-row table:style-name="ro1">
          <table:table-cell/>
          <table:table-cell office:value-type="float" office:value="1.57293032032856E+018" calcext:value-type="float">
            <text:p>1.57293032032856E+018</text:p>
          </table:table-cell>
          <table:table-cell office:value-type="float" office:value="7191" calcext:value-type="float">
            <text:p>7191</text:p>
          </table:table-cell>
          <table:table-cell office:value-type="float" office:value="1.57293032027474E+018" calcext:value-type="float">
            <text:p>1.572930320274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043215E+018" calcext:value-type="float">
            <text:p>1.57293032043215E+018</text:p>
          </table:table-cell>
          <table:table-cell office:value-type="float" office:value="7192" calcext:value-type="float">
            <text:p>7192</text:p>
          </table:table-cell>
          <table:table-cell office:value-type="float" office:value="1.57293032032842E+018" calcext:value-type="float">
            <text:p>1.5729303203284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048652E+018" calcext:value-type="float">
            <text:p>1.57293032048652E+018</text:p>
          </table:table-cell>
          <table:table-cell office:value-type="float" office:value="7193" calcext:value-type="float">
            <text:p>7193</text:p>
          </table:table-cell>
          <table:table-cell office:value-type="float" office:value="1.57293032043174E+018" calcext:value-type="float">
            <text:p>1.572930320431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0.0100400000811" calcext:value-type="float">
            <text:p>-0.0100400001</text:p>
          </table:table-cell>
        </table:table-row>
        <table:table-row table:style-name="ro1">
          <table:table-cell/>
          <table:table-cell office:value-type="float" office:value="1.5729303205388E+018" calcext:value-type="float">
            <text:p>1.5729303205388E+018</text:p>
          </table:table-cell>
          <table:table-cell office:value-type="float" office:value="7194" calcext:value-type="float">
            <text:p>7194</text:p>
          </table:table-cell>
          <table:table-cell office:value-type="float" office:value="1.57293032048597E+018" calcext:value-type="float">
            <text:p>1.5729303204859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064286E+018" calcext:value-type="float">
            <text:p>1.57293032064286E+018</text:p>
          </table:table-cell>
          <table:table-cell office:value-type="float" office:value="7195" calcext:value-type="float">
            <text:p>7195</text:p>
          </table:table-cell>
          <table:table-cell office:value-type="float" office:value="1.57293032053879E+018" calcext:value-type="float">
            <text:p>1.5729303205387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06959E+018" calcext:value-type="float">
            <text:p>1.5729303206959E+018</text:p>
          </table:table-cell>
          <table:table-cell office:value-type="float" office:value="7196" calcext:value-type="float">
            <text:p>7196</text:p>
          </table:table-cell>
          <table:table-cell office:value-type="float" office:value="1.57293032064209E+018" calcext:value-type="float">
            <text:p>1.5729303206420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075144E+018" calcext:value-type="float">
            <text:p>1.57293032075144E+018</text:p>
          </table:table-cell>
          <table:table-cell office:value-type="float" office:value="7197" calcext:value-type="float">
            <text:p>7197</text:p>
          </table:table-cell>
          <table:table-cell office:value-type="float" office:value="1.57293032069619E+018" calcext:value-type="float">
            <text:p>1.5729303206961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080621E+018" calcext:value-type="float">
            <text:p>1.57293032080621E+018</text:p>
          </table:table-cell>
          <table:table-cell office:value-type="float" office:value="7198" calcext:value-type="float">
            <text:p>7198</text:p>
          </table:table-cell>
          <table:table-cell office:value-type="float" office:value="1.57293032075157E+018" calcext:value-type="float">
            <text:p>1.5729303207515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086006E+018" calcext:value-type="float">
            <text:p>1.57293032086006E+018</text:p>
          </table:table-cell>
          <table:table-cell office:value-type="float" office:value="7199" calcext:value-type="float">
            <text:p>7199</text:p>
          </table:table-cell>
          <table:table-cell office:value-type="float" office:value="1.57293032080623E+018" calcext:value-type="float">
            <text:p>1.5729303208062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0100400000811" calcext:value-type="float">
            <text:p>-0.0100400001</text:p>
          </table:table-cell>
        </table:table-row>
        <table:table-row table:style-name="ro1">
          <table:table-cell/>
          <table:table-cell office:value-type="float" office:value="1.57293032091473E+018" calcext:value-type="float">
            <text:p>1.57293032091473E+018</text:p>
          </table:table-cell>
          <table:table-cell office:value-type="float" office:value="7200" calcext:value-type="float">
            <text:p>7200</text:p>
          </table:table-cell>
          <table:table-cell office:value-type="float" office:value="1.57293032086015E+018" calcext:value-type="float">
            <text:p>1.57293032086015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096903E+018" calcext:value-type="float">
            <text:p>1.57293032096903E+018</text:p>
          </table:table-cell>
          <table:table-cell office:value-type="float" office:value="7201" calcext:value-type="float">
            <text:p>7201</text:p>
          </table:table-cell>
          <table:table-cell office:value-type="float" office:value="1.57293032091433E+018" calcext:value-type="float">
            <text:p>1.5729303209143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102313E+018" calcext:value-type="float">
            <text:p>1.57293032102313E+018</text:p>
          </table:table-cell>
          <table:table-cell office:value-type="float" office:value="7202" calcext:value-type="float">
            <text:p>7202</text:p>
          </table:table-cell>
          <table:table-cell office:value-type="float" office:value="1.57293032096839E+018" calcext:value-type="float">
            <text:p>1.572930320968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107702E+018" calcext:value-type="float">
            <text:p>1.57293032107702E+018</text:p>
          </table:table-cell>
          <table:table-cell office:value-type="float" office:value="7203" calcext:value-type="float">
            <text:p>7203</text:p>
          </table:table-cell>
          <table:table-cell office:value-type="float" office:value="1.57293032102249E+018" calcext:value-type="float">
            <text:p>1.5729303210224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989999994636" calcext:value-type="float">
            <text:p>-0.0098999999</text:p>
          </table:table-cell>
        </table:table-row>
        <table:table-row table:style-name="ro1">
          <table:table-cell/>
          <table:table-cell office:value-type="float" office:value="1.57293032118037E+018" calcext:value-type="float">
            <text:p>1.57293032118037E+018</text:p>
          </table:table-cell>
          <table:table-cell office:value-type="float" office:value="7204" calcext:value-type="float">
            <text:p>7204</text:p>
          </table:table-cell>
          <table:table-cell office:value-type="float" office:value="1.57293032107636E+018" calcext:value-type="float">
            <text:p>1.5729303210763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123358E+018" calcext:value-type="float">
            <text:p>1.57293032123358E+018</text:p>
          </table:table-cell>
          <table:table-cell office:value-type="float" office:value="7205" calcext:value-type="float">
            <text:p>7205</text:p>
          </table:table-cell>
          <table:table-cell office:value-type="float" office:value="1.57293032117912E+018" calcext:value-type="float">
            <text:p>1.5729303211791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2128649E+018" calcext:value-type="float">
            <text:p>1.57293032128649E+018</text:p>
          </table:table-cell>
          <table:table-cell office:value-type="float" office:value="7206" calcext:value-type="float">
            <text:p>7206</text:p>
          </table:table-cell>
          <table:table-cell office:value-type="float" office:value="1.57293032123266E+018" calcext:value-type="float">
            <text:p>1.5729303212326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134026E+018" calcext:value-type="float">
            <text:p>1.57293032134026E+018</text:p>
          </table:table-cell>
          <table:table-cell office:value-type="float" office:value="7207" calcext:value-type="float">
            <text:p>7207</text:p>
          </table:table-cell>
          <table:table-cell office:value-type="float" office:value="1.57293032128654E+018" calcext:value-type="float">
            <text:p>1.5729303212865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13938E+018" calcext:value-type="float">
            <text:p>1.5729303213938E+018</text:p>
          </table:table-cell>
          <table:table-cell office:value-type="float" office:value="7208" calcext:value-type="float">
            <text:p>7208</text:p>
          </table:table-cell>
          <table:table-cell office:value-type="float" office:value="1.57293032134051E+018" calcext:value-type="float">
            <text:p>1.57293032134051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144644E+018" calcext:value-type="float">
            <text:p>1.57293032144644E+018</text:p>
          </table:table-cell>
          <table:table-cell office:value-type="float" office:value="7209" calcext:value-type="float">
            <text:p>7209</text:p>
          </table:table-cell>
          <table:table-cell office:value-type="float" office:value="1.57293032139333E+018" calcext:value-type="float">
            <text:p>1.57293032139333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149888E+018" calcext:value-type="float">
            <text:p>1.57293032149888E+018</text:p>
          </table:table-cell>
          <table:table-cell office:value-type="float" office:value="7210" calcext:value-type="float">
            <text:p>7210</text:p>
          </table:table-cell>
          <table:table-cell office:value-type="float" office:value="1.57293032144599E+018" calcext:value-type="float">
            <text:p>1.5729303214459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155322E+018" calcext:value-type="float">
            <text:p>1.57293032155322E+018</text:p>
          </table:table-cell>
          <table:table-cell office:value-type="float" office:value="7211" calcext:value-type="float">
            <text:p>7211</text:p>
          </table:table-cell>
          <table:table-cell office:value-type="float" office:value="1.57293032149886E+018" calcext:value-type="float">
            <text:p>1.572930321498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160597E+018" calcext:value-type="float">
            <text:p>1.57293032160597E+018</text:p>
          </table:table-cell>
          <table:table-cell office:value-type="float" office:value="7212" calcext:value-type="float">
            <text:p>7212</text:p>
          </table:table-cell>
          <table:table-cell office:value-type="float" office:value="1.57293032155269E+018" calcext:value-type="float">
            <text:p>1.5729303215526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165853E+018" calcext:value-type="float">
            <text:p>1.57293032165853E+018</text:p>
          </table:table-cell>
          <table:table-cell office:value-type="float" office:value="7213" calcext:value-type="float">
            <text:p>7213</text:p>
          </table:table-cell>
          <table:table-cell office:value-type="float" office:value="1.57293032160552E+018" calcext:value-type="float">
            <text:p>1.5729303216055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2171117E+018" calcext:value-type="float">
            <text:p>1.57293032171117E+018</text:p>
          </table:table-cell>
          <table:table-cell office:value-type="float" office:value="7214" calcext:value-type="float">
            <text:p>7214</text:p>
          </table:table-cell>
          <table:table-cell office:value-type="float" office:value="1.57293032165808E+018" calcext:value-type="float">
            <text:p>1.5729303216580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176441E+018" calcext:value-type="float">
            <text:p>1.57293032176441E+018</text:p>
          </table:table-cell>
          <table:table-cell office:value-type="float" office:value="7215" calcext:value-type="float">
            <text:p>7215</text:p>
          </table:table-cell>
          <table:table-cell office:value-type="float" office:value="1.57293032171094E+018" calcext:value-type="float">
            <text:p>1.57293032171094E+018</text:p>
          </table:table-cell>
          <table:table-cell/>
          <table:table-cell office:value-type="float" office:value="0.0097000002861" calcext:value-type="float">
            <text:p>0.009700000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66999959201" calcext:value-type="float">
            <text:p>-0.0096699996</text:p>
          </table:table-cell>
        </table:table-row>
        <table:table-row table:style-name="ro1">
          <table:table-cell/>
          <table:table-cell office:value-type="float" office:value="1.57293032181894E+018" calcext:value-type="float">
            <text:p>1.57293032181894E+018</text:p>
          </table:table-cell>
          <table:table-cell office:value-type="float" office:value="7216" calcext:value-type="float">
            <text:p>7216</text:p>
          </table:table-cell>
          <table:table-cell office:value-type="float" office:value="1.57293032176462E+018" calcext:value-type="float">
            <text:p>1.5729303217646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table:style-name="Default" office:value-type="float" office:value="-0.000110000000859" calcext:value-type="float">
            <text:p>-0.00011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2000009865" calcext:value-type="float">
            <text:p>-0.0099200001</text:p>
          </table:table-cell>
        </table:table-row>
        <table:table-row table:style-name="ro1">
          <table:table-cell/>
          <table:table-cell office:value-type="float" office:value="1.57293032187288E+018" calcext:value-type="float">
            <text:p>1.57293032187288E+018</text:p>
          </table:table-cell>
          <table:table-cell office:value-type="float" office:value="7217" calcext:value-type="float">
            <text:p>7217</text:p>
          </table:table-cell>
          <table:table-cell office:value-type="float" office:value="1.57293032181835E+018" calcext:value-type="float">
            <text:p>1.57293032181835E+018</text:p>
          </table:table-cell>
          <table:table-cell/>
          <table:table-cell office:value-type="float" office:value="0.0109999999404" calcext:value-type="float">
            <text:p>0.0109999999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109700001776" calcext:value-type="float">
            <text:p>-0.0109700002</text:p>
          </table:table-cell>
        </table:table-row>
        <table:table-row table:style-name="ro1">
          <table:table-cell/>
          <table:table-cell office:value-type="float" office:value="1.57293032197667E+018" calcext:value-type="float">
            <text:p>1.57293032197667E+018</text:p>
          </table:table-cell>
          <table:table-cell office:value-type="float" office:value="7218" calcext:value-type="float">
            <text:p>7218</text:p>
          </table:table-cell>
          <table:table-cell office:value-type="float" office:value="1.57293032187229E+018" calcext:value-type="float">
            <text:p>1.57293032187229E+018</text:p>
          </table:table-cell>
          <table:table-cell/>
          <table:table-cell office:value-type="float" office:value="0.0120000001043" calcext:value-type="float">
            <text:p>0.0120000001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119599997997" calcext:value-type="float">
            <text:p>-0.0119599998</text:p>
          </table:table-cell>
        </table:table-row>
        <table:table-row table:style-name="ro1">
          <table:table-cell/>
          <table:table-cell office:value-type="float" office:value="1.57293032203183E+018" calcext:value-type="float">
            <text:p>1.57293032203183E+018</text:p>
          </table:table-cell>
          <table:table-cell office:value-type="float" office:value="7219" calcext:value-type="float">
            <text:p>7219</text:p>
          </table:table-cell>
          <table:table-cell office:value-type="float" office:value="1.57293032197744E+018" calcext:value-type="float">
            <text:p>1.57293032197744E+018</text:p>
          </table:table-cell>
          <table:table-cell/>
          <table:table-cell office:value-type="float" office:value="0.0136000001803" calcext:value-type="float">
            <text:p>0.0136000002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136000001803" calcext:value-type="float">
            <text:p>-0.0136000002</text:p>
          </table:table-cell>
        </table:table-row>
        <table:table-row table:style-name="ro1">
          <table:table-cell/>
          <table:table-cell office:value-type="float" office:value="1.57293032208593E+018" calcext:value-type="float">
            <text:p>1.57293032208593E+018</text:p>
          </table:table-cell>
          <table:table-cell office:value-type="float" office:value="7220" calcext:value-type="float">
            <text:p>7220</text:p>
          </table:table-cell>
          <table:table-cell office:value-type="float" office:value="1.57293032203123E+018" calcext:value-type="float">
            <text:p>1.57293032203123E+018</text:p>
          </table:table-cell>
          <table:table-cell/>
          <table:table-cell office:value-type="float" office:value="0.0142000000924" calcext:value-type="float">
            <text:p>0.0142000001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142299998552" calcext:value-type="float">
            <text:p>-0.0142299999</text:p>
          </table:table-cell>
        </table:table-row>
        <table:table-row table:style-name="ro1">
          <table:table-cell/>
          <table:table-cell office:value-type="float" office:value="1.57293032213984E+018" calcext:value-type="float">
            <text:p>1.57293032213984E+018</text:p>
          </table:table-cell>
          <table:table-cell office:value-type="float" office:value="7221" calcext:value-type="float">
            <text:p>7221</text:p>
          </table:table-cell>
          <table:table-cell office:value-type="float" office:value="1.57293032208524E+018" calcext:value-type="float">
            <text:p>1.57293032208524E+018</text:p>
          </table:table-cell>
          <table:table-cell/>
          <table:table-cell office:value-type="float" office:value="0.0142999999225" calcext:value-type="float">
            <text:p>0.0142999999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43200000748" calcext:value-type="float">
            <text:p>-0.0143200001</text:p>
          </table:table-cell>
        </table:table-row>
        <table:table-row table:style-name="ro1">
          <table:table-cell/>
          <table:table-cell office:value-type="float" office:value="1.57293032224187E+018" calcext:value-type="float">
            <text:p>1.57293032224187E+018</text:p>
          </table:table-cell>
          <table:table-cell office:value-type="float" office:value="7222" calcext:value-type="float">
            <text:p>7222</text:p>
          </table:table-cell>
          <table:table-cell office:value-type="float" office:value="1.57293032213916E+018" calcext:value-type="float">
            <text:p>1.57293032213916E+018</text:p>
          </table:table-cell>
          <table:table-cell/>
          <table:table-cell office:value-type="float" office:value="0.0142999999225" calcext:value-type="float">
            <text:p>0.0142999999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142799997702" calcext:value-type="float">
            <text:p>-0.0142799998</text:p>
          </table:table-cell>
        </table:table-row>
        <table:table-row table:style-name="ro1">
          <table:table-cell/>
          <table:table-cell office:value-type="float" office:value="1.57293032229573E+018" calcext:value-type="float">
            <text:p>1.57293032229573E+018</text:p>
          </table:table-cell>
          <table:table-cell office:value-type="float" office:value="7223" calcext:value-type="float">
            <text:p>7223</text:p>
          </table:table-cell>
          <table:table-cell office:value-type="float" office:value="1.57293032224193E+018" calcext:value-type="float">
            <text:p>1.57293032224193E+018</text:p>
          </table:table-cell>
          <table:table-cell/>
          <table:table-cell office:value-type="float" office:value="0.0140000004321" calcext:value-type="float">
            <text:p>0.0140000004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139600001276" calcext:value-type="float">
            <text:p>-0.0139600001</text:p>
          </table:table-cell>
        </table:table-row>
        <table:table-row table:style-name="ro1">
          <table:table-cell/>
          <table:table-cell office:value-type="float" office:value="1.57293032235003E+018" calcext:value-type="float">
            <text:p>1.57293032235003E+018</text:p>
          </table:table-cell>
          <table:table-cell office:value-type="float" office:value="7224" calcext:value-type="float">
            <text:p>7224</text:p>
          </table:table-cell>
          <table:table-cell office:value-type="float" office:value="1.57293032229514E+018" calcext:value-type="float">
            <text:p>1.57293032229514E+018</text:p>
          </table:table-cell>
          <table:table-cell/>
          <table:table-cell office:value-type="float" office:value="0.0140000004321" calcext:value-type="float">
            <text:p>0.01400000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3969999738" calcext:value-type="float">
            <text:p>-0.0139699997</text:p>
          </table:table-cell>
        </table:table-row>
        <table:table-row table:style-name="ro1">
          <table:table-cell/>
          <table:table-cell office:value-type="float" office:value="1.57293032240219E+018" calcext:value-type="float">
            <text:p>1.57293032240219E+018</text:p>
          </table:table-cell>
          <table:table-cell office:value-type="float" office:value="7225" calcext:value-type="float">
            <text:p>7225</text:p>
          </table:table-cell>
          <table:table-cell office:value-type="float" office:value="1.57293032234936E+018" calcext:value-type="float">
            <text:p>1.57293032234936E+018</text:p>
          </table:table-cell>
          <table:table-cell/>
          <table:table-cell office:value-type="float" office:value="0.0142000000924" calcext:value-type="float">
            <text:p>0.014200000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41799999401" calcext:value-type="float">
            <text:p>-0.0141799999</text:p>
          </table:table-cell>
        </table:table-row>
        <table:table-row table:style-name="ro1">
          <table:table-cell/>
          <table:table-cell office:value-type="float" office:value="1.57293032250842E+018" calcext:value-type="float">
            <text:p>1.57293032250842E+018</text:p>
          </table:table-cell>
          <table:table-cell office:value-type="float" office:value="7226" calcext:value-type="float">
            <text:p>7226</text:p>
          </table:table-cell>
          <table:table-cell office:value-type="float" office:value="1.57293032240221E+018" calcext:value-type="float">
            <text:p>1.57293032240221E+018</text:p>
          </table:table-cell>
          <table:table-cell/>
          <table:table-cell office:value-type="float" office:value="0.0140000004321" calcext:value-type="float">
            <text:p>0.0140000004</text:p>
          </table:table-cell>
          <table:table-cell office:value-type="float" office:value="0.0000900000013644" calcext:value-type="float">
            <text:p>9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140199996531" calcext:value-type="float">
            <text:p>-0.0140199997</text:p>
          </table:table-cell>
        </table:table-row>
        <table:table-row table:style-name="ro1">
          <table:table-cell/>
          <table:table-cell office:value-type="float" office:value="1.57293032256049E+018" calcext:value-type="float">
            <text:p>1.57293032256049E+018</text:p>
          </table:table-cell>
          <table:table-cell office:value-type="float" office:value="7227" calcext:value-type="float">
            <text:p>7227</text:p>
          </table:table-cell>
          <table:table-cell office:value-type="float" office:value="1.57293032250765E+018" calcext:value-type="float">
            <text:p>1.57293032250765E+018</text:p>
          </table:table-cell>
          <table:table-cell/>
          <table:table-cell office:value-type="float" office:value="0.0129000004381" calcext:value-type="float">
            <text:p>0.0129000004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29500003532" calcext:value-type="float">
            <text:p>-0.0129500004</text:p>
          </table:table-cell>
        </table:table-row>
        <table:table-row table:style-name="ro1">
          <table:table-cell/>
          <table:table-cell office:value-type="float" office:value="1.5729303226137E+018" calcext:value-type="float">
            <text:p>1.5729303226137E+018</text:p>
          </table:table-cell>
          <table:table-cell office:value-type="float" office:value="7228" calcext:value-type="float">
            <text:p>7228</text:p>
          </table:table-cell>
          <table:table-cell office:value-type="float" office:value="1.57293032256011E+018" calcext:value-type="float">
            <text:p>1.57293032256011E+018</text:p>
          </table:table-cell>
          <table:table-cell/>
          <table:table-cell office:value-type="float" office:value="0.0121999997646" calcext:value-type="float">
            <text:p>0.0121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121799996123" calcext:value-type="float">
            <text:p>-0.0121799996</text:p>
          </table:table-cell>
        </table:table-row>
        <table:table-row table:style-name="ro1">
          <table:table-cell/>
          <table:table-cell office:value-type="float" office:value="1.57293032266787E+018" calcext:value-type="float">
            <text:p>1.57293032266787E+018</text:p>
          </table:table-cell>
          <table:table-cell office:value-type="float" office:value="7229" calcext:value-type="float">
            <text:p>7229</text:p>
          </table:table-cell>
          <table:table-cell office:value-type="float" office:value="1.57293032261416E+018" calcext:value-type="float">
            <text:p>1.57293032261416E+018</text:p>
          </table:table-cell>
          <table:table-cell/>
          <table:table-cell office:value-type="float" office:value="0.01070000045" calcext:value-type="float">
            <text:p>0.01070000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106800002977" calcext:value-type="float">
            <text:p>-0.0106800003</text:p>
          </table:table-cell>
        </table:table-row>
        <table:table-row table:style-name="ro1">
          <table:table-cell/>
          <table:table-cell office:value-type="float" office:value="1.57293032272121E+018" calcext:value-type="float">
            <text:p>1.57293032272121E+018</text:p>
          </table:table-cell>
          <table:table-cell office:value-type="float" office:value="7230" calcext:value-type="float">
            <text:p>7230</text:p>
          </table:table-cell>
          <table:table-cell office:value-type="float" office:value="1.57293032266717E+018" calcext:value-type="float">
            <text:p>1.5729303226671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100800003856" calcext:value-type="float">
            <text:p>-0.0100800004</text:p>
          </table:table-cell>
        </table:table-row>
        <table:table-row table:style-name="ro1">
          <table:table-cell/>
          <table:table-cell office:value-type="float" office:value="1.5729303227766E+018" calcext:value-type="float">
            <text:p>1.5729303227766E+018</text:p>
          </table:table-cell>
          <table:table-cell office:value-type="float" office:value="7231" calcext:value-type="float">
            <text:p>7231</text:p>
          </table:table-cell>
          <table:table-cell office:value-type="float" office:value="1.57293032272065E+018" calcext:value-type="float">
            <text:p>1.5729303227206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9999997979" calcext:value-type="float">
            <text:p>8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282994E+018" calcext:value-type="float">
            <text:p>1.57293032282994E+018</text:p>
          </table:table-cell>
          <table:table-cell office:value-type="float" office:value="7232" calcext:value-type="float">
            <text:p>7232</text:p>
          </table:table-cell>
          <table:table-cell office:value-type="float" office:value="1.57293032277557E+018" calcext:value-type="float">
            <text:p>1.5729303227755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288188E+018" calcext:value-type="float">
            <text:p>1.57293032288188E+018</text:p>
          </table:table-cell>
          <table:table-cell office:value-type="float" office:value="7233" calcext:value-type="float">
            <text:p>7233</text:p>
          </table:table-cell>
          <table:table-cell office:value-type="float" office:value="1.57293032282934E+018" calcext:value-type="float">
            <text:p>1.5729303228293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0.0000299999992421" calcext:value-type="float">
            <text:p>3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293629E+018" calcext:value-type="float">
            <text:p>1.57293032293629E+018</text:p>
          </table:table-cell>
          <table:table-cell office:value-type="float" office:value="7234" calcext:value-type="float">
            <text:p>7234</text:p>
          </table:table-cell>
          <table:table-cell office:value-type="float" office:value="1.57293032288212E+018" calcext:value-type="float">
            <text:p>1.5729303228821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30381E+018" calcext:value-type="float">
            <text:p>1.5729303230381E+018</text:p>
          </table:table-cell>
          <table:table-cell office:value-type="float" office:value="7235" calcext:value-type="float">
            <text:p>7235</text:p>
          </table:table-cell>
          <table:table-cell office:value-type="float" office:value="1.57293032293547E+018" calcext:value-type="float">
            <text:p>1.57293032293547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100800003856" calcext:value-type="float">
            <text:p>-0.0100800004</text:p>
          </table:table-cell>
        </table:table-row>
        <table:table-row table:style-name="ro1">
          <table:table-cell/>
          <table:table-cell office:value-type="float" office:value="1.5729303230918E+018" calcext:value-type="float">
            <text:p>1.5729303230918E+018</text:p>
          </table:table-cell>
          <table:table-cell office:value-type="float" office:value="7236" calcext:value-type="float">
            <text:p>7236</text:p>
          </table:table-cell>
          <table:table-cell office:value-type="float" office:value="1.57293032303816E+018" calcext:value-type="float">
            <text:p>1.5729303230381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-0.0000199999994948" calcext:value-type="float">
            <text:p>-2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31463E+018" calcext:value-type="float">
            <text:p>1.5729303231463E+018</text:p>
          </table:table-cell>
          <table:table-cell office:value-type="float" office:value="7237" calcext:value-type="float">
            <text:p>7237</text:p>
          </table:table-cell>
          <table:table-cell office:value-type="float" office:value="1.57293032309192E+018" calcext:value-type="float">
            <text:p>1.57293032309192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319975E+018" calcext:value-type="float">
            <text:p>1.57293032319975E+018</text:p>
          </table:table-cell>
          <table:table-cell office:value-type="float" office:value="7238" calcext:value-type="float">
            <text:p>7238</text:p>
          </table:table-cell>
          <table:table-cell office:value-type="float" office:value="1.57293032314566E+018" calcext:value-type="float">
            <text:p>1.5729303231456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330241E+018" calcext:value-type="float">
            <text:p>1.57293032330241E+018</text:p>
          </table:table-cell>
          <table:table-cell office:value-type="float" office:value="7239" calcext:value-type="float">
            <text:p>7239</text:p>
          </table:table-cell>
          <table:table-cell office:value-type="float" office:value="1.57293032319927E+018" calcext:value-type="float">
            <text:p>1.5729303231992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335595E+018" calcext:value-type="float">
            <text:p>1.57293032335595E+018</text:p>
          </table:table-cell>
          <table:table-cell office:value-type="float" office:value="7240" calcext:value-type="float">
            <text:p>7240</text:p>
          </table:table-cell>
          <table:table-cell office:value-type="float" office:value="1.57293032330248E+018" calcext:value-type="float">
            <text:p>1.5729303233024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100400000811" calcext:value-type="float">
            <text:p>-0.0100400001</text:p>
          </table:table-cell>
        </table:table-row>
        <table:table-row table:style-name="ro1">
          <table:table-cell/>
          <table:table-cell office:value-type="float" office:value="1.57293032340968E+018" calcext:value-type="float">
            <text:p>1.57293032340968E+018</text:p>
          </table:table-cell>
          <table:table-cell office:value-type="float" office:value="7241" calcext:value-type="float">
            <text:p>7241</text:p>
          </table:table-cell>
          <table:table-cell office:value-type="float" office:value="1.5729303233556E+018" calcext:value-type="float">
            <text:p>1.572930323355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346278E+018" calcext:value-type="float">
            <text:p>1.57293032346278E+018</text:p>
          </table:table-cell>
          <table:table-cell office:value-type="float" office:value="7242" calcext:value-type="float">
            <text:p>7242</text:p>
          </table:table-cell>
          <table:table-cell office:value-type="float" office:value="1.57293032340921E+018" calcext:value-type="float">
            <text:p>1.5729303234092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351715E+018" calcext:value-type="float">
            <text:p>1.57293032351715E+018</text:p>
          </table:table-cell>
          <table:table-cell office:value-type="float" office:value="7243" calcext:value-type="float">
            <text:p>7243</text:p>
          </table:table-cell>
          <table:table-cell office:value-type="float" office:value="1.57293032346244E+018" calcext:value-type="float">
            <text:p>1.5729303234624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357186E+018" calcext:value-type="float">
            <text:p>1.57293032357186E+018</text:p>
          </table:table-cell>
          <table:table-cell office:value-type="float" office:value="7244" calcext:value-type="float">
            <text:p>7244</text:p>
          </table:table-cell>
          <table:table-cell office:value-type="float" office:value="1.57293032351727E+018" calcext:value-type="float">
            <text:p>1.57293032351727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362507E+018" calcext:value-type="float">
            <text:p>1.57293032362507E+018</text:p>
          </table:table-cell>
          <table:table-cell office:value-type="float" office:value="7245" calcext:value-type="float">
            <text:p>7245</text:p>
          </table:table-cell>
          <table:table-cell office:value-type="float" office:value="1.57293032357149E+018" calcext:value-type="float">
            <text:p>1.5729303235714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36777E+018" calcext:value-type="float">
            <text:p>1.5729303236777E+018</text:p>
          </table:table-cell>
          <table:table-cell office:value-type="float" office:value="7246" calcext:value-type="float">
            <text:p>7246</text:p>
          </table:table-cell>
          <table:table-cell office:value-type="float" office:value="1.57293032362452E+018" calcext:value-type="float">
            <text:p>1.5729303236245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373046E+018" calcext:value-type="float">
            <text:p>1.57293032373046E+018</text:p>
          </table:table-cell>
          <table:table-cell office:value-type="float" office:value="7247" calcext:value-type="float">
            <text:p>7247</text:p>
          </table:table-cell>
          <table:table-cell office:value-type="float" office:value="1.57293032367728E+018" calcext:value-type="float">
            <text:p>1.57293032367728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999999974738" calcext:value-type="float">
            <text:p>1.00E-04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00800003856" calcext:value-type="float">
            <text:p>-0.0100800004</text:p>
          </table:table-cell>
        </table:table-row>
        <table:table-row table:style-name="ro1">
          <table:table-cell/>
          <table:table-cell office:value-type="float" office:value="1.572930323784E+018" calcext:value-type="float">
            <text:p>1.572930323784E+018</text:p>
          </table:table-cell>
          <table:table-cell office:value-type="float" office:value="7248" calcext:value-type="float">
            <text:p>7248</text:p>
          </table:table-cell>
          <table:table-cell office:value-type="float" office:value="1.57293032372992E+018" calcext:value-type="float">
            <text:p>1.5729303237299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700000018696" calcext:value-type="float">
            <text:p>7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383758E+018" calcext:value-type="float">
            <text:p>1.57293032383758E+018</text:p>
          </table:table-cell>
          <table:table-cell office:value-type="float" office:value="7249" calcext:value-type="float">
            <text:p>7249</text:p>
          </table:table-cell>
          <table:table-cell office:value-type="float" office:value="1.57293032378364E+018" calcext:value-type="float">
            <text:p>1.57293032378364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2389116E+018" calcext:value-type="float">
            <text:p>1.57293032389116E+018</text:p>
          </table:table-cell>
          <table:table-cell office:value-type="float" office:value="7250" calcext:value-type="float">
            <text:p>7250</text:p>
          </table:table-cell>
          <table:table-cell office:value-type="float" office:value="1.57293032383728E+018" calcext:value-type="float">
            <text:p>1.5729303238372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394428E+018" calcext:value-type="float">
            <text:p>1.57293032394428E+018</text:p>
          </table:table-cell>
          <table:table-cell office:value-type="float" office:value="7251" calcext:value-type="float">
            <text:p>7251</text:p>
          </table:table-cell>
          <table:table-cell office:value-type="float" office:value="1.57293032389145E+018" calcext:value-type="float">
            <text:p>1.572930323891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39974E+018" calcext:value-type="float">
            <text:p>1.5729303239974E+018</text:p>
          </table:table-cell>
          <table:table-cell office:value-type="float" office:value="7252" calcext:value-type="float">
            <text:p>7252</text:p>
          </table:table-cell>
          <table:table-cell office:value-type="float" office:value="1.57293032394439E+018" calcext:value-type="float">
            <text:p>1.572930323944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405152E+018" calcext:value-type="float">
            <text:p>1.57293032405152E+018</text:p>
          </table:table-cell>
          <table:table-cell office:value-type="float" office:value="7253" calcext:value-type="float">
            <text:p>7253</text:p>
          </table:table-cell>
          <table:table-cell office:value-type="float" office:value="1.57293032399714E+018" calcext:value-type="float">
            <text:p>1.5729303239971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2410692E+018" calcext:value-type="float">
            <text:p>1.57293032410692E+018</text:p>
          </table:table-cell>
          <table:table-cell office:value-type="float" office:value="7254" calcext:value-type="float">
            <text:p>7254</text:p>
          </table:table-cell>
          <table:table-cell office:value-type="float" office:value="1.57293032405253E+018" calcext:value-type="float">
            <text:p>1.57293032405253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416032E+018" calcext:value-type="float">
            <text:p>1.57293032416032E+018</text:p>
          </table:table-cell>
          <table:table-cell office:value-type="float" office:value="7255" calcext:value-type="float">
            <text:p>7255</text:p>
          </table:table-cell>
          <table:table-cell office:value-type="float" office:value="1.57293032410611E+018" calcext:value-type="float">
            <text:p>1.5729303241061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421391E+018" calcext:value-type="float">
            <text:p>1.57293032421391E+018</text:p>
          </table:table-cell>
          <table:table-cell office:value-type="float" office:value="7256" calcext:value-type="float">
            <text:p>7256</text:p>
          </table:table-cell>
          <table:table-cell office:value-type="float" office:value="1.57293032415984E+018" calcext:value-type="float">
            <text:p>1.5729303241598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431703E+018" calcext:value-type="float">
            <text:p>1.57293032431703E+018</text:p>
          </table:table-cell>
          <table:table-cell office:value-type="float" office:value="7257" calcext:value-type="float">
            <text:p>7257</text:p>
          </table:table-cell>
          <table:table-cell office:value-type="float" office:value="1.57293032421404E+018" calcext:value-type="float">
            <text:p>1.5729303242140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-0.0000299999992421" calcext:value-type="float">
            <text:p>-3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436967E+018" calcext:value-type="float">
            <text:p>1.57293032436967E+018</text:p>
          </table:table-cell>
          <table:table-cell office:value-type="float" office:value="7258" calcext:value-type="float">
            <text:p>7258</text:p>
          </table:table-cell>
          <table:table-cell office:value-type="float" office:value="1.57293032431644E+018" calcext:value-type="float">
            <text:p>1.5729303243164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2442321E+018" calcext:value-type="float">
            <text:p>1.57293032442321E+018</text:p>
          </table:table-cell>
          <table:table-cell office:value-type="float" office:value="7259" calcext:value-type="float">
            <text:p>7259</text:p>
          </table:table-cell>
          <table:table-cell office:value-type="float" office:value="1.57293032436913E+018" calcext:value-type="float">
            <text:p>1.57293032436913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2000009865" calcext:value-type="float">
            <text:p>-0.0099200001</text:p>
          </table:table-cell>
        </table:table-row>
        <table:table-row table:style-name="ro1">
          <table:table-cell/>
          <table:table-cell office:value-type="float" office:value="1.57293032447743E+018" calcext:value-type="float">
            <text:p>1.57293032447743E+018</text:p>
          </table:table-cell>
          <table:table-cell office:value-type="float" office:value="7260" calcext:value-type="float">
            <text:p>7260</text:p>
          </table:table-cell>
          <table:table-cell office:value-type="float" office:value="1.57293032442265E+018" calcext:value-type="float">
            <text:p>1.5729303244226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453148E+018" calcext:value-type="float">
            <text:p>1.57293032453148E+018</text:p>
          </table:table-cell>
          <table:table-cell office:value-type="float" office:value="7261" calcext:value-type="float">
            <text:p>7261</text:p>
          </table:table-cell>
          <table:table-cell office:value-type="float" office:value="1.57293032447695E+018" calcext:value-type="float">
            <text:p>1.5729303244769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100400000811" calcext:value-type="float">
            <text:p>-0.0100400001</text:p>
          </table:table-cell>
        </table:table-row>
        <table:table-row table:style-name="ro1">
          <table:table-cell/>
          <table:table-cell office:value-type="float" office:value="1.57293032463428E+018" calcext:value-type="float">
            <text:p>1.57293032463428E+018</text:p>
          </table:table-cell>
          <table:table-cell office:value-type="float" office:value="7262" calcext:value-type="float">
            <text:p>7262</text:p>
          </table:table-cell>
          <table:table-cell office:value-type="float" office:value="1.57293032453079E+018" calcext:value-type="float">
            <text:p>1.5729303245307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468751E+018" calcext:value-type="float">
            <text:p>1.57293032468751E+018</text:p>
          </table:table-cell>
          <table:table-cell office:value-type="float" office:value="7263" calcext:value-type="float">
            <text:p>7263</text:p>
          </table:table-cell>
          <table:table-cell office:value-type="float" office:value="1.57293032463374E+018" calcext:value-type="float">
            <text:p>1.572930324633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474076E+018" calcext:value-type="float">
            <text:p>1.57293032474076E+018</text:p>
          </table:table-cell>
          <table:table-cell office:value-type="float" office:value="7264" calcext:value-type="float">
            <text:p>7264</text:p>
          </table:table-cell>
          <table:table-cell office:value-type="float" office:value="1.57293032468771E+018" calcext:value-type="float">
            <text:p>1.57293032468771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100499996915" calcext:value-type="float">
            <text:p>-0.0100499997</text:p>
          </table:table-cell>
        </table:table-row>
        <table:table-row table:style-name="ro1">
          <table:table-cell/>
          <table:table-cell office:value-type="float" office:value="1.57293032479432E+018" calcext:value-type="float">
            <text:p>1.57293032479432E+018</text:p>
          </table:table-cell>
          <table:table-cell office:value-type="float" office:value="7265" calcext:value-type="float">
            <text:p>7265</text:p>
          </table:table-cell>
          <table:table-cell office:value-type="float" office:value="1.57293032474032E+018" calcext:value-type="float">
            <text:p>1.5729303247403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484804E+018" calcext:value-type="float">
            <text:p>1.57293032484804E+018</text:p>
          </table:table-cell>
          <table:table-cell office:value-type="float" office:value="7266" calcext:value-type="float">
            <text:p>7266</text:p>
          </table:table-cell>
          <table:table-cell office:value-type="float" office:value="1.57293032479382E+018" calcext:value-type="float">
            <text:p>1.5729303247938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299999992421" calcext:value-type="float">
            <text:p>3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490264E+018" calcext:value-type="float">
            <text:p>1.57293032490264E+018</text:p>
          </table:table-cell>
          <table:table-cell office:value-type="float" office:value="7267" calcext:value-type="float">
            <text:p>7267</text:p>
          </table:table-cell>
          <table:table-cell office:value-type="float" office:value="1.57293032484813E+018" calcext:value-type="float">
            <text:p>1.5729303248481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100299995393" calcext:value-type="float">
            <text:p>-0.0100299995</text:p>
          </table:table-cell>
        </table:table-row>
        <table:table-row table:style-name="ro1">
          <table:table-cell/>
          <table:table-cell office:value-type="float" office:value="1.57293032495512E+018" calcext:value-type="float">
            <text:p>1.57293032495512E+018</text:p>
          </table:table-cell>
          <table:table-cell office:value-type="float" office:value="7268" calcext:value-type="float">
            <text:p>7268</text:p>
          </table:table-cell>
          <table:table-cell office:value-type="float" office:value="1.57293032490179E+018" calcext:value-type="float">
            <text:p>1.5729303249017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0.0000199999994948" calcext:value-type="float">
            <text:p>2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2500875E+018" calcext:value-type="float">
            <text:p>1.57293032500875E+018</text:p>
          </table:table-cell>
          <table:table-cell office:value-type="float" office:value="7269" calcext:value-type="float">
            <text:p>7269</text:p>
          </table:table-cell>
          <table:table-cell office:value-type="float" office:value="1.57293032495542E+018" calcext:value-type="float">
            <text:p>1.57293032495542E+018</text:p>
          </table:table-cell>
          <table:table-cell/>
          <table:table-cell office:value-type="float" office:value="0.0100999996066" calcext:value-type="float">
            <text:p>0.0100999996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699998438" calcext:value-type="float">
            <text:p>-0.0100699998</text:p>
          </table:table-cell>
        </table:table-row>
        <table:table-row table:style-name="ro1">
          <table:table-cell/>
          <table:table-cell office:value-type="float" office:value="1.5729303250623E+018" calcext:value-type="float">
            <text:p>1.5729303250623E+018</text:p>
          </table:table-cell>
          <table:table-cell office:value-type="float" office:value="7270" calcext:value-type="float">
            <text:p>7270</text:p>
          </table:table-cell>
          <table:table-cell office:value-type="float" office:value="1.5729303250086E+018" calcext:value-type="float">
            <text:p>1.57293032500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511614E+018" calcext:value-type="float">
            <text:p>1.57293032511614E+018</text:p>
          </table:table-cell>
          <table:table-cell office:value-type="float" office:value="7271" calcext:value-type="float">
            <text:p>7271</text:p>
          </table:table-cell>
          <table:table-cell office:value-type="float" office:value="1.57293032506239E+018" calcext:value-type="float">
            <text:p>1.57293032506239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2517047E+018" calcext:value-type="float">
            <text:p>1.57293032517047E+018</text:p>
          </table:table-cell>
          <table:table-cell office:value-type="float" office:value="7272" calcext:value-type="float">
            <text:p>7272</text:p>
          </table:table-cell>
          <table:table-cell office:value-type="float" office:value="1.57293032511578E+018" calcext:value-type="float">
            <text:p>1.5729303251157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999999977648" calcext:value-type="float">
            <text:p>-0.0099999998</text:p>
          </table:table-cell>
        </table:table-row>
        <table:table-row table:style-name="ro1">
          <table:table-cell/>
          <table:table-cell office:value-type="float" office:value="1.57293032522253E+018" calcext:value-type="float">
            <text:p>1.57293032522253E+018</text:p>
          </table:table-cell>
          <table:table-cell office:value-type="float" office:value="7273" calcext:value-type="float">
            <text:p>7273</text:p>
          </table:table-cell>
          <table:table-cell office:value-type="float" office:value="1.57293032516977E+018" calcext:value-type="float">
            <text:p>1.57293032516977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table:number-columns-repeated="2" office:value-type="float" office:value="-0.0000399999989895" calcext:value-type="float">
            <text:p>-4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527615E+018" calcext:value-type="float">
            <text:p>1.57293032527615E+018</text:p>
          </table:table-cell>
          <table:table-cell office:value-type="float" office:value="7274" calcext:value-type="float">
            <text:p>7274</text:p>
          </table:table-cell>
          <table:table-cell office:value-type="float" office:value="1.57293032522248E+018" calcext:value-type="float">
            <text:p>1.57293032522248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90000166" calcext:value-type="float">
            <text:p>-0.0099900002</text:p>
          </table:table-cell>
        </table:table-row>
        <table:table-row table:style-name="ro1">
          <table:table-cell/>
          <table:table-cell office:value-type="float" office:value="1.5729303253299E+018" calcext:value-type="float">
            <text:p>1.5729303253299E+018</text:p>
          </table:table-cell>
          <table:table-cell office:value-type="float" office:value="7275" calcext:value-type="float">
            <text:p>7275</text:p>
          </table:table-cell>
          <table:table-cell office:value-type="float" office:value="1.5729303252763E+018" calcext:value-type="float">
            <text:p>1.572930325276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538324E+018" calcext:value-type="float">
            <text:p>1.57293032538324E+018</text:p>
          </table:table-cell>
          <table:table-cell office:value-type="float" office:value="7276" calcext:value-type="float">
            <text:p>7276</text:p>
          </table:table-cell>
          <table:table-cell office:value-type="float" office:value="1.57293032532943E+018" calcext:value-type="float">
            <text:p>1.5729303253294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2543775E+018" calcext:value-type="float">
            <text:p>1.57293032543775E+018</text:p>
          </table:table-cell>
          <table:table-cell office:value-type="float" office:value="7277" calcext:value-type="float">
            <text:p>7277</text:p>
          </table:table-cell>
          <table:table-cell office:value-type="float" office:value="1.57293032538323E+018" calcext:value-type="float">
            <text:p>1.5729303253832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999999974738" calcext:value-type="float">
            <text:p>-1.00E-04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54924E+018" calcext:value-type="float">
            <text:p>1.5729303254924E+018</text:p>
          </table:table-cell>
          <table:table-cell office:value-type="float" office:value="7278" calcext:value-type="float">
            <text:p>7278</text:p>
          </table:table-cell>
          <table:table-cell office:value-type="float" office:value="1.57293032543792E+018" calcext:value-type="float">
            <text:p>1.5729303254379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554463E+018" calcext:value-type="float">
            <text:p>1.57293032554463E+018</text:p>
          </table:table-cell>
          <table:table-cell office:value-type="float" office:value="7279" calcext:value-type="float">
            <text:p>7279</text:p>
          </table:table-cell>
          <table:table-cell office:value-type="float" office:value="1.57293032549166E+018" calcext:value-type="float">
            <text:p>1.57293032549166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2999970913" calcext:value-type="float">
            <text:p>-0.0099299997</text:p>
          </table:table-cell>
        </table:table-row>
        <table:table-row table:style-name="ro1">
          <table:table-cell/>
          <table:table-cell office:value-type="float" office:value="1.57293032559697E+018" calcext:value-type="float">
            <text:p>1.57293032559697E+018</text:p>
          </table:table-cell>
          <table:table-cell office:value-type="float" office:value="7280" calcext:value-type="float">
            <text:p>7280</text:p>
          </table:table-cell>
          <table:table-cell office:value-type="float" office:value="1.57293032554459E+018" calcext:value-type="float">
            <text:p>1.57293032554459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900000013644" calcext:value-type="float">
            <text:p>-9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2999970913" calcext:value-type="float">
            <text:p>-0.0099299997</text:p>
          </table:table-cell>
        </table:table-row>
        <table:table-row table:style-name="ro1">
          <table:table-cell/>
          <table:table-cell office:value-type="float" office:value="1.57293032565011E+018" calcext:value-type="float">
            <text:p>1.57293032565011E+018</text:p>
          </table:table-cell>
          <table:table-cell office:value-type="float" office:value="7281" calcext:value-type="float">
            <text:p>7281</text:p>
          </table:table-cell>
          <table:table-cell office:value-type="float" office:value="1.57293032559662E+018" calcext:value-type="float">
            <text:p>1.57293032559662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9999997979" calcext:value-type="float">
            <text:p>-8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570397E+018" calcext:value-type="float">
            <text:p>1.57293032570397E+018</text:p>
          </table:table-cell>
          <table:table-cell office:value-type="float" office:value="7282" calcext:value-type="float">
            <text:p>7282</text:p>
          </table:table-cell>
          <table:table-cell office:value-type="float" office:value="1.57293032564974E+018" calcext:value-type="float">
            <text:p>1.5729303256497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6000040323" calcext:value-type="float">
            <text:p>-0.0099600004</text:p>
          </table:table-cell>
        </table:table-row>
        <table:table-row table:style-name="ro1">
          <table:table-cell/>
          <table:table-cell office:value-type="float" office:value="1.57293032575682E+018" calcext:value-type="float">
            <text:p>1.57293032575682E+018</text:p>
          </table:table-cell>
          <table:table-cell office:value-type="float" office:value="7283" calcext:value-type="float">
            <text:p>7283</text:p>
          </table:table-cell>
          <table:table-cell office:value-type="float" office:value="1.57293032570336E+018" calcext:value-type="float">
            <text:p>1.5729303257033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100199999288" calcext:value-type="float">
            <text:p>-0.0100199999</text:p>
          </table:table-cell>
        </table:table-row>
        <table:table-row table:style-name="ro1">
          <table:table-cell/>
          <table:table-cell office:value-type="float" office:value="1.57293032581119E+018" calcext:value-type="float">
            <text:p>1.57293032581119E+018</text:p>
          </table:table-cell>
          <table:table-cell office:value-type="float" office:value="7284" calcext:value-type="float">
            <text:p>7284</text:p>
          </table:table-cell>
          <table:table-cell office:value-type="float" office:value="1.57293032575684E+018" calcext:value-type="float">
            <text:p>1.5729303257568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586425E+018" calcext:value-type="float">
            <text:p>1.57293032586425E+018</text:p>
          </table:table-cell>
          <table:table-cell office:value-type="float" office:value="7285" calcext:value-type="float">
            <text:p>7285</text:p>
          </table:table-cell>
          <table:table-cell office:value-type="float" office:value="1.57293032581053E+018" calcext:value-type="float">
            <text:p>1.57293032581053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596836E+018" calcext:value-type="float">
            <text:p>1.57293032596836E+018</text:p>
          </table:table-cell>
          <table:table-cell office:value-type="float" office:value="7286" calcext:value-type="float">
            <text:p>7286</text:p>
          </table:table-cell>
          <table:table-cell office:value-type="float" office:value="1.57293032586445E+018" calcext:value-type="float">
            <text:p>1.5729303258644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602273E+018" calcext:value-type="float">
            <text:p>1.57293032602273E+018</text:p>
          </table:table-cell>
          <table:table-cell office:value-type="float" office:value="7287" calcext:value-type="float">
            <text:p>7287</text:p>
          </table:table-cell>
          <table:table-cell office:value-type="float" office:value="1.57293032596786E+018" calcext:value-type="float">
            <text:p>1.5729303259678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700000018696" calcext:value-type="float">
            <text:p>-7.00E-05</text:p>
          </table:table-cell>
          <table:table-cell office:value-type="float" office:value="0.0000599999984843" calcext:value-type="float">
            <text:p>6.00E-05</text:p>
          </table:table-cell>
          <table:table-cell office:value-type="float" office:value="-0.00994999986142" calcext:value-type="float">
            <text:p>-0.0099499999</text:p>
          </table:table-cell>
        </table:table-row>
        <table:table-row table:style-name="ro1">
          <table:table-cell/>
          <table:table-cell office:value-type="float" office:value="1.57293032607552E+018" calcext:value-type="float">
            <text:p>1.57293032607552E+018</text:p>
          </table:table-cell>
          <table:table-cell office:value-type="float" office:value="7288" calcext:value-type="float">
            <text:p>7288</text:p>
          </table:table-cell>
          <table:table-cell office:value-type="float" office:value="1.57293032602206E+018" calcext:value-type="float">
            <text:p>1.57293032602206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499999987369" calcext:value-type="float">
            <text:p>-5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613049E+018" calcext:value-type="float">
            <text:p>1.57293032613049E+018</text:p>
          </table:table-cell>
          <table:table-cell office:value-type="float" office:value="7289" calcext:value-type="float">
            <text:p>7289</text:p>
          </table:table-cell>
          <table:table-cell office:value-type="float" office:value="1.57293032607595E+018" calcext:value-type="float">
            <text:p>1.57293032607595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618418E+018" calcext:value-type="float">
            <text:p>1.57293032618418E+018</text:p>
          </table:table-cell>
          <table:table-cell office:value-type="float" office:value="7290" calcext:value-type="float">
            <text:p>7290</text:p>
          </table:table-cell>
          <table:table-cell office:value-type="float" office:value="1.57293032612991E+018" calcext:value-type="float">
            <text:p>1.57293032612991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100100003183" calcext:value-type="float">
            <text:p>-0.0100100003</text:p>
          </table:table-cell>
        </table:table-row>
        <table:table-row table:style-name="ro1">
          <table:table-cell/>
          <table:table-cell office:value-type="float" office:value="1.57293032623932E+018" calcext:value-type="float">
            <text:p>1.57293032623932E+018</text:p>
          </table:table-cell>
          <table:table-cell office:value-type="float" office:value="7291" calcext:value-type="float">
            <text:p>7291</text:p>
          </table:table-cell>
          <table:table-cell office:value-type="float" office:value="1.57293032618464E+018" calcext:value-type="float">
            <text:p>1.5729303261846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0.0000399999989895" calcext:value-type="float">
            <text:p>4.00E-05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997999962419" calcext:value-type="float">
            <text:p>-0.0099799996</text:p>
          </table:table-cell>
        </table:table-row>
        <table:table-row table:style-name="ro1">
          <table:table-cell/>
          <table:table-cell office:value-type="float" office:value="1.57293032629252E+018" calcext:value-type="float">
            <text:p>1.57293032629252E+018</text:p>
          </table:table-cell>
          <table:table-cell office:value-type="float" office:value="7292" calcext:value-type="float">
            <text:p>7292</text:p>
          </table:table-cell>
          <table:table-cell office:value-type="float" office:value="1.57293032623854E+018" calcext:value-type="float">
            <text:p>1.57293032623854E+018</text:p>
          </table:table-cell>
          <table:table-cell/>
          <table:table-cell office:value-type="float" office:value="0.00999999977648" calcext:value-type="float">
            <text:p>0.0099999998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97000001371" calcext:value-type="float">
            <text:p>-0.00997</text:p>
          </table:table-cell>
        </table:table-row>
        <table:table-row table:style-name="ro1">
          <table:table-cell/>
          <table:table-cell office:value-type="float" office:value="1.57293032634587E+018" calcext:value-type="float">
            <text:p>1.57293032634587E+018</text:p>
          </table:table-cell>
          <table:table-cell office:value-type="float" office:value="7293" calcext:value-type="float">
            <text:p>7293</text:p>
          </table:table-cell>
          <table:table-cell office:value-type="float" office:value="1.57293032629247E+018" calcext:value-type="float">
            <text:p>1.57293032629247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499999987369" calcext:value-type="float">
            <text:p>-5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992999970913" calcext:value-type="float">
            <text:p>-0.0099299997</text:p>
          </table:table-cell>
        </table:table-row>
        <table:table-row table:style-name="ro1">
          <table:table-cell/>
          <table:table-cell office:value-type="float" office:value="1.57293032645036E+018" calcext:value-type="float">
            <text:p>1.57293032645036E+018</text:p>
          </table:table-cell>
          <table:table-cell office:value-type="float" office:value="7294" calcext:value-type="float">
            <text:p>7294</text:p>
          </table:table-cell>
          <table:table-cell office:value-type="float" office:value="1.5729303263454E+018" calcext:value-type="float">
            <text:p>1.5729303263454E+018</text:p>
          </table:table-cell>
          <table:table-cell/>
          <table:table-cell office:value-type="float" office:value="0.00989999994636" calcext:value-type="float">
            <text:p>0.0098999999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994000025094" calcext:value-type="float">
            <text:p>-0.0099400003</text:p>
          </table:table-cell>
        </table:table-row>
        <table:table-row table:style-name="ro1">
          <table:table-cell/>
          <table:table-cell office:value-type="float" office:value="1.57293032650354E+018" calcext:value-type="float">
            <text:p>1.57293032650354E+018</text:p>
          </table:table-cell>
          <table:table-cell office:value-type="float" office:value="7295" calcext:value-type="float">
            <text:p>7295</text:p>
          </table:table-cell>
          <table:table-cell office:value-type="float" office:value="1.57293032644967E+018" calcext:value-type="float">
            <text:p>1.57293032644967E+018</text:p>
          </table:table-cell>
          <table:table-cell/>
          <table:table-cell office:value-type="float" office:value="0.00980000011623" calcext:value-type="float">
            <text:p>0.0098000001</text:p>
          </table:table-cell>
          <table:table-cell office:value-type="float" office:value="0.0000499999987369" calcext:value-type="float">
            <text:p>5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78999957442" calcext:value-type="float">
            <text:p>-0.0097899996</text:p>
          </table:table-cell>
        </table:table-row>
        <table:table-row table:style-name="ro1">
          <table:table-cell/>
          <table:table-cell office:value-type="float" office:value="1.57293032655768E+018" calcext:value-type="float">
            <text:p>1.57293032655768E+018</text:p>
          </table:table-cell>
          <table:table-cell office:value-type="float" office:value="7296" calcext:value-type="float">
            <text:p>7296</text:p>
          </table:table-cell>
          <table:table-cell office:value-type="float" office:value="1.57293032650351E+018" calcext:value-type="float">
            <text:p>1.57293032650351E+018</text:p>
          </table:table-cell>
          <table:table-cell/>
          <table:table-cell office:value-type="float" office:value="0.00899999961257" calcext:value-type="float">
            <text:p>0.0089999996</text:p>
          </table:table-cell>
          <table:table-cell office:value-type="float" office:value="-0.0000599999984843" calcext:value-type="float">
            <text:p>-6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901000015438" calcext:value-type="float">
            <text:p>-0.0090100002</text:p>
          </table:table-cell>
        </table:table-row>
        <table:table-row table:style-name="ro1">
          <table:table-cell/>
          <table:table-cell office:value-type="float" office:value="1.57293032661212E+018" calcext:value-type="float">
            <text:p>1.57293032661212E+018</text:p>
          </table:table-cell>
          <table:table-cell office:value-type="float" office:value="7297" calcext:value-type="float">
            <text:p>7297</text:p>
          </table:table-cell>
          <table:table-cell office:value-type="float" office:value="1.57293032655779E+018" calcext:value-type="float">
            <text:p>1.57293032655779E+018</text:p>
          </table:table-cell>
          <table:table-cell/>
          <table:table-cell office:value-type="float" office:value="0.00800000037998" calcext:value-type="float">
            <text:p>0.0080000004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801999960095" calcext:value-type="float">
            <text:p>-0.0080199996</text:p>
          </table:table-cell>
        </table:table-row>
        <table:table-row table:style-name="ro1">
          <table:table-cell/>
          <table:table-cell office:value-type="float" office:value="1.57293032666511E+018" calcext:value-type="float">
            <text:p>1.57293032666511E+018</text:p>
          </table:table-cell>
          <table:table-cell office:value-type="float" office:value="7298" calcext:value-type="float">
            <text:p>7298</text:p>
          </table:table-cell>
          <table:table-cell office:value-type="float" office:value="1.57293032661151E+018" calcext:value-type="float">
            <text:p>1.57293032661151E+018</text:p>
          </table:table-cell>
          <table:table-cell/>
          <table:table-cell office:value-type="float" office:value="0.00719999987632" calcext:value-type="float">
            <text:p>0.0071999999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.00714999996126" calcext:value-type="float">
            <text:p>-0.00715</text:p>
          </table:table-cell>
        </table:table-row>
        <table:table-row table:style-name="ro1">
          <table:table-cell/>
          <table:table-cell office:value-type="float" office:value="1.57293032671888E+018" calcext:value-type="float">
            <text:p>1.57293032671888E+018</text:p>
          </table:table-cell>
          <table:table-cell office:value-type="float" office:value="7299" calcext:value-type="float">
            <text:p>7299</text:p>
          </table:table-cell>
          <table:table-cell office:value-type="float" office:value="1.57293032666512E+018" calcext:value-type="float">
            <text:p>1.57293032666512E+018</text:p>
          </table:table-cell>
          <table:table-cell/>
          <table:table-cell office:value-type="float" office:value="0.00620000017807" calcext:value-type="float">
            <text:p>0.0062000002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622999994084" calcext:value-type="float">
            <text:p>-0.0062299999</text:p>
          </table:table-cell>
        </table:table-row>
        <table:table-row table:style-name="ro1">
          <table:table-cell/>
          <table:table-cell office:value-type="float" office:value="1.5729303267726E+018" calcext:value-type="float">
            <text:p>1.5729303267726E+018</text:p>
          </table:table-cell>
          <table:table-cell office:value-type="float" office:value="7300" calcext:value-type="float">
            <text:p>7300</text:p>
          </table:table-cell>
          <table:table-cell office:value-type="float" office:value="1.57293032671897E+018" calcext:value-type="float">
            <text:p>1.57293032671897E+018</text:p>
          </table:table-cell>
          <table:table-cell/>
          <table:table-cell office:value-type="float" office:value="0.00529999984428" calcext:value-type="float">
            <text:p>0.0052999998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530999992043" calcext:value-type="float">
            <text:p>-0.0053099999</text:p>
          </table:table-cell>
        </table:table-row>
        <table:table-row table:style-name="ro1">
          <table:table-cell/>
          <table:table-cell office:value-type="float" office:value="1.5729303268269E+018" calcext:value-type="float">
            <text:p>1.5729303268269E+018</text:p>
          </table:table-cell>
          <table:table-cell office:value-type="float" office:value="7301" calcext:value-type="float">
            <text:p>7301</text:p>
          </table:table-cell>
          <table:table-cell office:value-type="float" office:value="1.5729303267725E+018" calcext:value-type="float">
            <text:p>1.5729303267725E+018</text:p>
          </table:table-cell>
          <table:table-cell/>
          <table:table-cell office:value-type="float" office:value="0.00439999997616" calcext:value-type="float">
            <text:p>0.0044</text:p>
          </table:table-cell>
          <table:table-cell office:value-type="float" office:value="-0.0000599999984843" calcext:value-type="float">
            <text:p>-6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438999990001" calcext:value-type="float">
            <text:p>-0.0043899999</text:p>
          </table:table-cell>
        </table:table-row>
        <table:table-row table:style-name="ro1">
          <table:table-cell/>
          <table:table-cell office:value-type="float" office:value="1.57293032688053E+018" calcext:value-type="float">
            <text:p>1.57293032688053E+018</text:p>
          </table:table-cell>
          <table:table-cell office:value-type="float" office:value="7302" calcext:value-type="float">
            <text:p>7302</text:p>
          </table:table-cell>
          <table:table-cell office:value-type="float" office:value="1.57293032682611E+018" calcext:value-type="float">
            <text:p>1.57293032682611E+018</text:p>
          </table:table-cell>
          <table:table-cell/>
          <table:table-cell office:value-type="float" office:value="0.00350000010803" calcext:value-type="float">
            <text:p>0.0035000001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.00346000003628" calcext:value-type="float">
            <text:p>-0.00346</text:p>
          </table:table-cell>
        </table:table-row>
        <table:table-row table:style-name="ro1">
          <table:table-cell/>
          <table:table-cell office:value-type="float" office:value="1.5729303269364E+018" calcext:value-type="float">
            <text:p>1.5729303269364E+018</text:p>
          </table:table-cell>
          <table:table-cell office:value-type="float" office:value="7303" calcext:value-type="float">
            <text:p>7303</text:p>
          </table:table-cell>
          <table:table-cell office:value-type="float" office:value="1.57293032687976E+018" calcext:value-type="float">
            <text:p>1.57293032687976E+018</text:p>
          </table:table-cell>
          <table:table-cell/>
          <table:table-cell office:value-type="float" office:value="0.00260000000708" calcext:value-type="float">
            <text:p>0.0026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-0.00255999993533" calcext:value-type="float">
            <text:p>-0.0025599999</text:p>
          </table:table-cell>
        </table:table-row>
        <table:table-row table:style-name="ro1">
          <table:table-cell/>
          <table:table-cell office:value-type="float" office:value="1.57293032699035E+018" calcext:value-type="float">
            <text:p>1.57293032699035E+018</text:p>
          </table:table-cell>
          <table:table-cell office:value-type="float" office:value="7304" calcext:value-type="float">
            <text:p>7304</text:p>
          </table:table-cell>
          <table:table-cell office:value-type="float" office:value="1.57293032693584E+018" calcext:value-type="float">
            <text:p>1.57293032693584E+018</text:p>
          </table:table-cell>
          <table:table-cell/>
          <table:table-cell office:value-type="float" office:value="0.00170000002254" calcext:value-type="float">
            <text:p>0.0017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167000002693" calcext:value-type="float">
            <text:p>-0.00167</text:p>
          </table:table-cell>
        </table:table-row>
        <table:table-row table:style-name="ro1">
          <table:table-cell/>
          <table:table-cell office:value-type="float" office:value="1.57293032704257E+018" calcext:value-type="float">
            <text:p>1.57293032704257E+018</text:p>
          </table:table-cell>
          <table:table-cell office:value-type="float" office:value="7305" calcext:value-type="float">
            <text:p>7305</text:p>
          </table:table-cell>
          <table:table-cell office:value-type="float" office:value="1.57293032698976E+018" calcext:value-type="float">
            <text:p>1.57293032698976E+018</text:p>
          </table:table-cell>
          <table:table-cell/>
          <table:table-cell table:style-name="ce1" office:value-type="float" office:value="0.0000999999974738" calcext:value-type="float">
            <text:p>1.00E-04</text:p>
          </table:table-cell>
          <table:table-cell office:value-type="float" office:value="-0.0000999999974738" calcext:value-type="float">
            <text:p>-1.00E-04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700000018696" calcext:value-type="float">
            <text:p>-7.00E-05</text:p>
          </table:table-cell>
        </table:table-row>
        <table:table-row table:style-name="ro1">
          <table:table-cell/>
          <table:table-cell office:value-type="float" office:value="1.57293032709574E+018" calcext:value-type="float">
            <text:p>1.57293032709574E+018</text:p>
          </table:table-cell>
          <table:table-cell office:value-type="float" office:value="7306" calcext:value-type="float">
            <text:p>7306</text:p>
          </table:table-cell>
          <table:table-cell office:value-type="float" office:value="1.57293032704248E+018" calcext:value-type="float">
            <text:p>1.5729303270424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15014E+018" calcext:value-type="float">
            <text:p>1.57293032715014E+018</text:p>
          </table:table-cell>
          <table:table-cell office:value-type="float" office:value="7307" calcext:value-type="float">
            <text:p>7307</text:p>
          </table:table-cell>
          <table:table-cell office:value-type="float" office:value="1.57293032709519E+018" calcext:value-type="float">
            <text:p>1.5729303270951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720188E+018" calcext:value-type="float">
            <text:p>1.57293032720188E+018</text:p>
          </table:table-cell>
          <table:table-cell office:value-type="float" office:value="7308" calcext:value-type="float">
            <text:p>7308</text:p>
          </table:table-cell>
          <table:table-cell office:value-type="float" office:value="1.5729303271493E+018" calcext:value-type="float">
            <text:p>1.572930327149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725499E+018" calcext:value-type="float">
            <text:p>1.57293032725499E+018</text:p>
          </table:table-cell>
          <table:table-cell office:value-type="float" office:value="7309" calcext:value-type="float">
            <text:p>7309</text:p>
          </table:table-cell>
          <table:table-cell office:value-type="float" office:value="1.57293032720194E+018" calcext:value-type="float">
            <text:p>1.5729303272019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30761E+018" calcext:value-type="float">
            <text:p>1.57293032730761E+018</text:p>
          </table:table-cell>
          <table:table-cell office:value-type="float" office:value="7310" calcext:value-type="float">
            <text:p>7310</text:p>
          </table:table-cell>
          <table:table-cell office:value-type="float" office:value="1.57293032725458E+018" calcext:value-type="float">
            <text:p>1.5729303272545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/>
          <table:table-cell office:value-type="float" office:value="1.5729303273616E+018" calcext:value-type="float">
            <text:p>1.5729303273616E+018</text:p>
          </table:table-cell>
          <table:table-cell office:value-type="float" office:value="7311" calcext:value-type="float">
            <text:p>7311</text:p>
          </table:table-cell>
          <table:table-cell office:value-type="float" office:value="1.57293032730771E+018" calcext:value-type="float">
            <text:p>1.5729303273077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4647E+018" calcext:value-type="float">
            <text:p>1.5729303274647E+018</text:p>
          </table:table-cell>
          <table:table-cell office:value-type="float" office:value="7312" calcext:value-type="float">
            <text:p>7312</text:p>
          </table:table-cell>
          <table:table-cell office:value-type="float" office:value="1.57293032736104E+018" calcext:value-type="float">
            <text:p>1.5729303273610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51787E+018" calcext:value-type="float">
            <text:p>1.57293032751787E+018</text:p>
          </table:table-cell>
          <table:table-cell office:value-type="float" office:value="7313" calcext:value-type="float">
            <text:p>7313</text:p>
          </table:table-cell>
          <table:table-cell office:value-type="float" office:value="1.5729303274649E+018" calcext:value-type="float">
            <text:p>1.572930327464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2757069E+018" calcext:value-type="float">
            <text:p>1.57293032757069E+018</text:p>
          </table:table-cell>
          <table:table-cell office:value-type="float" office:value="7314" calcext:value-type="float">
            <text:p>7314</text:p>
          </table:table-cell>
          <table:table-cell office:value-type="float" office:value="1.57293032751746E+018" calcext:value-type="float">
            <text:p>1.5729303275174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762367E+018" calcext:value-type="float">
            <text:p>1.57293032762367E+018</text:p>
          </table:table-cell>
          <table:table-cell office:value-type="float" office:value="7315" calcext:value-type="float">
            <text:p>7315</text:p>
          </table:table-cell>
          <table:table-cell office:value-type="float" office:value="1.57293032757019E+018" calcext:value-type="float">
            <text:p>1.5729303275701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772786E+018" calcext:value-type="float">
            <text:p>1.57293032772786E+018</text:p>
          </table:table-cell>
          <table:table-cell office:value-type="float" office:value="7316" calcext:value-type="float">
            <text:p>7316</text:p>
          </table:table-cell>
          <table:table-cell office:value-type="float" office:value="1.57293032762349E+018" calcext:value-type="float">
            <text:p>1.5729303276234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778118E+018" calcext:value-type="float">
            <text:p>1.57293032778118E+018</text:p>
          </table:table-cell>
          <table:table-cell office:value-type="float" office:value="7317" calcext:value-type="float">
            <text:p>7317</text:p>
          </table:table-cell>
          <table:table-cell office:value-type="float" office:value="1.57293032772814E+018" calcext:value-type="float">
            <text:p>1.5729303277281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783328E+018" calcext:value-type="float">
            <text:p>1.57293032783328E+018</text:p>
          </table:table-cell>
          <table:table-cell office:value-type="float" office:value="7318" calcext:value-type="float">
            <text:p>7318</text:p>
          </table:table-cell>
          <table:table-cell office:value-type="float" office:value="1.57293032778083E+018" calcext:value-type="float">
            <text:p>1.5729303277808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88874E+018" calcext:value-type="float">
            <text:p>1.57293032788874E+018</text:p>
          </table:table-cell>
          <table:table-cell office:value-type="float" office:value="7319" calcext:value-type="float">
            <text:p>7319</text:p>
          </table:table-cell>
          <table:table-cell office:value-type="float" office:value="1.5729303278336E+018" calcext:value-type="float">
            <text:p>1.572930327833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799442E+018" calcext:value-type="float">
            <text:p>1.57293032799442E+018</text:p>
          </table:table-cell>
          <table:table-cell office:value-type="float" office:value="7320" calcext:value-type="float">
            <text:p>7320</text:p>
          </table:table-cell>
          <table:table-cell office:value-type="float" office:value="1.57293032788877E+018" calcext:value-type="float">
            <text:p>1.5729303278887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829872E+018" calcext:value-type="float">
            <text:p>1.57293032829872E+018</text:p>
          </table:table-cell>
          <table:table-cell office:value-type="float" office:value="7321" calcext:value-type="float">
            <text:p>7321</text:p>
          </table:table-cell>
          <table:table-cell office:value-type="float" office:value="1.57293032799401E+018" calcext:value-type="float">
            <text:p>1.5729303279940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835083E+018" calcext:value-type="float">
            <text:p>1.57293032835083E+018</text:p>
          </table:table-cell>
          <table:table-cell office:value-type="float" office:value="7322" calcext:value-type="float">
            <text:p>7322</text:p>
          </table:table-cell>
          <table:table-cell office:value-type="float" office:value="1.57293032829796E+018" calcext:value-type="float">
            <text:p>1.5729303282979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840536E+018" calcext:value-type="float">
            <text:p>1.57293032840536E+018</text:p>
          </table:table-cell>
          <table:table-cell office:value-type="float" office:value="7323" calcext:value-type="float">
            <text:p>7323</text:p>
          </table:table-cell>
          <table:table-cell office:value-type="float" office:value="1.5729303283508E+018" calcext:value-type="float">
            <text:p>1.572930328350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845684E+018" calcext:value-type="float">
            <text:p>1.57293032845684E+018</text:p>
          </table:table-cell>
          <table:table-cell office:value-type="float" office:value="7324" calcext:value-type="float">
            <text:p>7324</text:p>
          </table:table-cell>
          <table:table-cell office:value-type="float" office:value="1.57293032840499E+018" calcext:value-type="float">
            <text:p>1.5729303284049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850909E+018" calcext:value-type="float">
            <text:p>1.57293032850909E+018</text:p>
          </table:table-cell>
          <table:table-cell office:value-type="float" office:value="7325" calcext:value-type="float">
            <text:p>7325</text:p>
          </table:table-cell>
          <table:table-cell office:value-type="float" office:value="1.57293032845687E+018" calcext:value-type="float">
            <text:p>1.5729303284568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85618E+018" calcext:value-type="float">
            <text:p>1.5729303285618E+018</text:p>
          </table:table-cell>
          <table:table-cell office:value-type="float" office:value="7326" calcext:value-type="float">
            <text:p>7326</text:p>
          </table:table-cell>
          <table:table-cell office:value-type="float" office:value="1.57293032850895E+018" calcext:value-type="float">
            <text:p>1.5729303285089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861532E+018" calcext:value-type="float">
            <text:p>1.57293032861532E+018</text:p>
          </table:table-cell>
          <table:table-cell office:value-type="float" office:value="7327" calcext:value-type="float">
            <text:p>7327</text:p>
          </table:table-cell>
          <table:table-cell office:value-type="float" office:value="1.57293032856126E+018" calcext:value-type="float">
            <text:p>1.572930328561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866813E+018" calcext:value-type="float">
            <text:p>1.57293032866813E+018</text:p>
          </table:table-cell>
          <table:table-cell office:value-type="float" office:value="7328" calcext:value-type="float">
            <text:p>7328</text:p>
          </table:table-cell>
          <table:table-cell office:value-type="float" office:value="1.57293032861449E+018" calcext:value-type="float">
            <text:p>1.5729303286144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399999989895" calcext:value-type="float">
            <text:p>-4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199999994948" calcext:value-type="float">
            <text:p>2.00E-05</text:p>
          </table:table-cell>
        </table:table-row>
        <table:table-row table:style-name="ro1">
          <table:table-cell/>
          <table:table-cell office:value-type="float" office:value="1.57293032872163E+018" calcext:value-type="float">
            <text:p>1.57293032872163E+018</text:p>
          </table:table-cell>
          <table:table-cell office:value-type="float" office:value="7329" calcext:value-type="float">
            <text:p>7329</text:p>
          </table:table-cell>
          <table:table-cell office:value-type="float" office:value="1.57293032866785E+018" calcext:value-type="float">
            <text:p>1.57293032866785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877591E+018" calcext:value-type="float">
            <text:p>1.57293032877591E+018</text:p>
          </table:table-cell>
          <table:table-cell office:value-type="float" office:value="7330" calcext:value-type="float">
            <text:p>7330</text:p>
          </table:table-cell>
          <table:table-cell office:value-type="float" office:value="1.57293032872181E+018" calcext:value-type="float">
            <text:p>1.5729303287218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882812E+018" calcext:value-type="float">
            <text:p>1.57293032882812E+018</text:p>
          </table:table-cell>
          <table:table-cell office:value-type="float" office:value="7331" calcext:value-type="float">
            <text:p>7331</text:p>
          </table:table-cell>
          <table:table-cell office:value-type="float" office:value="1.57293032877542E+018" calcext:value-type="float">
            <text:p>1.5729303287754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893197E+018" calcext:value-type="float">
            <text:p>1.57293032893197E+018</text:p>
          </table:table-cell>
          <table:table-cell office:value-type="float" office:value="7332" calcext:value-type="float">
            <text:p>7332</text:p>
          </table:table-cell>
          <table:table-cell office:value-type="float" office:value="1.57293032882841E+018" calcext:value-type="float">
            <text:p>1.5729303288284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898636E+018" calcext:value-type="float">
            <text:p>1.57293032898636E+018</text:p>
          </table:table-cell>
          <table:table-cell office:value-type="float" office:value="7333" calcext:value-type="float">
            <text:p>7333</text:p>
          </table:table-cell>
          <table:table-cell office:value-type="float" office:value="1.5729303289321E+018" calcext:value-type="float">
            <text:p>1.572930328932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199999994948" calcext:value-type="float">
            <text:p>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903915E+018" calcext:value-type="float">
            <text:p>1.57293032903915E+018</text:p>
          </table:table-cell>
          <table:table-cell office:value-type="float" office:value="7334" calcext:value-type="float">
            <text:p>7334</text:p>
          </table:table-cell>
          <table:table-cell office:value-type="float" office:value="1.57293032898588E+018" calcext:value-type="float">
            <text:p>1.57293032898588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909145E+018" calcext:value-type="float">
            <text:p>1.57293032909145E+018</text:p>
          </table:table-cell>
          <table:table-cell office:value-type="float" office:value="7335" calcext:value-type="float">
            <text:p>7335</text:p>
          </table:table-cell>
          <table:table-cell office:value-type="float" office:value="1.57293032903872E+018" calcext:value-type="float">
            <text:p>1.57293032903872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2914428E+018" calcext:value-type="float">
            <text:p>1.57293032914428E+018</text:p>
          </table:table-cell>
          <table:table-cell office:value-type="float" office:value="7336" calcext:value-type="float">
            <text:p>7336</text:p>
          </table:table-cell>
          <table:table-cell office:value-type="float" office:value="1.5729303290916E+018" calcext:value-type="float">
            <text:p>1.5729303290916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919806E+018" calcext:value-type="float">
            <text:p>1.57293032919806E+018</text:p>
          </table:table-cell>
          <table:table-cell office:value-type="float" office:value="7337" calcext:value-type="float">
            <text:p>7337</text:p>
          </table:table-cell>
          <table:table-cell office:value-type="float" office:value="1.57293032914445E+018" calcext:value-type="float">
            <text:p>1.5729303291444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92519E+018" calcext:value-type="float">
            <text:p>1.5729303292519E+018</text:p>
          </table:table-cell>
          <table:table-cell office:value-type="float" office:value="7338" calcext:value-type="float">
            <text:p>7338</text:p>
          </table:table-cell>
          <table:table-cell office:value-type="float" office:value="1.57293032919819E+018" calcext:value-type="float">
            <text:p>1.57293032919819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930475E+018" calcext:value-type="float">
            <text:p>1.57293032930475E+018</text:p>
          </table:table-cell>
          <table:table-cell office:value-type="float" office:value="7339" calcext:value-type="float">
            <text:p>7339</text:p>
          </table:table-cell>
          <table:table-cell office:value-type="float" office:value="1.57293032925228E+018" calcext:value-type="float">
            <text:p>1.5729303292522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0.00000999999974738" calcext:value-type="float">
            <text:p>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2935656E+018" calcext:value-type="float">
            <text:p>1.57293032935656E+018</text:p>
          </table:table-cell>
          <table:table-cell office:value-type="float" office:value="7340" calcext:value-type="float">
            <text:p>7340</text:p>
          </table:table-cell>
          <table:table-cell office:value-type="float" office:value="1.57293032930441E+018" calcext:value-type="float">
            <text:p>1.57293032930441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945999E+018" calcext:value-type="float">
            <text:p>1.57293032945999E+018</text:p>
          </table:table-cell>
          <table:table-cell office:value-type="float" office:value="7341" calcext:value-type="float">
            <text:p>7341</text:p>
          </table:table-cell>
          <table:table-cell office:value-type="float" office:value="1.57293032935664E+018" calcext:value-type="float">
            <text:p>1.5729303293566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951356E+018" calcext:value-type="float">
            <text:p>1.57293032951356E+018</text:p>
          </table:table-cell>
          <table:table-cell office:value-type="float" office:value="7342" calcext:value-type="float">
            <text:p>7342</text:p>
          </table:table-cell>
          <table:table-cell office:value-type="float" office:value="1.5729303294601E+018" calcext:value-type="float">
            <text:p>1.572930329460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956801E+018" calcext:value-type="float">
            <text:p>1.57293032956801E+018</text:p>
          </table:table-cell>
          <table:table-cell office:value-type="float" office:value="7343" calcext:value-type="float">
            <text:p>7343</text:p>
          </table:table-cell>
          <table:table-cell office:value-type="float" office:value="1.5729303295136E+018" calcext:value-type="float">
            <text:p>1.572930329513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962094E+018" calcext:value-type="float">
            <text:p>1.57293032962094E+018</text:p>
          </table:table-cell>
          <table:table-cell office:value-type="float" office:value="7344" calcext:value-type="float">
            <text:p>7344</text:p>
          </table:table-cell>
          <table:table-cell office:value-type="float" office:value="1.5729303295672E+018" calcext:value-type="float">
            <text:p>1.572930329567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2972504E+018" calcext:value-type="float">
            <text:p>1.57293032972504E+018</text:p>
          </table:table-cell>
          <table:table-cell office:value-type="float" office:value="7345" calcext:value-type="float">
            <text:p>7345</text:p>
          </table:table-cell>
          <table:table-cell office:value-type="float" office:value="1.5729303296211E+018" calcext:value-type="float">
            <text:p>1.5729303296211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297798E+018" calcext:value-type="float">
            <text:p>1.5729303297798E+018</text:p>
          </table:table-cell>
          <table:table-cell office:value-type="float" office:value="7346" calcext:value-type="float">
            <text:p>7346</text:p>
          </table:table-cell>
          <table:table-cell office:value-type="float" office:value="1.57293032972431E+018" calcext:value-type="float">
            <text:p>1.57293032972431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2983157E+018" calcext:value-type="float">
            <text:p>1.57293032983157E+018</text:p>
          </table:table-cell>
          <table:table-cell office:value-type="float" office:value="7347" calcext:value-type="float">
            <text:p>7347</text:p>
          </table:table-cell>
          <table:table-cell office:value-type="float" office:value="1.57293032977899E+018" calcext:value-type="float">
            <text:p>1.5729303297789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988552E+018" calcext:value-type="float">
            <text:p>1.57293032988552E+018</text:p>
          </table:table-cell>
          <table:table-cell office:value-type="float" office:value="7348" calcext:value-type="float">
            <text:p>7348</text:p>
          </table:table-cell>
          <table:table-cell office:value-type="float" office:value="1.57293032983165E+018" calcext:value-type="float">
            <text:p>1.5729303298316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2998947E+018" calcext:value-type="float">
            <text:p>1.57293032998947E+018</text:p>
          </table:table-cell>
          <table:table-cell office:value-type="float" office:value="7349" calcext:value-type="float">
            <text:p>7349</text:p>
          </table:table-cell>
          <table:table-cell office:value-type="float" office:value="1.57293032988527E+018" calcext:value-type="float">
            <text:p>1.5729303298852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3004372E+018" calcext:value-type="float">
            <text:p>1.57293033004372E+018</text:p>
          </table:table-cell>
          <table:table-cell office:value-type="float" office:value="7350" calcext:value-type="float">
            <text:p>7350</text:p>
          </table:table-cell>
          <table:table-cell office:value-type="float" office:value="1.57293032998923E+018" calcext:value-type="float">
            <text:p>1.57293032998923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3009755E+018" calcext:value-type="float">
            <text:p>1.57293033009755E+018</text:p>
          </table:table-cell>
          <table:table-cell office:value-type="float" office:value="7351" calcext:value-type="float">
            <text:p>7351</text:p>
          </table:table-cell>
          <table:table-cell office:value-type="float" office:value="1.57293033004326E+018" calcext:value-type="float">
            <text:p>1.572930330043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20124E+018" calcext:value-type="float">
            <text:p>1.57293033020124E+018</text:p>
          </table:table-cell>
          <table:table-cell office:value-type="float" office:value="7352" calcext:value-type="float">
            <text:p>7352</text:p>
          </table:table-cell>
          <table:table-cell office:value-type="float" office:value="1.57293033009686E+018" calcext:value-type="float">
            <text:p>1.5729303300968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3025495E+018" calcext:value-type="float">
            <text:p>1.57293033025495E+018</text:p>
          </table:table-cell>
          <table:table-cell office:value-type="float" office:value="7353" calcext:value-type="float">
            <text:p>7353</text:p>
          </table:table-cell>
          <table:table-cell office:value-type="float" office:value="1.57293033020065E+018" calcext:value-type="float">
            <text:p>1.57293033020065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3030831E+018" calcext:value-type="float">
            <text:p>1.57293033030831E+018</text:p>
          </table:table-cell>
          <table:table-cell office:value-type="float" office:value="7354" calcext:value-type="float">
            <text:p>7354</text:p>
          </table:table-cell>
          <table:table-cell office:value-type="float" office:value="1.57293033025438E+018" calcext:value-type="float">
            <text:p>1.57293033025438E+0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-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3036255E+018" calcext:value-type="float">
            <text:p>1.57293033036255E+018</text:p>
          </table:table-cell>
          <table:table-cell office:value-type="float" office:value="7355" calcext:value-type="float">
            <text:p>7355</text:p>
          </table:table-cell>
          <table:table-cell office:value-type="float" office:value="1.57293033030826E+018" calcext:value-type="float">
            <text:p>1.5729303303082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3041581E+018" calcext:value-type="float">
            <text:p>1.57293033041581E+018</text:p>
          </table:table-cell>
          <table:table-cell office:value-type="float" office:value="7356" calcext:value-type="float">
            <text:p>7356</text:p>
          </table:table-cell>
          <table:table-cell office:value-type="float" office:value="1.57293033036197E+018" calcext:value-type="float">
            <text:p>1.57293033036197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52023E+018" calcext:value-type="float">
            <text:p>1.57293033052023E+018</text:p>
          </table:table-cell>
          <table:table-cell office:value-type="float" office:value="7357" calcext:value-type="float">
            <text:p>7357</text:p>
          </table:table-cell>
          <table:table-cell office:value-type="float" office:value="1.57293033041613E+018" calcext:value-type="float">
            <text:p>1.5729303304161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199999994948" calcext:value-type="float">
            <text:p>-2.00E-05</text:p>
          </table:table-cell>
        </table:table-row>
        <table:table-row table:style-name="ro1">
          <table:table-cell/>
          <table:table-cell office:value-type="float" office:value="1.57293033057301E+018" calcext:value-type="float">
            <text:p>1.57293033057301E+018</text:p>
          </table:table-cell>
          <table:table-cell office:value-type="float" office:value="7358" calcext:value-type="float">
            <text:p>7358</text:p>
          </table:table-cell>
          <table:table-cell office:value-type="float" office:value="1.57293033051982E+018" calcext:value-type="float">
            <text:p>1.57293033051982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3062653E+018" calcext:value-type="float">
            <text:p>1.57293033062653E+018</text:p>
          </table:table-cell>
          <table:table-cell office:value-type="float" office:value="7359" calcext:value-type="float">
            <text:p>7359</text:p>
          </table:table-cell>
          <table:table-cell office:value-type="float" office:value="1.57293033057257E+018" calcext:value-type="float">
            <text:p>1.5729303305725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-0" calcext:value-type="float">
            <text:p>0</text:p>
          </table:table-cell>
        </table:table-row>
        <table:table-row table:style-name="ro1">
          <table:table-cell/>
          <table:table-cell office:value-type="float" office:value="1.57293033067761E+018" calcext:value-type="float">
            <text:p>1.57293033067761E+018</text:p>
          </table:table-cell>
          <table:table-cell office:value-type="float" office:value="7360" calcext:value-type="float">
            <text:p>7360</text:p>
          </table:table-cell>
          <table:table-cell office:value-type="float" office:value="1.57293033062587E+018" calcext:value-type="float">
            <text:p>1.57293033062587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78112E+018" calcext:value-type="float">
            <text:p>1.57293033078112E+018</text:p>
          </table:table-cell>
          <table:table-cell office:value-type="float" office:value="7361" calcext:value-type="float">
            <text:p>7361</text:p>
          </table:table-cell>
          <table:table-cell office:value-type="float" office:value="1.5729303306773E+018" calcext:value-type="float">
            <text:p>1.572930330677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table:style-name="Default" office:value-type="float" office:value="-0" calcext:value-type="float">
            <text:p>0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83464E+018" calcext:value-type="float">
            <text:p>1.57293033083464E+018</text:p>
          </table:table-cell>
          <table:table-cell office:value-type="float" office:value="7362" calcext:value-type="float">
            <text:p>7362</text:p>
          </table:table-cell>
          <table:table-cell office:value-type="float" office:value="1.57293033078078E+018" calcext:value-type="float">
            <text:p>1.57293033078078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999999974738" calcext:value-type="float">
            <text:p>1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88914E+018" calcext:value-type="float">
            <text:p>1.57293033088914E+018</text:p>
          </table:table-cell>
          <table:table-cell office:value-type="float" office:value="7363" calcext:value-type="float">
            <text:p>7363</text:p>
          </table:table-cell>
          <table:table-cell office:value-type="float" office:value="1.57293033083466E+018" calcext:value-type="float">
            <text:p>1.57293033083466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094349E+018" calcext:value-type="float">
            <text:p>1.57293033094349E+018</text:p>
          </table:table-cell>
          <table:table-cell office:value-type="float" office:value="7364" calcext:value-type="float">
            <text:p>7364</text:p>
          </table:table-cell>
          <table:table-cell office:value-type="float" office:value="1.57293033088859E+018" calcext:value-type="float">
            <text:p>1.57293033088859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-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.57293033099777E+018" calcext:value-type="float">
            <text:p>1.57293033099777E+018</text:p>
          </table:table-cell>
          <table:table-cell office:value-type="float" office:value="7365" calcext:value-type="float">
            <text:p>7365</text:p>
          </table:table-cell>
          <table:table-cell office:value-type="float" office:value="1.57293033094269E+018" calcext:value-type="float">
            <text:p>1.5729303309426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199999994948" calcext:value-type="float">
            <text:p>2.00E-05</text:p>
          </table:table-cell>
          <table:table-cell office:value-type="float" office:value="-0.0000199999994948" calcext:value-type="float">
            <text:p>-2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10525E+018" calcext:value-type="float">
            <text:p>1.5729303310525E+018</text:p>
          </table:table-cell>
          <table:table-cell office:value-type="float" office:value="7366" calcext:value-type="float">
            <text:p>7366</text:p>
          </table:table-cell>
          <table:table-cell office:value-type="float" office:value="1.57293033099804E+018" calcext:value-type="float">
            <text:p>1.57293033099804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3110607E+018" calcext:value-type="float">
            <text:p>1.57293033110607E+018</text:p>
          </table:table-cell>
          <table:table-cell office:value-type="float" office:value="7367" calcext:value-type="float">
            <text:p>7367</text:p>
          </table:table-cell>
          <table:table-cell office:value-type="float" office:value="1.57293033105189E+018" calcext:value-type="float">
            <text:p>1.57293033105189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299999992421" calcext:value-type="float">
            <text:p>-3.00E-05</text:p>
          </table:table-cell>
          <table:table-cell office:value-type="float" office:value="0.0000199999994948" calcext:value-type="float">
            <text:p>2.00E-05</text:p>
          </table:table-cell>
          <table:table-cell table:style-name="ce1" office:value-type="float" office:value="0.0000299999992421" calcext:value-type="float">
            <text:p>3.00E-05</text:p>
          </table:table-cell>
        </table:table-row>
        <table:table-row table:style-name="ro1">
          <table:table-cell/>
          <table:table-cell office:value-type="float" office:value="1.57293033116025E+018" calcext:value-type="float">
            <text:p>1.57293033116025E+018</text:p>
          </table:table-cell>
          <table:table-cell office:value-type="float" office:value="7368" calcext:value-type="float">
            <text:p>7368</text:p>
          </table:table-cell>
          <table:table-cell office:value-type="float" office:value="1.57293033110574E+018" calcext:value-type="float">
            <text:p>1.57293033110574E+01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ce1" office:value-type="float" office:value="-0.00000999999974738" calcext:value-type="float">
            <text:p>-1.00E-05</text:p>
          </table:table-cell>
        </table:table-row>
        <table:table-row table:style-name="ro1">
          <table:table-cell/>
          <table:table-cell office:value-type="float" office:value="1.57293033121386E+018" calcext:value-type="float">
            <text:p>1.57293033121386E+018</text:p>
          </table:table-cell>
          <table:table-cell office:value-type="float" office:value="7369" calcext:value-type="float">
            <text:p>7369</text:p>
          </table:table-cell>
          <table:table-cell office:value-type="float" office:value="1.57293033115946E+018" calcext:value-type="float">
            <text:p>1.57293033115946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  <table:table-row table:style-name="ro1">
          <table:table-cell/>
          <table:table-cell office:value-type="float" office:value="1.57293033126734E+018" calcext:value-type="float">
            <text:p>1.57293033126734E+018</text:p>
          </table:table-cell>
          <table:table-cell office:value-type="float" office:value="7370" calcext:value-type="float">
            <text:p>7370</text:p>
          </table:table-cell>
          <table:table-cell office:value-type="float" office:value="1.57293033121383E+018" calcext:value-type="float">
            <text:p>1.57293033121383E+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00000999999974738" calcext:value-type="float">
            <text:p>-1.00E-05</text:p>
          </table:table-cell>
          <table:table-cell office:value-type="float" office:value="0.00000999999974738" calcext:value-type="float">
            <text:p>1.00E-05</text:p>
          </table:table-cell>
          <table:table-cell table:style-name="ce1" office:value-type="float" office:value="0.00000999999974738" calcext:value-type="float">
            <text:p>1.00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3:16:32.830620026</meta:creation-date>
    <dc:date>2019-11-05T13:19:16.117550091</dc:date>
    <meta:editing-duration>PT2M43S</meta:editing-duration>
    <meta:editing-cycles>1</meta:editing-cycles>
    <meta:document-statistic meta:table-count="1" meta:cell-count="3697" meta:object-count="0"/>
    <meta:generator>LibreOffice/5.1.6.2$Linux_X86_64 LibreOffice_project/10m0$Build-2</meta:generator>
  </office:meta>
</office:document-meta>
</file>